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881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2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83caff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fo:background-color="#66cc00"/>
    </style:style>
    <style:style style:name="ce16" style:family="table-cell" style:parent-style-name="Default">
      <style:text-properties style:font-name="Courier 10 Pitch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/>
    </style:style>
    <style:style style:name="ce19" style:family="table-cell" style:parent-style-name="Default">
      <style:table-cell-properties fo:background-color="#ff420e"/>
    </style:style>
    <style:style style:name="ce20" style:family="table-cell" style:parent-style-name="Default" style:data-style-name="N1"/>
    <style:style style:name="ce21" style:family="table-cell" style:parent-style-name="Default" style:data-style-name="N11"/>
    <style:style style:name="ce22" style:family="table-cell" style:parent-style-name="Default" style:data-style-name="N1">
      <style:table-cell-properties fo:background-color="#99ff66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99ff66"/>
    </style:style>
    <style:style style:name="ce25" style:family="table-cell" style:parent-style-name="Default" style:data-style-name="N1">
      <style:table-cell-properties fo:background-color="#66ff00"/>
    </style:style>
    <style:style style:name="ce26" style:family="table-cell" style:parent-style-name="Default" style:data-style-name="N1">
      <style:table-cell-properties fo:background-color="#ffd320"/>
    </style:style>
    <style:style style:name="ce27" style:family="table-cell" style:parent-style-name="Default" style:data-style-name="N11">
      <style:table-cell-properties fo:background-color="#ffd320"/>
    </style:style>
    <style:style style:name="ce28" style:family="table-cell" style:parent-style-name="Default">
      <style:table-cell-properties fo:background-color="#66ff00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Arial" style:font-name-asian="DejaVu Sans" style:font-name-complex="DejaVu Sans"/>
    </style:style>
    <style:style style:name="ce31" style:family="table-cell" style:parent-style-name="Default">
      <style:table-cell-properties fo:background-color="#99ff66"/>
      <style:text-properties style:font-name="Arial" style:font-name-asian="DejaVu Sans" style:font-name-complex="DejaVu Sans"/>
    </style:style>
    <style:style style:name="ce32" style:family="table-cell" style:parent-style-name="Default">
      <style:table-cell-properties fo:background-color="#66ff00"/>
      <style:text-properties style:font-name="Arial" style:font-name-asian="DejaVu Sans" style:font-name-complex="DejaVu Sans"/>
    </style:style>
    <style:style style:name="ce33" style:family="table-cell" style:parent-style-name="Default" style:data-style-name="N11">
      <style:table-cell-properties fo:background-color="#aecf00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83caff"/>
    </style:style>
    <style:style style:name="ce38" style:family="table-cell" style:parent-style-name="Default" style:data-style-name="N2">
      <style:table-cell-properties fo:background-color="#3deb3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c0c0c0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#ff420e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>
      <style:table-cell-properties fo:background-color="#c0c0c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MemoizationTable" table:style-name="ta1"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>
            <text:p>MemoizationTable</text:p>
          </table:table-cell>
          <table:table-cell table:style-name="ce13" office:value-type="string" table:number-columns-spanned="4" table:number-rows-spanned="1">
            <text:p>&gt;&gt;&gt; Size of Hi/Lo Pointers (MB)</text:p>
          </table:table-cell>
          <table:covered-table-cell table:number-columns-repeated="3"/>
          <table:table-cell/>
          <table:table-cell table:style-name="ce1" office:value-type="string">
            <text:p>Remark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1.- Don't memorize N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string">
            <text:p>2.- Store all intermediate levels (for short searches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string">
            <text:p>3.- Store TABLE explicitly in disk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string">
            <text:p>4.- Store 3Lo + 1Hi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string">
            <text:p>5.- Adaptive encoding to jump into 16b whenever the differences allow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office:value-type="string">
            <text:p>5.1.- 2 Tables {64b,16b} and 1 jump from BIG to SMALL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office:value-type="string">
            <text:p>5.2.- Depends on the index siz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16" office:value-type="string">
            <text:p>&lt;&lt;--- Statistically, differences above 7 fit in 16b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style-name="ce1" office:value-type="string">
            <text:p>MemoizationTable</text:p>
          </table:table-cell>
          <table:table-cell table:style-name="ce13" office:value-type="string" table:number-columns-spanned="4" table:number-rows-spanned="1">
            <text:p>&gt;&gt;&gt; Size of Hi/Lo Pointers (MB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string">
            <text:p>NumLevelsStored/W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/>
          <table:table-cell table:style-name="ce1" office:value-type="string">
            <text:p>Remark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14" table:formula="of:=(([.B$19]/8)*5*(4^([.$A20])-1)/3)/1024/1024" office:value-type="float" office:value="0.00000476837158203125">
            <text:p>0,00</text:p>
          </table:table-cell>
          <table:table-cell table:style-name="ce14" table:formula="of:=(([.C$19]/8)*5*(4^([.$A20])-1)/3)/1024/1024" office:value-type="float" office:value="0.0000095367431640625">
            <text:p>0,00</text:p>
          </table:table-cell>
          <table:table-cell table:style-name="ce14" table:formula="of:=(([.D$19]/8)*5*(4^([.$A20])-1)/3)/1024/1024" office:value-type="float" office:value="0.000019073486328125">
            <text:p>0,00</text:p>
          </table:table-cell>
          <table:table-cell table:style-name="ce14" table:formula="of:=(([.E$19]/8)*5*(4^([.$A20])-1)/3)/1024/1024" office:value-type="float" office:value="0.00003814697265625">
            <text:p>0,00</text:p>
          </table:table-cell>
          <table:table-cell table:number-columns-repeated="2"/>
          <table:table-cell office:value-type="string">
            <text:p>1.- Don't memorize Ns,Js &amp; other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4" table:formula="of:=(([.B$19]/8)*5*(4^([.$A21])-1)/3)/1024/1024" office:value-type="float" office:value="0.0000238418579101562">
            <text:p>0,00</text:p>
          </table:table-cell>
          <table:table-cell table:style-name="ce14" table:formula="of:=(([.C$19]/8)*5*(4^([.$A21])-1)/3)/1024/1024" office:value-type="float" office:value="0.0000476837158203125">
            <text:p>0,00</text:p>
          </table:table-cell>
          <table:table-cell table:style-name="ce14" table:formula="of:=(([.D$19]/8)*5*(4^([.$A21])-1)/3)/1024/1024" office:value-type="float" office:value="0.000095367431640625">
            <text:p>0,00</text:p>
          </table:table-cell>
          <table:table-cell table:style-name="ce14" table:formula="of:=(([.E$19]/8)*5*(4^([.$A21])-1)/3)/1024/1024" office:value-type="float" office:value="0.00019073486328125">
            <text:p>0,00</text:p>
          </table:table-cell>
          <table:table-cell table:number-columns-repeated="2"/>
          <table:table-cell office:value-type="string">
            <text:p>2.- Store all intermediate levels (for short searches)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4" table:formula="of:=(([.B$19]/8)*5*(4^([.$A22])-1)/3)/1024/1024" office:value-type="float" office:value="0.000100135803222656">
            <text:p>0,00</text:p>
          </table:table-cell>
          <table:table-cell table:style-name="ce14" table:formula="of:=(([.C$19]/8)*5*(4^([.$A22])-1)/3)/1024/1024" office:value-type="float" office:value="0.000200271606445312">
            <text:p>0,00</text:p>
          </table:table-cell>
          <table:table-cell table:style-name="ce14" table:formula="of:=(([.D$19]/8)*5*(4^([.$A22])-1)/3)/1024/1024" office:value-type="float" office:value="0.000400543212890625">
            <text:p>0,00</text:p>
          </table:table-cell>
          <table:table-cell table:style-name="ce14" table:formula="of:=(([.E$19]/8)*5*(4^([.$A22])-1)/3)/1024/1024" office:value-type="float" office:value="0.00080108642578125">
            <text:p>0,00</text:p>
          </table:table-cell>
          <table:table-cell table:number-columns-repeated="2"/>
          <table:table-cell office:value-type="string">
            <text:p>3.- Store TABLE explicitly in dis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4" table:formula="of:=(([.B$19]/8)*5*(4^([.$A23])-1)/3)/1024/1024" office:value-type="float" office:value="0.000405311584472656">
            <text:p>0,00</text:p>
          </table:table-cell>
          <table:table-cell table:style-name="ce14" table:formula="of:=(([.C$19]/8)*5*(4^([.$A23])-1)/3)/1024/1024" office:value-type="float" office:value="0.000810623168945313">
            <text:p>0,00</text:p>
          </table:table-cell>
          <table:table-cell table:style-name="ce14" table:formula="of:=(([.D$19]/8)*5*(4^([.$A23])-1)/3)/1024/1024" office:value-type="float" office:value="0.00162124633789063">
            <text:p>0,00</text:p>
          </table:table-cell>
          <table:table-cell table:style-name="ce14" table:formula="of:=(([.E$19]/8)*5*(4^([.$A23])-1)/3)/1024/1024" office:value-type="float" office:value="0.00324249267578125">
            <text:p>0,00</text:p>
          </table:table-cell>
          <table:table-cell table:number-columns-repeated="2"/>
          <table:table-cell office:value-type="string">
            <text:p>4.- Store 4Hi+1L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4" table:formula="of:=(([.B$19]/8)*5*(4^([.$A24])-1)/3)/1024/1024" office:value-type="float" office:value="0.00162601470947266">
            <text:p>0,00</text:p>
          </table:table-cell>
          <table:table-cell table:style-name="ce14" table:formula="of:=(([.C$19]/8)*5*(4^([.$A24])-1)/3)/1024/1024" office:value-type="float" office:value="0.00325202941894531">
            <text:p>0,00</text:p>
          </table:table-cell>
          <table:table-cell table:style-name="ce14" table:formula="of:=(([.D$19]/8)*5*(4^([.$A24])-1)/3)/1024/1024" office:value-type="float" office:value="0.00650405883789063">
            <text:p>0,01</text:p>
          </table:table-cell>
          <table:table-cell table:style-name="ce14" table:formula="of:=(([.E$19]/8)*5*(4^([.$A24])-1)/3)/1024/1024" office:value-type="float" office:value="0.0130081176757813">
            <text:p>0,01</text:p>
          </table:table-cell>
          <table:table-cell table:number-columns-repeated="2"/>
          <table:table-cell office:value-type="string">
            <text:p>5.- Fake zero level to go back and fetch first lo (saving 1 cell)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4" table:formula="of:=(([.B$19]/8)*5*(4^([.$A25])-1)/3)/1024/1024" office:value-type="float" office:value="0.00650882720947266">
            <text:p>0,01</text:p>
          </table:table-cell>
          <table:table-cell table:style-name="ce14" table:formula="of:=(([.C$19]/8)*5*(4^([.$A25])-1)/3)/1024/1024" office:value-type="float" office:value="0.0130176544189453">
            <text:p>0,01</text:p>
          </table:table-cell>
          <table:table-cell table:style-name="ce14" table:formula="of:=(([.D$19]/8)*5*(4^([.$A25])-1)/3)/1024/1024" office:value-type="float" office:value="0.0260353088378906">
            <text:p>0,03</text:p>
          </table:table-cell>
          <table:table-cell table:style-name="ce14" table:formula="of:=(([.E$19]/8)*5*(4^([.$A25])-1)/3)/1024/1024" office:value-type="float" office:value="0.0520706176757813">
            <text:p>0,0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4" table:formula="of:=(([.B$19]/8)*5*(4^([.$A26])-1)/3)/1024/1024" office:value-type="float" office:value="0.0260400772094727">
            <text:p>0,03</text:p>
          </table:table-cell>
          <table:table-cell table:style-name="ce14" table:formula="of:=(([.C$19]/8)*5*(4^([.$A26])-1)/3)/1024/1024" office:value-type="float" office:value="0.0520801544189453">
            <text:p>0,05</text:p>
          </table:table-cell>
          <table:table-cell table:style-name="ce14" table:formula="of:=(([.D$19]/8)*5*(4^([.$A26])-1)/3)/1024/1024" office:value-type="float" office:value="0.104160308837891">
            <text:p>0,10</text:p>
          </table:table-cell>
          <table:table-cell table:style-name="ce14" table:formula="of:=(([.E$19]/8)*5*(4^([.$A26])-1)/3)/1024/1024" office:value-type="float" office:value="0.208320617675781">
            <text:p>0,2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4" table:formula="of:=(([.B$19]/8)*5*(4^([.$A27])-1)/3)/1024/1024" office:value-type="float" office:value="0.104165077209473">
            <text:p>0,10</text:p>
          </table:table-cell>
          <table:table-cell table:style-name="ce14" table:formula="of:=(([.C$19]/8)*5*(4^([.$A27])-1)/3)/1024/1024" office:value-type="float" office:value="0.208330154418945">
            <text:p>0,21</text:p>
          </table:table-cell>
          <table:table-cell table:style-name="ce14" table:formula="of:=(([.D$19]/8)*5*(4^([.$A27])-1)/3)/1024/1024" office:value-type="float" office:value="0.416660308837891">
            <text:p>0,42</text:p>
          </table:table-cell>
          <table:table-cell table:style-name="ce14" table:formula="of:=(([.E$19]/8)*5*(4^([.$A27])-1)/3)/1024/1024" office:value-type="float" office:value="0.833320617675781">
            <text:p>0,8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4" table:formula="of:=(([.B$19]/8)*5*(4^([.$A28])-1)/3)/1024/1024" office:value-type="float" office:value="0.416665077209473">
            <text:p>0,42</text:p>
          </table:table-cell>
          <table:table-cell table:style-name="ce14" table:formula="of:=(([.C$19]/8)*5*(4^([.$A28])-1)/3)/1024/1024" office:value-type="float" office:value="0.833330154418945">
            <text:p>0,83</text:p>
          </table:table-cell>
          <table:table-cell table:style-name="ce14" table:formula="of:=(([.D$19]/8)*5*(4^([.$A28])-1)/3)/1024/1024" office:value-type="float" office:value="1.66666030883789">
            <text:p>1,67</text:p>
          </table:table-cell>
          <table:table-cell table:style-name="ce14" table:formula="of:=(([.E$19]/8)*5*(4^([.$A28])-1)/3)/1024/1024" office:value-type="float" office:value="3.33332061767578">
            <text:p>3,3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4" table:formula="of:=(([.B$19]/8)*5*(4^([.$A29])-1)/3)/1024/1024" office:value-type="float" office:value="1.66666507720947">
            <text:p>1,67</text:p>
          </table:table-cell>
          <table:table-cell table:style-name="ce14" table:formula="of:=(([.C$19]/8)*5*(4^([.$A29])-1)/3)/1024/1024" office:value-type="float" office:value="3.33333015441895">
            <text:p>3,33</text:p>
          </table:table-cell>
          <table:table-cell table:style-name="ce14" table:formula="of:=(([.D$19]/8)*5*(4^([.$A29])-1)/3)/1024/1024" office:value-type="float" office:value="6.66666030883789">
            <text:p>6,67</text:p>
          </table:table-cell>
          <table:table-cell table:style-name="ce14" table:formula="of:=(([.E$19]/8)*5*(4^([.$A29])-1)/3)/1024/1024" office:value-type="float" office:value="13.3333206176758">
            <text:p>13,3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14" table:formula="of:=(([.B$19]/8)*5*(4^([.$A30])-1)/3)/1024/1024" office:value-type="float" office:value="6.66666507720947">
            <text:p>6,67</text:p>
          </table:table-cell>
          <table:table-cell table:style-name="ce14" table:formula="of:=(([.C$19]/8)*5*(4^([.$A30])-1)/3)/1024/1024" office:value-type="float" office:value="13.3333301544189">
            <text:p>13,33</text:p>
          </table:table-cell>
          <table:table-cell table:style-name="ce14" table:formula="of:=(([.D$19]/8)*5*(4^([.$A30])-1)/3)/1024/1024" office:value-type="float" office:value="26.6666603088379">
            <text:p>26,67</text:p>
          </table:table-cell>
          <table:table-cell table:style-name="ce15" table:formula="of:=(([.E$19]/8)*5*(4^([.$A30])-1)/3)/1024/1024" office:value-type="float" office:value="53.3333206176758">
            <text:p>53,33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style-name="ce14" table:formula="of:=(([.B$19]/8)*5*(4^([.$A31])-1)/3)/1024/1024" office:value-type="float" office:value="26.6666650772095">
            <text:p>26,67</text:p>
          </table:table-cell>
          <table:table-cell table:style-name="ce14" table:formula="of:=(([.C$19]/8)*5*(4^([.$A31])-1)/3)/1024/1024" office:value-type="float" office:value="53.3333301544189">
            <text:p>53,33</text:p>
          </table:table-cell>
          <table:table-cell table:style-name="ce14" table:formula="of:=(([.D$19]/8)*5*(4^([.$A31])-1)/3)/1024/1024" office:value-type="float" office:value="106.666660308838">
            <text:p>106,67</text:p>
          </table:table-cell>
          <table:table-cell table:style-name="ce14" table:formula="of:=(([.E$19]/8)*5*(4^([.$A31])-1)/3)/1024/1024" office:value-type="float" office:value="213.333320617676">
            <text:p>213,33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4" table:formula="of:=(([.B$19]/8)*5*(4^([.$A32])-1)/3)/1024/1024" office:value-type="float" office:value="106.666665077209">
            <text:p>106,67</text:p>
          </table:table-cell>
          <table:table-cell table:style-name="ce14" table:formula="of:=(([.C$19]/8)*5*(4^([.$A32])-1)/3)/1024/1024" office:value-type="float" office:value="213.333330154419">
            <text:p>213,33</text:p>
          </table:table-cell>
          <table:table-cell table:style-name="ce14" table:formula="of:=(([.D$19]/8)*5*(4^([.$A32])-1)/3)/1024/1024" office:value-type="float" office:value="426.666660308838">
            <text:p>426,67</text:p>
          </table:table-cell>
          <table:table-cell table:style-name="ce14" table:formula="of:=(([.E$19]/8)*5*(4^([.$A32])-1)/3)/1024/1024" office:value-type="float" office:value="853.333320617676">
            <text:p>853,3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14" table:formula="of:=(([.B$19]/8)*5*(4^([.$A33])-1)/3)/1024/1024" office:value-type="float" office:value="426.66666507721">
            <text:p>426,67</text:p>
          </table:table-cell>
          <table:table-cell table:style-name="ce14" table:formula="of:=(([.C$19]/8)*5*(4^([.$A33])-1)/3)/1024/1024" office:value-type="float" office:value="853.333330154419">
            <text:p>853,33</text:p>
          </table:table-cell>
          <table:table-cell table:style-name="ce14" table:formula="of:=(([.D$19]/8)*5*(4^([.$A33])-1)/3)/1024/1024" office:value-type="float" office:value="1706.66666030884">
            <text:p>1706,67</text:p>
          </table:table-cell>
          <table:table-cell table:style-name="ce14" table:formula="of:=(([.E$19]/8)*5*(4^([.$A33])-1)/3)/1024/1024" office:value-type="float" office:value="3413.33332061768">
            <text:p>3413,3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14" table:formula="of:=(([.B$19]/8)*5*(4^([.$A34])-1)/3)/1024/1024" office:value-type="float" office:value="1706.66666507721">
            <text:p>1706,67</text:p>
          </table:table-cell>
          <table:table-cell table:style-name="ce14" table:formula="of:=(([.C$19]/8)*5*(4^([.$A34])-1)/3)/1024/1024" office:value-type="float" office:value="3413.33333015442">
            <text:p>3413,33</text:p>
          </table:table-cell>
          <table:table-cell table:style-name="ce14" table:formula="of:=(([.D$19]/8)*5*(4^([.$A34])-1)/3)/1024/1024" office:value-type="float" office:value="6826.66666030884">
            <text:p>6826,67</text:p>
          </table:table-cell>
          <table:table-cell table:style-name="ce14" table:formula="of:=(([.E$19]/8)*5*(4^([.$A34])-1)/3)/1024/1024" office:value-type="float" office:value="13653.3333206177">
            <text:p>13653,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14" table:formula="of:=(([.B$19]/8)*5*(4^([.$A35])-1)/3)/1024/1024" office:value-type="float" office:value="6826.66666507721">
            <text:p>6826,67</text:p>
          </table:table-cell>
          <table:table-cell table:style-name="ce14" table:formula="of:=(([.C$19]/8)*5*(4^([.$A35])-1)/3)/1024/1024" office:value-type="float" office:value="13653.3333301544">
            <text:p>13653,33</text:p>
          </table:table-cell>
          <table:table-cell table:style-name="ce14" table:formula="of:=(([.D$19]/8)*5*(4^([.$A35])-1)/3)/1024/1024" office:value-type="float" office:value="27306.6666603088">
            <text:p>27306,67</text:p>
          </table:table-cell>
          <table:table-cell table:style-name="ce14" table:formula="of:=(([.E$19]/8)*5*(4^([.$A35])-1)/3)/1024/1024" office:value-type="float" office:value="54613.3333206177">
            <text:p>54613,3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4" table:number-columns-repeated="4"/>
          <table:table-cell table:number-columns-repeated="4"/>
        </table:table-row>
      </table:table>
      <table:table table:name="CompactDNAString" table:style-name="ta1">
        <table:table-column table:style-name="co4" table:default-cell-style-name="Default"/>
        <table:table-column table:style-name="co5" table:default-cell-style-name="ce11"/>
        <table:table-column table:style-name="co5" table:number-columns-repeated="2" table:default-cell-style-name="Default"/>
        <table:table-row table:style-name="ro1">
          <table:table-cell table:style-name="ce7" office:value-type="string">
            <text:p>Genome</text:p>
          </table:table-cell>
          <table:table-cell table:style-name="Default" office:value-type="float" office:value="2.7">
            <text:p>2,7</text:p>
          </table:table-cell>
          <table:table-cell table:number-columns-repeated="2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parseBitma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BitsLetter</text:p>
          </table:table-cell>
          <table:table-cell table:style-name="ce9" office:value-type="string">
            <text:p>Size (MB)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 table:formula="of:=[.$B$1]*1024/8*[.A6]" office:value-type="float" office:value="1036.8">
            <text:p>1036,8</text:p>
          </table:table-cell>
          <table:table-cell table:formula="of:=[.B6]-[.B7]" office:value-type="float" office:value="345.6">
            <text:p>345,6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Default" table:formula="of:=[.$B$1]*1024/8*[.A7]" office:value-type="float" office:value="691.2">
            <text:p>691,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parseBitmap(Ns)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BlockSize (Bits)</text:p>
          </table:table-cell>
          <table:table-cell table:style-name="ce10" office:value-type="string">
            <text:p>Locator BM Size (MB)</text:p>
          </table:table-cell>
          <table:table-cell table:style-name="ce10" office:value-type="string">
            <text:p>Locator Counters (MB)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$B$1]*1024/[.A12])/8" office:value-type="float" office:value="345.6">
            <text:p>345,6</text:p>
          </table:table-cell>
          <table:table-cell table:style-name="ce11" table:formula="of:=[.B12]" office:value-type="float" office:value="345.6">
            <text:p>345,6</text:p>
          </table:table-cell>
          <table:table-cell table:formula="of:=[.B12]+[.C12]" office:value-type="float" office:value="691.2">
            <text:p>691,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$B$1]*1024/[.A13])/8" office:value-type="float" office:value="172.8">
            <text:p>172,8</text:p>
          </table:table-cell>
          <table:table-cell table:formula="of:=[.B13]" office:value-type="float" office:value="172.8">
            <text:p>172,8</text:p>
          </table:table-cell>
          <table:table-cell table:formula="of:=[.B13]+[.C13]" office:value-type="float" office:value="345.6">
            <text:p>345,6</text:p>
          </table:table-cell>
        </table:table-row>
        <table:table-row table:style-name="ro1">
          <table:table-cell table:formula="of:=[.A13]*2" office:value-type="float" office:value="4">
            <text:p>4</text:p>
          </table:table-cell>
          <table:table-cell table:formula="of:=([.$B$1]*1024/[.A14])/8" office:value-type="float" office:value="86.4">
            <text:p>86,4</text:p>
          </table:table-cell>
          <table:table-cell table:formula="of:=[.B14]" office:value-type="float" office:value="86.4">
            <text:p>86,4</text:p>
          </table:table-cell>
          <table:table-cell table:formula="of:=[.B14]+[.C14]" office:value-type="float" office:value="172.8">
            <text:p>172,8</text:p>
          </table:table-cell>
        </table:table-row>
        <table:table-row table:style-name="ro1">
          <table:table-cell table:formula="of:=[.A14]*2" office:value-type="float" office:value="8">
            <text:p>8</text:p>
          </table:table-cell>
          <table:table-cell table:formula="of:=([.$B$1]*1024/[.A15])/8" office:value-type="float" office:value="43.2">
            <text:p>43,2</text:p>
          </table:table-cell>
          <table:table-cell table:formula="of:=[.B15]" office:value-type="float" office:value="43.2">
            <text:p>43,2</text:p>
          </table:table-cell>
          <table:table-cell table:formula="of:=[.B15]+[.C15]" office:value-type="float" office:value="86.4">
            <text:p>86,4</text:p>
          </table:table-cell>
        </table:table-row>
        <table:table-row table:style-name="ro1">
          <table:table-cell table:formula="of:=[.A15]*2" office:value-type="float" office:value="16">
            <text:p>16</text:p>
          </table:table-cell>
          <table:table-cell table:formula="of:=([.$B$1]*1024/[.A16])/8" office:value-type="float" office:value="21.6">
            <text:p>21,6</text:p>
          </table:table-cell>
          <table:table-cell table:formula="of:=[.B16]" office:value-type="float" office:value="21.6">
            <text:p>21,6</text:p>
          </table:table-cell>
          <table:table-cell table:formula="of:=[.B16]+[.C16]" office:value-type="float" office:value="43.2">
            <text:p>43,2</text:p>
          </table:table-cell>
        </table:table-row>
        <table:table-row table:style-name="ro1">
          <table:table-cell table:formula="of:=[.A16]*2" office:value-type="float" office:value="32">
            <text:p>32</text:p>
          </table:table-cell>
          <table:table-cell table:formula="of:=([.$B$1]*1024/[.A17])/8" office:value-type="float" office:value="10.8">
            <text:p>10,8</text:p>
          </table:table-cell>
          <table:table-cell table:formula="of:=[.B17]" office:value-type="float" office:value="10.8">
            <text:p>10,8</text:p>
          </table:table-cell>
          <table:table-cell table:formula="of:=[.B17]+[.C17]" office:value-type="float" office:value="21.6">
            <text:p>21,6</text:p>
          </table:table-cell>
        </table:table-row>
        <table:table-row table:style-name="ro1">
          <table:table-cell table:style-name="ce8" table:formula="of:=[.A17]*2" office:value-type="float" office:value="64">
            <text:p>64</text:p>
          </table:table-cell>
          <table:table-cell table:style-name="ce8" table:formula="of:=([.$B$1]*1024/[.A18])/8" office:value-type="float" office:value="5.4">
            <text:p>5,4</text:p>
          </table:table-cell>
          <table:table-cell table:style-name="ce8" table:formula="of:=[.B18]" office:value-type="float" office:value="5.4">
            <text:p>5,4</text:p>
          </table:table-cell>
          <table:table-cell table:formula="of:=[.B18]+[.C18]" office:value-type="float" office:value="10.8">
            <text:p>10,8</text:p>
          </table:table-cell>
        </table:table-row>
        <table:table-row table:style-name="ro1">
          <table:table-cell table:formula="of:=[.A18]*2" office:value-type="float" office:value="128">
            <text:p>128</text:p>
          </table:table-cell>
          <table:table-cell table:formula="of:=([.$B$1]*1024/[.A19])/8" office:value-type="float" office:value="2.7">
            <text:p>2,7</text:p>
          </table:table-cell>
          <table:table-cell table:formula="of:=[.B19]" office:value-type="float" office:value="2.7">
            <text:p>2,7</text:p>
          </table:table-cell>
          <table:table-cell table:formula="of:=[.B19]+[.C19]" office:value-type="float" office:value="5.4">
            <text:p>5,4</text:p>
          </table:table-cell>
        </table:table-row>
        <table:table-row table:style-name="ro1">
          <table:table-cell table:formula="of:=[.A19]*2" office:value-type="float" office:value="256">
            <text:p>256</text:p>
          </table:table-cell>
          <table:table-cell table:formula="of:=([.$B$1]*1024/[.A20])/8" office:value-type="float" office:value="1.35">
            <text:p>1,35</text:p>
          </table:table-cell>
          <table:table-cell table:formula="of:=[.B20]" office:value-type="float" office:value="1.35">
            <text:p>1,35</text:p>
          </table:table-cell>
          <table:table-cell table:formula="of:=[.B20]+[.C20]" office:value-type="float" office:value="2.7">
            <text:p>2,7</text:p>
          </table:table-cell>
        </table:table-row>
        <table:table-row table:style-name="ro1">
          <table:table-cell table:formula="of:=[.A20]*2" office:value-type="float" office:value="512">
            <text:p>512</text:p>
          </table:table-cell>
          <table:table-cell table:formula="of:=([.$B$1]*1024/[.A21])/8" office:value-type="float" office:value="0.675">
            <text:p>0,675</text:p>
          </table:table-cell>
          <table:table-cell table:formula="of:=[.B21]" office:value-type="float" office:value="0.675">
            <text:p>0,675</text:p>
          </table:table-cell>
          <table:table-cell table:formula="of:=[.B21]+[.C21]" office:value-type="float" office:value="1.35">
            <text:p>1,35</text:p>
          </table:table-cell>
        </table:table-row>
        <table:table-row table:style-name="ro1">
          <table:table-cell table:formula="of:=[.A21]*2" office:value-type="float" office:value="1024">
            <text:p>1024</text:p>
          </table:table-cell>
          <table:table-cell table:formula="of:=([.$B$1]*1024/[.A22])/8" office:value-type="float" office:value="0.3375">
            <text:p>0,3375</text:p>
          </table:table-cell>
          <table:table-cell table:formula="of:=[.B22]" office:value-type="float" office:value="0.3375">
            <text:p>0,3375</text:p>
          </table:table-cell>
          <table:table-cell table:formula="of:=[.B22]+[.C22]" office:value-type="float" office:value="0.675">
            <text:p>0,675</text:p>
          </table:table-cell>
        </table:table-row>
        <table:table-row table:style-name="ro1">
          <table:table-cell table:formula="of:=[.A22]*2" office:value-type="float" office:value="2048">
            <text:p>2048</text:p>
          </table:table-cell>
          <table:table-cell table:formula="of:=([.$B$1]*1024/[.A23])/8" office:value-type="float" office:value="0.16875">
            <text:p>0,16875</text:p>
          </table:table-cell>
          <table:table-cell table:formula="of:=[.B23]" office:value-type="float" office:value="0.16875">
            <text:p>0,16875</text:p>
          </table:table-cell>
          <table:table-cell table:formula="of:=[.B23]+[.C23]" office:value-type="float" office:value="0.3375">
            <text:p>0,3375</text:p>
          </table:table-cell>
        </table:table-row>
        <table:table-row table:style-name="ro1">
          <table:table-cell table:formula="of:=[.A23]*2" office:value-type="float" office:value="4096">
            <text:p>4096</text:p>
          </table:table-cell>
          <table:table-cell table:formula="of:=([.$B$1]*1024/[.A24])/8" office:value-type="float" office:value="0.084375">
            <text:p>0,084375</text:p>
          </table:table-cell>
          <table:table-cell table:formula="of:=[.B24]" office:value-type="float" office:value="0.084375">
            <text:p>0,084375</text:p>
          </table:table-cell>
          <table:table-cell table:formula="of:=[.B24]+[.C24]" office:value-type="float" office:value="0.16875">
            <text:p>0,16875</text:p>
          </table:table-cell>
        </table:table-row>
        <table:table-row table:style-name="ro1">
          <table:table-cell table:formula="of:=[.A24]*2" office:value-type="float" office:value="8192">
            <text:p>8192</text:p>
          </table:table-cell>
          <table:table-cell table:formula="of:=([.$B$1]*1024/[.A25])/8" office:value-type="float" office:value="0.0421875">
            <text:p>0,0421875</text:p>
          </table:table-cell>
          <table:table-cell table:formula="of:=[.B25]" office:value-type="float" office:value="0.0421875">
            <text:p>0,0421875</text:p>
          </table:table-cell>
          <table:table-cell table:formula="of:=[.B25]+[.C25]" office:value-type="float" office:value="0.084375">
            <text:p>0,084375</text:p>
          </table:table-cell>
        </table:table-row>
        <table:table-row table:style-name="ro1">
          <table:table-cell table:formula="of:=[.A25]*2" office:value-type="float" office:value="16384">
            <text:p>16384</text:p>
          </table:table-cell>
          <table:table-cell table:formula="of:=([.$B$1]*1024/[.A26])/8" office:value-type="float" office:value="0.02109375">
            <text:p>0,02109375</text:p>
          </table:table-cell>
          <table:table-cell table:formula="of:=[.B26]" office:value-type="float" office:value="0.02109375">
            <text:p>0,02109375</text:p>
          </table:table-cell>
          <table:table-cell table:formula="of:=[.B26]+[.C26]" office:value-type="float" office:value="0.0421875">
            <text:p>0,0421875</text:p>
          </table:table-cell>
        </table:table-row>
        <table:table-row table:style-name="ro1">
          <table:table-cell table:formula="of:=[.A26]*2" office:value-type="float" office:value="32768">
            <text:p>32768</text:p>
          </table:table-cell>
          <table:table-cell table:formula="of:=([.$B$1]*1024/[.A27])/8" office:value-type="float" office:value="0.010546875">
            <text:p>0,010546875</text:p>
          </table:table-cell>
          <table:table-cell table:formula="of:=[.B27]" office:value-type="float" office:value="0.010546875">
            <text:p>0,010546875</text:p>
          </table:table-cell>
          <table:table-cell table:formula="of:=[.B27]+[.C27]" office:value-type="float" office:value="0.02109375">
            <text:p>0,02109375</text:p>
          </table:table-cell>
        </table:table-row>
        <table:table-row table:style-name="ro1">
          <table:table-cell table:formula="of:=[.A27]*2" office:value-type="float" office:value="65536">
            <text:p>65536</text:p>
          </table:table-cell>
          <table:table-cell table:formula="of:=([.$B$1]*1024/[.A28])/8" office:value-type="float" office:value="0.0052734375">
            <text:p>0,0052734375</text:p>
          </table:table-cell>
          <table:table-cell table:formula="of:=[.B28]" office:value-type="float" office:value="0.0052734375">
            <text:p>0,0052734375</text:p>
          </table:table-cell>
          <table:table-cell table:formula="of:=[.B28]+[.C28]" office:value-type="float" office:value="0.010546875">
            <text:p>0,010546875</text:p>
          </table:table-cell>
        </table:table-row>
        <table:table-row table:style-name="ro1">
          <table:table-cell table:formula="of:=[.A28]*2" office:value-type="float" office:value="131072">
            <text:p>131072</text:p>
          </table:table-cell>
          <table:table-cell table:formula="of:=([.$B$1]*1024/[.A29])/8" office:value-type="float" office:value="0.00263671875">
            <text:p>0,0026367188</text:p>
          </table:table-cell>
          <table:table-cell table:formula="of:=[.B29]" office:value-type="float" office:value="0.00263671875">
            <text:p>0,0026367188</text:p>
          </table:table-cell>
          <table:table-cell table:formula="of:=[.B29]+[.C29]" office:value-type="float" office:value="0.0052734375">
            <text:p>0,0052734375</text:p>
          </table:table-cell>
        </table:table-row>
        <table:table-row table:style-name="ro1">
          <table:table-cell table:formula="of:=[.A29]*2" office:value-type="float" office:value="262144">
            <text:p>262144</text:p>
          </table:table-cell>
          <table:table-cell table:formula="of:=([.$B$1]*1024/[.A30])/8" office:value-type="float" office:value="0.001318359375">
            <text:p>0,0013183594</text:p>
          </table:table-cell>
          <table:table-cell table:formula="of:=[.B30]" office:value-type="float" office:value="0.001318359375">
            <text:p>0,0013183594</text:p>
          </table:table-cell>
          <table:table-cell table:formula="of:=[.B30]+[.C30]" office:value-type="float" office:value="0.00263671875">
            <text:p>0,0026367188</text:p>
          </table:table-cell>
        </table:table-row>
        <table:table-row table:style-name="ro1">
          <table:table-cell table:formula="of:=[.A30]*2" office:value-type="float" office:value="524288">
            <text:p>524288</text:p>
          </table:table-cell>
          <table:table-cell table:formula="of:=([.$B$1]*1024/[.A31])/8" office:value-type="float" office:value="0.0006591796875">
            <text:p>0,0006591797</text:p>
          </table:table-cell>
          <table:table-cell table:formula="of:=[.B31]" office:value-type="float" office:value="0.0006591796875">
            <text:p>0,0006591797</text:p>
          </table:table-cell>
          <table:table-cell table:formula="of:=[.B31]+[.C31]" office:value-type="float" office:value="0.001318359375">
            <text:p>0,0013183594</text:p>
          </table:table-cell>
        </table:table-row>
        <table:table-row table:style-name="ro1">
          <table:table-cell table:formula="of:=[.A31]*2" office:value-type="float" office:value="1048576">
            <text:p>1048576</text:p>
          </table:table-cell>
          <table:table-cell table:formula="of:=([.$B$1]*1024/[.A32])/8" office:value-type="float" office:value="0.00032958984375">
            <text:p>0,0003295898</text:p>
          </table:table-cell>
          <table:table-cell table:formula="of:=[.B32]" office:value-type="float" office:value="0.00032958984375">
            <text:p>0,0003295898</text:p>
          </table:table-cell>
          <table:table-cell table:formula="of:=[.B32]+[.C32]" office:value-type="float" office:value="0.0006591796875">
            <text:p>0,0006591797</text:p>
          </table:table-cell>
        </table:table-row>
        <table:table-row table:style-name="ro1">
          <table:table-cell table:formula="of:=[.A32]*2" office:value-type="float" office:value="2097152">
            <text:p>2097152</text:p>
          </table:table-cell>
          <table:table-cell table:formula="of:=([.$B$1]*1024/[.A33])/8" office:value-type="float" office:value="0.000164794921875">
            <text:p>0,0001647949</text:p>
          </table:table-cell>
          <table:table-cell table:formula="of:=[.B33]" office:value-type="float" office:value="0.000164794921875">
            <text:p>0,0001647949</text:p>
          </table:table-cell>
          <table:table-cell table:formula="of:=[.B33]+[.C33]" office:value-type="float" office:value="0.00032958984375">
            <text:p>0,0003295898</text:p>
          </table:table-cell>
        </table:table-row>
        <table:table-row table:style-name="ro1">
          <table:table-cell table:formula="of:=[.A33]*2" office:value-type="float" office:value="4194304">
            <text:p>4194304</text:p>
          </table:table-cell>
          <table:table-cell table:formula="of:=([.$B$1]*1024/[.A34])/8" office:value-type="float" office:value="0.0000823974609375">
            <text:p>8,23974609375E-005</text:p>
          </table:table-cell>
          <table:table-cell table:formula="of:=[.B34]" office:value-type="float" office:value="0.0000823974609375">
            <text:p>8,23974609375E-005</text:p>
          </table:table-cell>
          <table:table-cell table:formula="of:=[.B34]+[.C34]" office:value-type="float" office:value="0.000164794921875">
            <text:p>0,0001647949</text:p>
          </table:table-cell>
        </table:table-row>
        <table:table-row table:style-name="ro1">
          <table:table-cell table:formula="of:=[.A34]*2" office:value-type="float" office:value="8388608">
            <text:p>8388608</text:p>
          </table:table-cell>
          <table:table-cell table:formula="of:=([.$B$1]*1024/[.A35])/8" office:value-type="float" office:value="0.00004119873046875">
            <text:p>4,119873046875E-005</text:p>
          </table:table-cell>
          <table:table-cell table:formula="of:=[.B35]" office:value-type="float" office:value="0.00004119873046875">
            <text:p>4,119873046875E-005</text:p>
          </table:table-cell>
          <table:table-cell table:formula="of:=[.B35]+[.C35]" office:value-type="float" office:value="0.0000823974609375">
            <text:p>8,23974609375E-005</text:p>
          </table:table-cell>
        </table:table-row>
        <table:table-row table:style-name="ro1">
          <table:table-cell table:formula="of:=[.A35]*2" office:value-type="float" office:value="16777216">
            <text:p>16777216</text:p>
          </table:table-cell>
          <table:table-cell table:formula="of:=([.$B$1]*1024/[.A36])/8" office:value-type="float" office:value="0.000020599365234375">
            <text:p>2,0599365234375E-005</text:p>
          </table:table-cell>
          <table:table-cell table:formula="of:=[.B36]" office:value-type="float" office:value="0.000020599365234375">
            <text:p>2,0599365234375E-005</text:p>
          </table:table-cell>
          <table:table-cell table:formula="of:=[.B36]+[.C36]" office:value-type="float" office:value="0.00004119873046875">
            <text:p>4,119873046875E-005</text:p>
          </table:table-cell>
        </table:table-row>
        <table:table-row table:style-name="ro1">
          <table:table-cell table:formula="of:=[.A36]*2" office:value-type="float" office:value="33554432">
            <text:p>33554432</text:p>
          </table:table-cell>
          <table:table-cell table:formula="of:=([.$B$1]*1024/[.A37])/8" office:value-type="float" office:value="0.0000102996826171875">
            <text:p>1,02996826171875E-005</text:p>
          </table:table-cell>
          <table:table-cell table:formula="of:=[.B37]" office:value-type="float" office:value="0.0000102996826171875">
            <text:p>1,02996826171875E-005</text:p>
          </table:table-cell>
          <table:table-cell table:formula="of:=[.B37]+[.C37]" office:value-type="float" office:value="0.000020599365234375">
            <text:p>2,0599365234375E-005</text:p>
          </table:table-cell>
        </table:table-row>
        <table:table-row table:style-name="ro1">
          <table:table-cell table:formula="of:=[.A37]*2" office:value-type="float" office:value="67108864">
            <text:p>67108864</text:p>
          </table:table-cell>
          <table:table-cell table:formula="of:=([.$B$1]*1024/[.A38])/8" office:value-type="float" office:value="0.00000514984130859375">
            <text:p>5,14984130859375E-006</text:p>
          </table:table-cell>
          <table:table-cell table:formula="of:=[.B38]" office:value-type="float" office:value="0.00000514984130859375">
            <text:p>5,14984130859375E-006</text:p>
          </table:table-cell>
          <table:table-cell table:formula="of:=[.B38]+[.C38]" office:value-type="float" office:value="0.0000102996826171875">
            <text:p>1,02996826171875E-005</text:p>
          </table:table-cell>
        </table:table-row>
        <table:table-row table:style-name="ro1">
          <table:table-cell table:formula="of:=[.A38]*2" office:value-type="float" office:value="134217728">
            <text:p>134217728</text:p>
          </table:table-cell>
          <table:table-cell table:formula="of:=([.$B$1]*1024/[.A39])/8" office:value-type="float" office:value="0.00000257492065429688">
            <text:p>2,57492065429688E-006</text:p>
          </table:table-cell>
          <table:table-cell table:formula="of:=[.B39]" office:value-type="float" office:value="0.00000257492065429688">
            <text:p>2,57492065429688E-006</text:p>
          </table:table-cell>
          <table:table-cell table:formula="of:=[.B39]+[.C39]" office:value-type="float" office:value="0.00000514984130859375">
            <text:p>5,14984130859375E-006</text:p>
          </table:table-cell>
        </table:table-row>
        <table:table-row table:style-name="ro1">
          <table:table-cell table:formula="of:=[.A39]*2" office:value-type="float" office:value="268435456">
            <text:p>268435456</text:p>
          </table:table-cell>
          <table:table-cell table:formula="of:=([.$B$1]*1024/[.A40])/8" office:value-type="float" office:value="0.00000128746032714844">
            <text:p>1,28746032714844E-006</text:p>
          </table:table-cell>
          <table:table-cell table:formula="of:=[.B40]" office:value-type="float" office:value="0.00000128746032714844">
            <text:p>1,28746032714844E-006</text:p>
          </table:table-cell>
          <table:table-cell table:formula="of:=[.B40]+[.C40]" office:value-type="float" office:value="0.00000257492065429688">
            <text:p>2,57492065429688E-006</text:p>
          </table:table-cell>
        </table:table-row>
        <table:table-row table:style-name="ro1">
          <table:table-cell table:formula="of:=[.A40]*2" office:value-type="float" office:value="536870912">
            <text:p>536870912</text:p>
          </table:table-cell>
          <table:table-cell table:formula="of:=([.$B$1]*1024/[.A41])/8" office:value-type="float" office:value="0.000000643730163574219">
            <text:p>6,43730163574219E-007</text:p>
          </table:table-cell>
          <table:table-cell table:formula="of:=[.B41]" office:value-type="float" office:value="0.000000643730163574219">
            <text:p>6,43730163574219E-007</text:p>
          </table:table-cell>
          <table:table-cell table:formula="of:=[.B41]+[.C41]" office:value-type="float" office:value="0.00000128746032714844">
            <text:p>1,28746032714844E-006</text:p>
          </table:table-cell>
        </table:table-row>
        <table:table-row table:style-name="ro1">
          <table:table-cell table:formula="of:=[.A41]*2" office:value-type="float" office:value="1073741824">
            <text:p>1073741824</text:p>
          </table:table-cell>
          <table:table-cell table:formula="of:=([.$B$1]*1024/[.A42])/8" office:value-type="float" office:value="0.000000321865081787109">
            <text:p>3,21865081787109E-007</text:p>
          </table:table-cell>
          <table:table-cell table:formula="of:=[.B42]" office:value-type="float" office:value="0.000000321865081787109">
            <text:p>3,21865081787109E-007</text:p>
          </table:table-cell>
          <table:table-cell table:formula="of:=[.B42]+[.C42]" office:value-type="float" office:value="0.000000643730163574219">
            <text:p>6,43730163574219E-007</text:p>
          </table:table-cell>
        </table:table-row>
        <table:table-row table:style-name="ro1">
          <table:table-cell table:formula="of:=[.A42]*2" office:value-type="float" office:value="2147483648">
            <text:p>2147483648</text:p>
          </table:table-cell>
          <table:table-cell table:formula="of:=([.$B$1]*1024/[.A43])/8" office:value-type="float" office:value="0.000000160932540893555">
            <text:p>1,60932540893555E-007</text:p>
          </table:table-cell>
          <table:table-cell table:formula="of:=[.B43]" office:value-type="float" office:value="0.000000160932540893555">
            <text:p>1,60932540893555E-007</text:p>
          </table:table-cell>
          <table:table-cell table:formula="of:=[.B43]+[.C43]" office:value-type="float" office:value="0.000000321865081787109">
            <text:p>3,21865081787109E-007</text:p>
          </table:table-cell>
        </table:table-row>
        <table:table-row table:style-name="ro1">
          <table:table-cell table:formula="of:=[.A43]*2" office:value-type="float" office:value="4294967296">
            <text:p>4294967296</text:p>
          </table:table-cell>
          <table:table-cell table:formula="of:=([.$B$1]*1024/[.A44])/8" office:value-type="float" office:value="0.0000000804662704467773">
            <text:p>8,04662704467773E-008</text:p>
          </table:table-cell>
          <table:table-cell table:formula="of:=[.B44]" office:value-type="float" office:value="0.0000000804662704467773">
            <text:p>8,04662704467773E-008</text:p>
          </table:table-cell>
          <table:table-cell table:formula="of:=[.B44]+[.C44]" office:value-type="float" office:value="0.000000160932540893555">
            <text:p>1,60932540893555E-007</text:p>
          </table:table-cell>
        </table:table-row>
        <table:table-row table:style-name="ro1">
          <table:table-cell table:formula="of:=[.A44]*2" office:value-type="float" office:value="8589934592">
            <text:p>8589934592</text:p>
          </table:table-cell>
          <table:table-cell table:formula="of:=([.$B$1]*1024/[.A45])/8" office:value-type="float" office:value="0.0000000402331352233887">
            <text:p>4,02331352233887E-008</text:p>
          </table:table-cell>
          <table:table-cell table:formula="of:=[.B45]" office:value-type="float" office:value="0.0000000402331352233887">
            <text:p>4,02331352233887E-008</text:p>
          </table:table-cell>
          <table:table-cell table:formula="of:=[.B45]+[.C45]" office:value-type="float" office:value="0.0000000804662704467773">
            <text:p>8,04662704467773E-008</text:p>
          </table:table-cell>
        </table:table-row>
      </table:table>
      <table:table table:name="SparseBitmap" table:style-name="ta1">
        <table:table-column table:style-name="co10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1">
          <table:table-cell table:style-name="ce17" office:value-type="string">
            <text:p>Genome</text:p>
          </table:table-cell>
          <table:table-cell office:value-type="float" office:value="2.7">
            <text:p>2,7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7" office:value-type="string">
            <text:p>BM locating sampled</text:p>
          </table:table-cell>
          <table:table-cell table:formula="of:=[.B1]*1024/8" office:value-type="float" office:value="345.6">
            <text:p>345,6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>
            <text:p>Sampled SA (Int Array)</text:p>
          </table:table-cell>
          <table:table-cell office:value-type="string">
            <text:p>&gt;&gt; Samples Size (MB)</text:p>
          </table:table-cell>
          <table:table-cell table:number-columns-repeated="19"/>
        </table:table-row>
        <table:table-row table:style-name="ro1">
          <table:table-cell table:style-name="ce2" office:value-type="string">
            <text:p>Sampling/IntegerSize(bits)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9" table:formula="of:=[.$B$1]/[.$A8]*1024*[.B$7]/8" office:value-type="float" office:value="2764.8">
            <text:p>2764,8</text:p>
          </table:table-cell>
          <table:table-cell table:style-name="ce19" table:formula="of:=[.$B$1]/[.$A8]*1024*[.C$7]/8" office:value-type="float" office:value="5529.6">
            <text:p>5529,6</text:p>
          </table:table-cell>
          <table:table-cell table:style-name="ce19" table:formula="of:=[.$B$1]/[.$A8]*1024*[.D$7]/8" office:value-type="float" office:value="6912">
            <text:p>6912</text:p>
          </table:table-cell>
          <table:table-cell table:style-name="ce19" table:formula="of:=[.$B$1]/[.$A8]*1024*[.E$7]/8" office:value-type="float" office:value="8294.4">
            <text:p>8294,4</text:p>
          </table:table-cell>
          <table:table-cell table:style-name="ce19" table:formula="of:=[.$B$1]/[.$A8]*1024*[.F$7]/8" office:value-type="float" office:value="9676.8">
            <text:p>9676,8</text:p>
          </table:table-cell>
          <table:table-cell table:style-name="ce28" table:formula="of:=[.$B$1]/[.$A8]*1024*[.G$7]/8" office:value-type="float" office:value="11059.2">
            <text:p>11059,2</text:p>
          </table:table-cell>
          <table:table-cell table:formula="of:=[.$B$1]/[.$A8]*1024*[.H$7]/8" office:value-type="float" office:value="13824">
            <text:p>13824</text:p>
          </table:table-cell>
          <table:table-cell table:formula="of:=[.$B$1]/[.$A8]*1024*[.I$7]/8" office:value-type="float" office:value="16588.8">
            <text:p>16588,8</text:p>
          </table:table-cell>
          <table:table-cell table:formula="of:=[.$B$1]/[.$A8]*1024*[.J$7]/8" office:value-type="float" office:value="19353.6">
            <text:p>19353,6</text:p>
          </table:table-cell>
          <table:table-cell table:formula="of:=[.$B$1]/[.$A8]*1024*[.K$7]/8" office:value-type="float" office:value="22118.4">
            <text:p>22118,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9" table:formula="of:=[.$B$1]/[.$A9]*1024*[.B$7]/8" office:value-type="float" office:value="1382.4">
            <text:p>1382,4</text:p>
          </table:table-cell>
          <table:table-cell table:style-name="ce19" table:formula="of:=[.$B$1]/[.$A9]*1024*[.C$7]/8" office:value-type="float" office:value="2764.8">
            <text:p>2764,8</text:p>
          </table:table-cell>
          <table:table-cell table:style-name="ce19" table:formula="of:=[.$B$1]/[.$A9]*1024*[.D$7]/8" office:value-type="float" office:value="3456">
            <text:p>3456</text:p>
          </table:table-cell>
          <table:table-cell table:style-name="ce19" table:formula="of:=[.$B$1]/[.$A9]*1024*[.E$7]/8" office:value-type="float" office:value="4147.2">
            <text:p>4147,2</text:p>
          </table:table-cell>
          <table:table-cell table:style-name="ce19" table:formula="of:=[.$B$1]/[.$A9]*1024*[.F$7]/8" office:value-type="float" office:value="4838.4">
            <text:p>4838,4</text:p>
          </table:table-cell>
          <table:table-cell table:style-name="ce28" table:formula="of:=[.$B$1]/[.$A9]*1024*[.G$7]/8" office:value-type="float" office:value="5529.6">
            <text:p>5529,6</text:p>
          </table:table-cell>
          <table:table-cell table:formula="of:=[.$B$1]/[.$A9]*1024*[.H$7]/8" office:value-type="float" office:value="6912">
            <text:p>6912</text:p>
          </table:table-cell>
          <table:table-cell table:formula="of:=[.$B$1]/[.$A9]*1024*[.I$7]/8" office:value-type="float" office:value="8294.4">
            <text:p>8294,4</text:p>
          </table:table-cell>
          <table:table-cell table:formula="of:=[.$B$1]/[.$A9]*1024*[.J$7]/8" office:value-type="float" office:value="9676.8">
            <text:p>9676,8</text:p>
          </table:table-cell>
          <table:table-cell table:formula="of:=[.$B$1]/[.$A9]*1024*[.K$7]/8" office:value-type="float" office:value="11059.2">
            <text:p>11059,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9" table:formula="of:=[.$B$1]/[.$A10]*1024*[.B$7]/8" office:value-type="float" office:value="691.2">
            <text:p>691,2</text:p>
          </table:table-cell>
          <table:table-cell table:style-name="ce19" table:formula="of:=[.$B$1]/[.$A10]*1024*[.C$7]/8" office:value-type="float" office:value="1382.4">
            <text:p>1382,4</text:p>
          </table:table-cell>
          <table:table-cell table:style-name="ce19" table:formula="of:=[.$B$1]/[.$A10]*1024*[.D$7]/8" office:value-type="float" office:value="1728">
            <text:p>1728</text:p>
          </table:table-cell>
          <table:table-cell table:style-name="ce19" table:formula="of:=[.$B$1]/[.$A10]*1024*[.E$7]/8" office:value-type="float" office:value="2073.6">
            <text:p>2073,6</text:p>
          </table:table-cell>
          <table:table-cell table:style-name="ce19" table:formula="of:=[.$B$1]/[.$A10]*1024*[.F$7]/8" office:value-type="float" office:value="2419.2">
            <text:p>2419,2</text:p>
          </table:table-cell>
          <table:table-cell table:style-name="ce28" table:formula="of:=[.$B$1]/[.$A10]*1024*[.G$7]/8" office:value-type="float" office:value="2764.8">
            <text:p>2764,8</text:p>
          </table:table-cell>
          <table:table-cell table:formula="of:=[.$B$1]/[.$A10]*1024*[.H$7]/8" office:value-type="float" office:value="3456">
            <text:p>3456</text:p>
          </table:table-cell>
          <table:table-cell table:formula="of:=[.$B$1]/[.$A10]*1024*[.I$7]/8" office:value-type="float" office:value="4147.2">
            <text:p>4147,2</text:p>
          </table:table-cell>
          <table:table-cell table:formula="of:=[.$B$1]/[.$A10]*1024*[.J$7]/8" office:value-type="float" office:value="4838.4">
            <text:p>4838,4</text:p>
          </table:table-cell>
          <table:table-cell table:formula="of:=[.$B$1]/[.$A10]*1024*[.K$7]/8" office:value-type="float" office:value="5529.6">
            <text:p>5529,6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9" table:formula="of:=[.$B$1]/[.$A11]*1024*[.B$7]/8" office:value-type="float" office:value="345.6">
            <text:p>345,6</text:p>
          </table:table-cell>
          <table:table-cell table:style-name="ce19" table:formula="of:=[.$B$1]/[.$A11]*1024*[.C$7]/8" office:value-type="float" office:value="691.2">
            <text:p>691,2</text:p>
          </table:table-cell>
          <table:table-cell table:style-name="ce19" table:formula="of:=[.$B$1]/[.$A11]*1024*[.D$7]/8" office:value-type="float" office:value="864">
            <text:p>864</text:p>
          </table:table-cell>
          <table:table-cell table:style-name="ce19" table:formula="of:=[.$B$1]/[.$A11]*1024*[.E$7]/8" office:value-type="float" office:value="1036.8">
            <text:p>1036,8</text:p>
          </table:table-cell>
          <table:table-cell table:style-name="ce19" table:formula="of:=[.$B$1]/[.$A11]*1024*[.F$7]/8" office:value-type="float" office:value="1209.6">
            <text:p>1209,6</text:p>
          </table:table-cell>
          <table:table-cell table:style-name="ce28" table:formula="of:=[.$B$1]/[.$A11]*1024*[.G$7]/8" office:value-type="float" office:value="1382.4">
            <text:p>1382,4</text:p>
          </table:table-cell>
          <table:table-cell table:formula="of:=[.$B$1]/[.$A11]*1024*[.H$7]/8" office:value-type="float" office:value="1728">
            <text:p>1728</text:p>
          </table:table-cell>
          <table:table-cell table:formula="of:=[.$B$1]/[.$A11]*1024*[.I$7]/8" office:value-type="float" office:value="2073.6">
            <text:p>2073,6</text:p>
          </table:table-cell>
          <table:table-cell table:formula="of:=[.$B$1]/[.$A11]*1024*[.J$7]/8" office:value-type="float" office:value="2419.2">
            <text:p>2419,2</text:p>
          </table:table-cell>
          <table:table-cell table:formula="of:=[.$B$1]/[.$A11]*1024*[.K$7]/8" office:value-type="float" office:value="2764.8">
            <text:p>2764,8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9" table:formula="of:=[.$B$1]/[.$A12]*1024*[.B$7]/8" office:value-type="float" office:value="172.8">
            <text:p>172,8</text:p>
          </table:table-cell>
          <table:table-cell table:style-name="ce19" table:formula="of:=[.$B$1]/[.$A12]*1024*[.C$7]/8" office:value-type="float" office:value="345.6">
            <text:p>345,6</text:p>
          </table:table-cell>
          <table:table-cell table:style-name="ce19" table:formula="of:=[.$B$1]/[.$A12]*1024*[.D$7]/8" office:value-type="float" office:value="432">
            <text:p>432</text:p>
          </table:table-cell>
          <table:table-cell table:style-name="ce19" table:formula="of:=[.$B$1]/[.$A12]*1024*[.E$7]/8" office:value-type="float" office:value="518.4">
            <text:p>518,4</text:p>
          </table:table-cell>
          <table:table-cell table:style-name="ce19" table:formula="of:=[.$B$1]/[.$A12]*1024*[.F$7]/8" office:value-type="float" office:value="604.8">
            <text:p>604,8</text:p>
          </table:table-cell>
          <table:table-cell table:style-name="ce28" table:formula="of:=[.$B$1]/[.$A12]*1024*[.G$7]/8" office:value-type="float" office:value="691.2">
            <text:p>691,2</text:p>
          </table:table-cell>
          <table:table-cell table:formula="of:=[.$B$1]/[.$A12]*1024*[.H$7]/8" office:value-type="float" office:value="864">
            <text:p>864</text:p>
          </table:table-cell>
          <table:table-cell table:formula="of:=[.$B$1]/[.$A12]*1024*[.I$7]/8" office:value-type="float" office:value="1036.8">
            <text:p>1036,8</text:p>
          </table:table-cell>
          <table:table-cell table:formula="of:=[.$B$1]/[.$A12]*1024*[.J$7]/8" office:value-type="float" office:value="1209.6">
            <text:p>1209,6</text:p>
          </table:table-cell>
          <table:table-cell table:formula="of:=[.$B$1]/[.$A12]*1024*[.K$7]/8" office:value-type="float" office:value="1382.4">
            <text:p>1382,4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style-name="ce19" table:formula="of:=[.$B$1]/[.$A13]*1024*[.B$7]/8" office:value-type="float" office:value="86.4">
            <text:p>86,4</text:p>
          </table:table-cell>
          <table:table-cell table:style-name="ce19" table:formula="of:=[.$B$1]/[.$A13]*1024*[.C$7]/8" office:value-type="float" office:value="172.8">
            <text:p>172,8</text:p>
          </table:table-cell>
          <table:table-cell table:style-name="ce19" table:formula="of:=[.$B$1]/[.$A13]*1024*[.D$7]/8" office:value-type="float" office:value="216">
            <text:p>216</text:p>
          </table:table-cell>
          <table:table-cell table:style-name="ce19" table:formula="of:=[.$B$1]/[.$A13]*1024*[.E$7]/8" office:value-type="float" office:value="259.2">
            <text:p>259,2</text:p>
          </table:table-cell>
          <table:table-cell table:style-name="ce19" table:formula="of:=[.$B$1]/[.$A13]*1024*[.F$7]/8" office:value-type="float" office:value="302.4">
            <text:p>302,4</text:p>
          </table:table-cell>
          <table:table-cell table:style-name="ce28" table:formula="of:=[.$B$1]/[.$A13]*1024*[.G$7]/8" office:value-type="float" office:value="345.6">
            <text:p>345,6</text:p>
          </table:table-cell>
          <table:table-cell table:formula="of:=[.$B$1]/[.$A13]*1024*[.H$7]/8" office:value-type="float" office:value="432">
            <text:p>432</text:p>
          </table:table-cell>
          <table:table-cell table:formula="of:=[.$B$1]/[.$A13]*1024*[.I$7]/8" office:value-type="float" office:value="518.4">
            <text:p>518,4</text:p>
          </table:table-cell>
          <table:table-cell table:formula="of:=[.$B$1]/[.$A13]*1024*[.J$7]/8" office:value-type="float" office:value="604.8">
            <text:p>604,8</text:p>
          </table:table-cell>
          <table:table-cell table:formula="of:=[.$B$1]/[.$A13]*1024*[.K$7]/8" office:value-type="float" office:value="691.2">
            <text:p>691,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>
            <text:p>SparseBitmal(1-level)[SC+BM]</text:p>
          </table:table-cell>
          <table:table-cell table:style-name="ce13" office:value-type="string" table:number-columns-spanned="6" table:number-rows-spanned="1">
            <text:p>&gt;&gt;&gt; Bitmap Sampling Size (SC.supercounter + Sbits.Bitmap)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style-name="ce2" office:value-type="string">
            <text:p>SC/SBits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table:formula="of:=([.$B$1]*1024/[.B$16])*([.$A17]+[.B$16])/8" office:value-type="float" office:value="691.2">
            <text:p>691,2</text:p>
          </table:table-cell>
          <table:table-cell table:formula="of:=([.$B$1]*1024/[.C$16])*([.$A17]+[.C$16])/8" office:value-type="float" office:value="518.4">
            <text:p>518,4</text:p>
          </table:table-cell>
          <table:table-cell table:formula="of:=([.$B$1]*1024/[.D$16])*([.$A17]+[.D$16])/8" office:value-type="float" office:value="432">
            <text:p>432</text:p>
          </table:table-cell>
          <table:table-cell table:formula="of:=([.$B$1]*1024/[.E$16])*([.$A17]+[.E$16])/8" office:value-type="float" office:value="388.8">
            <text:p>388,8</text:p>
          </table:table-cell>
          <table:table-cell table:formula="of:=([.$B$1]*1024/[.F$16])*([.$A17]+[.F$16])/8" office:value-type="float" office:value="367.2">
            <text:p>367,2</text:p>
          </table:table-cell>
          <table:table-cell table:formula="of:=([.$B$1]*1024/[.G$16])*([.$A17]+[.G$16])/8" office:value-type="float" office:value="356.4">
            <text:p>356,4</text:p>
          </table:table-cell>
          <table:table-cell table:number-columns-repeated="14"/>
        </table:table-row>
        <table:table-row table:style-name="ro1">
          <table:table-cell table:style-name="ce18" office:value-type="float" office:value="64">
            <text:p>64</text:p>
          </table:table-cell>
          <table:table-cell table:style-name="ce18" table:formula="of:=([.$B$1]*1024/[.B$16])*([.$A18]+[.B$16])/8" office:value-type="float" office:value="1036.8">
            <text:p>1036,8</text:p>
          </table:table-cell>
          <table:table-cell table:style-name="ce18" table:formula="of:=([.$B$1]*1024/[.C$16])*([.$A18]+[.C$16])/8" office:value-type="float" office:value="691.2">
            <text:p>691,2</text:p>
          </table:table-cell>
          <table:table-cell table:style-name="ce18" table:formula="of:=([.$B$1]*1024/[.D$16])*([.$A18]+[.D$16])/8" office:value-type="float" office:value="518.4">
            <text:p>518,4</text:p>
          </table:table-cell>
          <table:table-cell table:style-name="ce18" table:formula="of:=([.$B$1]*1024/[.E$16])*([.$A18]+[.E$16])/8" office:value-type="float" office:value="432">
            <text:p>432</text:p>
          </table:table-cell>
          <table:table-cell table:style-name="ce18" table:formula="of:=([.$B$1]*1024/[.F$16])*([.$A18]+[.F$16])/8" office:value-type="float" office:value="388.8">
            <text:p>388,8</text:p>
          </table:table-cell>
          <table:table-cell table:style-name="ce18" table:formula="of:=([.$B$1]*1024/[.G$16])*([.$A18]+[.G$16])/8" office:value-type="float" office:value="367.2">
            <text:p>367,2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>
            <text:p>SparseBitmat (2-levels)</text:p>
          </table:table-cell>
          <table:table-cell table:style-name="ce13" office:value-type="string" table:number-columns-spanned="6" table:number-rows-spanned="1">
            <text:p>&gt;&gt;&gt; Bitmap Sampling 2levels Size (64bits SC) (48 = 64-16, using bits of 64w)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style-name="ce2" office:value-type="string">
            <text:p>sC/Sbits</text:p>
          </table:table-cell>
          <table:table-cell table:formula="of:=[.B16]"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76">
            <text:p>176</text:p>
          </table:table-cell>
          <table:table-cell/>
          <table:table-cell table:style-name="ce29" office:value-type="string">
            <text:p>LengthCovered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([.$B$1]*1024/[.B$22])*([.B$22]+[.$A23])/8+([.$B$1]*1024/(2^[.$A23]))*8)" office:value-type="float" office:value="518.4">
            <text:p>518</text:p>
          </table:table-cell>
          <table:table-cell table:style-name="ce20" table:formula="of:=(([.$B$1]*1024/[.C$22])*([.C$22]+[.$A23])/8+([.$B$1]*1024/(2^[.$A23]))*8)" office:value-type="float" office:value="489.6">
            <text:p>490</text:p>
          </table:table-cell>
          <table:table-cell table:style-name="ce20" table:formula="of:=(([.$B$1]*1024/[.D$22])*([.D$22]+[.$A23])/8+([.$B$1]*1024/(2^[.$A23]))*8)" office:value-type="float" office:value="475.2">
            <text:p>475</text:p>
          </table:table-cell>
          <table:table-cell table:style-name="ce20" table:formula="of:=(([.$B$1]*1024/[.E$22])*([.E$22]+[.$A23])/8+([.$B$1]*1024/(2^[.$A23]))*8)" office:value-type="float" office:value="456.685714285714">
            <text:p>457</text:p>
          </table:table-cell>
          <table:table-cell table:style-name="ce20" table:formula="of:=(([.$B$1]*1024/[.F$22])*([.F$22]+[.$A23])/8+([.$B$1]*1024/(2^[.$A23]))*8)" office:value-type="float" office:value="453.6">
            <text:p>454</text:p>
          </table:table-cell>
          <table:table-cell table:style-name="ce20" table:formula="of:=(([.$B$1]*1024/[.G$22])*([.G$22]+[.$A23])/8+([.$B$1]*1024/(2^[.$A23]))*8)" office:value-type="float" office:value="447.709090909091">
            <text:p>448</text:p>
          </table:table-cell>
          <table:table-cell/>
          <table:table-cell table:formula="of:=(2^[.$A34])" office:value-type="float" office:value="256">
            <text:p>256</text:p>
          </table:table-cell>
          <table:table-cell table:number-columns-repeated="12"/>
        </table:table-row>
        <table:table-row table:style-name="ro1">
          <table:table-cell office:value-type="float" office:value="16">
            <text:p>16</text:p>
          </table:table-cell>
          <table:table-cell table:style-name="ce20" table:formula="of:=(([.$B$1]*1024/[.B$22])*([.B$22]+[.$A24])/8+([.$B$1]*1024/(2^[.$A24]))*8)" office:value-type="float" office:value="518.7375">
            <text:p>519</text:p>
          </table:table-cell>
          <table:table-cell table:style-name="ce22" table:formula="of:=(([.$B$1]*1024/[.C$22])*([.C$22]+[.$A24])/8+([.$B$1]*1024/(2^[.$A24]))*8)" office:value-type="float" office:value="461.1375">
            <text:p>461</text:p>
          </table:table-cell>
          <table:table-cell table:style-name="ce20" table:formula="of:=(([.$B$1]*1024/[.D$22])*([.D$22]+[.$A24])/8+([.$B$1]*1024/(2^[.$A24]))*8)" office:value-type="float" office:value="432.3375">
            <text:p>432</text:p>
          </table:table-cell>
          <table:table-cell table:style-name="ce26" table:formula="of:=(([.$B$1]*1024/[.E$22])*([.E$22]+[.$A24])/8+([.$B$1]*1024/(2^[.$A24]))*8)" office:value-type="float" office:value="395.308928571429">
            <text:p>395</text:p>
          </table:table-cell>
          <table:table-cell table:style-name="ce20" table:formula="of:=(([.$B$1]*1024/[.F$22])*([.F$22]+[.$A24])/8+([.$B$1]*1024/(2^[.$A24]))*8)" office:value-type="float" office:value="389.1375">
            <text:p>389</text:p>
          </table:table-cell>
          <table:table-cell table:style-name="ce20" table:formula="of:=(([.$B$1]*1024/[.G$22])*([.G$22]+[.$A24])/8+([.$B$1]*1024/(2^[.$A24]))*8)" office:value-type="float" office:value="377.355681818182">
            <text:p>377</text:p>
          </table:table-cell>
          <table:table-cell/>
          <table:table-cell table:formula="of:=(2^[.$A35]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([.$B$1]*1024/[.B$22])*([.B$22]+[.$A25])/8+([.$B$1]*1024/(2^[.$A25]))*8)" office:value-type="float" office:value="691.200005149841">
            <text:p>691</text:p>
          </table:table-cell>
          <table:table-cell table:style-name="ce20" table:formula="of:=(([.$B$1]*1024/[.C$22])*([.C$22]+[.$A25])/8+([.$B$1]*1024/(2^[.$A25]))*8)" office:value-type="float" office:value="576.000005149841">
            <text:p>576</text:p>
          </table:table-cell>
          <table:table-cell table:style-name="ce20" table:formula="of:=(([.$B$1]*1024/[.D$22])*([.D$22]+[.$A25])/8+([.$B$1]*1024/(2^[.$A25]))*8)" office:value-type="float" office:value="518.400005149841">
            <text:p>518</text:p>
          </table:table-cell>
          <table:table-cell table:style-name="ce20" table:formula="of:=(([.$B$1]*1024/[.E$22])*([.E$22]+[.$A25])/8+([.$B$1]*1024/(2^[.$A25]))*8)" office:value-type="float" office:value="444.342862292698">
            <text:p>444</text:p>
          </table:table-cell>
          <table:table-cell table:style-name="ce20" table:formula="of:=(([.$B$1]*1024/[.F$22])*([.F$22]+[.$A25])/8+([.$B$1]*1024/(2^[.$A25]))*8)" office:value-type="float" office:value="432.000005149841">
            <text:p>432</text:p>
          </table:table-cell>
          <table:table-cell table:style-name="ce20" table:formula="of:=(([.$B$1]*1024/[.G$22])*([.G$22]+[.$A25])/8+([.$B$1]*1024/(2^[.$A25]))*8)" office:value-type="float" office:value="408.436368786205">
            <text:p>408</text:p>
          </table:table-cell>
          <table:table-cell/>
          <table:table-cell table:formula="of:=(2^[.$A36])" office:value-type="float" office:value="4294967296">
            <text:p>4294967296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parseBitmat (2-levels) Detailled</text:p>
          </table:table-cell>
          <table:table-cell table:style-name="ce20" table:number-columns-repeated="6"/>
          <table:table-cell table:number-columns-repeated="14"/>
        </table:table-row>
        <table:table-row table:style-name="ro1">
          <table:table-cell table:style-name="ce1"/>
          <table:table-cell table:style-name="ce13" office:value-type="string" table:number-columns-spanned="6" table:number-rows-spanned="1">
            <text:p>&gt;&gt;&gt; sC+SC Size (SA 2levels)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style-name="ce2" office:value-type="string">
            <text:p>sC/Sbits</text:p>
          </table:table-cell>
          <table:table-cell table:formula="of:=[.B22]"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76">
            <text:p>176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([.$B$1]*1024/[.B$22])*([.$A29])/8+([.$B$1]*1024/(2^[.$A29]))*8)" office:value-type="float" office:value="172.8">
            <text:p>173</text:p>
          </table:table-cell>
          <table:table-cell table:style-name="ce20" table:formula="of:=(([.$B$1]*1024/[.C$22])*([.$A29])/8+([.$B$1]*1024/(2^[.$A29]))*8)" office:value-type="float" office:value="144">
            <text:p>144</text:p>
          </table:table-cell>
          <table:table-cell table:style-name="ce20" table:formula="of:=(([.$B$1]*1024/[.D$22])*([.$A29])/8+([.$B$1]*1024/(2^[.$A29]))*8)" office:value-type="float" office:value="129.6">
            <text:p>130</text:p>
          </table:table-cell>
          <table:table-cell table:style-name="ce20" table:formula="of:=(([.$B$1]*1024/[.E$22])*([.$A29])/8+([.$B$1]*1024/(2^[.$A29]))*8)" office:value-type="float" office:value="111.085714285714">
            <text:p>111</text:p>
          </table:table-cell>
          <table:table-cell table:style-name="ce20" table:formula="of:=(([.$B$1]*1024/[.F$22])*([.$A29])/8+([.$B$1]*1024/(2^[.$A29]))*8)" office:value-type="float" office:value="108">
            <text:p>108</text:p>
          </table:table-cell>
          <table:table-cell table:style-name="ce20" table:formula="of:=(([.$B$1]*1024/[.G$22])*([.$A29])/8+([.$B$1]*1024/(2^[.$A29]))*8)" office:value-type="float" office:value="102.109090909091">
            <text:p>102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table:style-name="ce20" table:formula="of:=(([.$B$1]*1024/[.B$22])*([.$A30])/8+([.$B$1]*1024/(2^[.$A30]))*8)" office:value-type="float" office:value="173.1375">
            <text:p>173</text:p>
          </table:table-cell>
          <table:table-cell table:style-name="ce20" table:formula="of:=(([.$B$1]*1024/[.C$22])*([.$A30])/8+([.$B$1]*1024/(2^[.$A30]))*8)" office:value-type="float" office:value="115.5375">
            <text:p>116</text:p>
          </table:table-cell>
          <table:table-cell table:style-name="ce25" table:formula="of:=(([.$B$1]*1024/[.D$22])*([.$A30])/8+([.$B$1]*1024/(2^[.$A30]))*8)" office:value-type="float" office:value="86.7375">
            <text:p>87</text:p>
          </table:table-cell>
          <table:table-cell table:style-name="ce20" table:formula="of:=(([.$B$1]*1024/[.E$22])*([.$A30])/8+([.$B$1]*1024/(2^[.$A30]))*8)" office:value-type="float" office:value="49.7089285714286">
            <text:p>50</text:p>
          </table:table-cell>
          <table:table-cell table:style-name="ce20" table:formula="of:=(([.$B$1]*1024/[.F$22])*([.$A30])/8+([.$B$1]*1024/(2^[.$A30]))*8)" office:value-type="float" office:value="43.5375">
            <text:p>44</text:p>
          </table:table-cell>
          <table:table-cell table:style-name="ce20" table:formula="of:=(([.$B$1]*1024/[.G$22])*([.$A30])/8+([.$B$1]*1024/(2^[.$A30]))*8)" office:value-type="float" office:value="31.7556818181818">
            <text:p>32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([.$B$1]*1024/[.B$22])*([.$A31])/8+([.$B$1]*1024/(2^[.$A31]))*8)" office:value-type="float" office:value="345.600005149841">
            <text:p>346</text:p>
          </table:table-cell>
          <table:table-cell table:style-name="ce20" table:formula="of:=(([.$B$1]*1024/[.C$22])*([.$A31])/8+([.$B$1]*1024/(2^[.$A31]))*8)" office:value-type="float" office:value="230.400005149841">
            <text:p>230</text:p>
          </table:table-cell>
          <table:table-cell table:style-name="ce20" table:formula="of:=(([.$B$1]*1024/[.D$22])*([.$A31])/8+([.$B$1]*1024/(2^[.$A31]))*8)" office:value-type="float" office:value="172.800005149841">
            <text:p>173</text:p>
          </table:table-cell>
          <table:table-cell table:style-name="ce20" table:formula="of:=(([.$B$1]*1024/[.E$22])*([.$A31])/8+([.$B$1]*1024/(2^[.$A31]))*8)" office:value-type="float" office:value="98.7428622926985">
            <text:p>99</text:p>
          </table:table-cell>
          <table:table-cell table:style-name="ce20" table:formula="of:=(([.$B$1]*1024/[.F$22])*([.$A31])/8+([.$B$1]*1024/(2^[.$A31]))*8)" office:value-type="float" office:value="86.4000051498413">
            <text:p>86</text:p>
          </table:table-cell>
          <table:table-cell table:style-name="ce20" table:formula="of:=(([.$B$1]*1024/[.G$22])*([.$A31])/8+([.$B$1]*1024/(2^[.$A31]))*8)" office:value-type="float" office:value="62.836368786205">
            <text:p>63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SC/SBits</text:p>
          </table:table-cell>
          <table:table-cell table:style-name="ce13" office:value-type="string" table:number-columns-spanned="6" table:number-rows-spanned="1">
            <text:p>&gt;&gt;&gt; sC Size (SA 2levels)</text:p>
          </table:table-cell>
          <table:covered-table-cell table:number-columns-repeated="5" table:style-name="ce23"/>
          <table:table-cell/>
          <table:table-cell table:style-name="ce13" office:value-type="string" table:number-columns-spanned="6" table:number-rows-spanned="1">
            <text:p>&gt;&gt;&gt; SC Size (SA 2levels)</text:p>
          </table:table-cell>
          <table:covered-table-cell table:number-columns-repeated="5"/>
          <table:table-cell/>
          <table:table-cell table:style-name="ce13" office:value-type="string" table:number-columns-spanned="6" table:number-rows-spanned="1">
            <text:p>&gt;&gt;&gt; BM Size (SA 2levels)</text:p>
          </table:table-cell>
          <table:covered-table-cell table:number-columns-repeated="5"/>
        </table:table-row>
        <table:table-row table:style-name="ro1">
          <table:table-cell table:style-name="ce2" office:value-type="string">
            <text:p>sC/Sbits</text:p>
          </table:table-cell>
          <table:table-cell table:formula="of:=[.B22]" office:value-type="float" office:value="32">
            <text:p>32</text:p>
          </table:table-cell>
          <table:table-cell table:formula="of:=[.C22]" office:value-type="float" office:value="48">
            <text:p>48</text:p>
          </table:table-cell>
          <table:table-cell table:formula="of:=[.D22]" office:value-type="float" office:value="64">
            <text:p>64</text:p>
          </table:table-cell>
          <table:table-cell table:formula="of:=[.E22]" office:value-type="float" office:value="112">
            <text:p>112</text:p>
          </table:table-cell>
          <table:table-cell table:formula="of:=[.F22]" office:value-type="float" office:value="128">
            <text:p>128</text:p>
          </table:table-cell>
          <table:table-cell table:formula="of:=[.G22]" office:value-type="float" office:value="176">
            <text:p>176</text:p>
          </table:table-cell>
          <table:table-cell/>
          <table:table-cell table:formula="of:=[.B22]" office:value-type="float" office:value="32">
            <text:p>32</text:p>
          </table:table-cell>
          <table:table-cell table:formula="of:=[.C22]" office:value-type="float" office:value="48">
            <text:p>48</text:p>
          </table:table-cell>
          <table:table-cell table:formula="of:=[.D22]" office:value-type="float" office:value="64">
            <text:p>64</text:p>
          </table:table-cell>
          <table:table-cell table:formula="of:=[.E22]" office:value-type="float" office:value="112">
            <text:p>112</text:p>
          </table:table-cell>
          <table:table-cell table:formula="of:=[.F22]" office:value-type="float" office:value="128">
            <text:p>128</text:p>
          </table:table-cell>
          <table:table-cell table:formula="of:=[.G22]" office:value-type="float" office:value="176">
            <text:p>176</text:p>
          </table:table-cell>
          <table:table-cell/>
          <table:table-cell table:formula="of:=[.I33]" office:value-type="float" office:value="32">
            <text:p>32</text:p>
          </table:table-cell>
          <table:table-cell table:formula="of:=[.J33]" office:value-type="float" office:value="48">
            <text:p>48</text:p>
          </table:table-cell>
          <table:table-cell table:formula="of:=[.K33]" office:value-type="float" office:value="64">
            <text:p>64</text:p>
          </table:table-cell>
          <table:table-cell table:formula="of:=[.L33]" office:value-type="float" office:value="112">
            <text:p>112</text:p>
          </table:table-cell>
          <table:table-cell table:formula="of:=[.M33]" office:value-type="float" office:value="128">
            <text:p>128</text:p>
          </table:table-cell>
          <table:table-cell table:formula="of:=[.N33]" office:value-type="float" office:value="176">
            <text:p>17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0" table:formula="of:=(([.$B$1]*1024/[.B$33])*([.$A34])/8)" office:value-type="float" office:value="86.4">
            <text:p>86</text:p>
          </table:table-cell>
          <table:table-cell table:style-name="ce20" table:formula="of:=(([.$B$1]*1024/[.C$33])*([.$A34])/8)" office:value-type="float" office:value="57.6">
            <text:p>58</text:p>
          </table:table-cell>
          <table:table-cell table:style-name="ce20" table:formula="of:=(([.$B$1]*1024/[.D$33])*([.$A34])/8)" office:value-type="float" office:value="43.2">
            <text:p>43</text:p>
          </table:table-cell>
          <table:table-cell table:style-name="ce20" table:formula="of:=(([.$B$1]*1024/[.E$33])*([.$A34])/8)" office:value-type="float" office:value="24.6857142857143">
            <text:p>25</text:p>
          </table:table-cell>
          <table:table-cell table:style-name="ce20" table:formula="of:=(([.$B$1]*1024/[.F$33])*([.$A34])/8)" office:value-type="float" office:value="21.6">
            <text:p>22</text:p>
          </table:table-cell>
          <table:table-cell table:style-name="ce20" table:formula="of:=(([.$B$1]*1024/[.G$33])*([.$A34])/8)" office:value-type="float" office:value="15.7090909090909">
            <text:p>16</text:p>
          </table:table-cell>
          <table:table-cell/>
          <table:table-cell table:style-name="ce30" table:formula="of:=([.$B$1]*1024/(2^[.$A34]))*8" office:value-type="float" office:value="86.4">
            <text:p>86,4</text:p>
          </table:table-cell>
          <table:table-cell table:style-name="ce30" table:formula="of:=([.$B$1]*1024/(2^[.$A34]))*8" office:value-type="float" office:value="86.4">
            <text:p>86,4</text:p>
          </table:table-cell>
          <table:table-cell table:style-name="ce30" table:formula="of:=([.$B$1]*1024/(2^[.$A34]))*8" office:value-type="float" office:value="86.4">
            <text:p>86,4</text:p>
          </table:table-cell>
          <table:table-cell table:style-name="ce30" table:formula="of:=([.$B$1]*1024/(2^[.$A34]))*8" office:value-type="float" office:value="86.4">
            <text:p>86,4</text:p>
          </table:table-cell>
          <table:table-cell table:style-name="ce30" table:formula="of:=([.$B$1]*1024/(2^[.$A34]))*8" office:value-type="float" office:value="86.4">
            <text:p>86,4</text:p>
          </table:table-cell>
          <table:table-cell table:style-name="ce30" table:formula="of:=([.$B$1]*1024/(2^[.$A34]))*8" office:value-type="float" office:value="86.4">
            <text:p>86,4</text:p>
          </table:table-cell>
          <table:table-cell/>
          <table:table-cell table:style-name="ce30" table:formula="of:=(([.$B$1]*1024/[.B$33])*([.B$33])/8)" office:value-type="float" office:value="345.6">
            <text:p>345,6</text:p>
          </table:table-cell>
          <table:table-cell table:style-name="ce30" table:formula="of:=(([.$B$1]*1024/[.C$33])*([.C$33])/8)" office:value-type="float" office:value="345.6">
            <text:p>345,6</text:p>
          </table:table-cell>
          <table:table-cell table:style-name="ce30" table:formula="of:=(([.$B$1]*1024/[.D$33])*([.D$33])/8)" office:value-type="float" office:value="345.6">
            <text:p>345,6</text:p>
          </table:table-cell>
          <table:table-cell table:style-name="ce30" table:formula="of:=(([.$B$1]*1024/[.E$33])*([.E$33])/8)" office:value-type="float" office:value="345.6">
            <text:p>345,6</text:p>
          </table:table-cell>
          <table:table-cell table:style-name="ce30" table:formula="of:=(([.$B$1]*1024/[.F$33])*([.F$33])/8)" office:value-type="float" office:value="345.6">
            <text:p>345,6</text:p>
          </table:table-cell>
          <table:table-cell table:style-name="ce30" table:formula="of:=(([.$B$1]*1024/[.G$33])*([.G$33])/8)" office:value-type="float" office:value="345.6">
            <text:p>345,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0" table:formula="of:=(([.$B$1]*1024/[.B$33])*([.$A35])/8)" office:value-type="float" office:value="172.8">
            <text:p>173</text:p>
          </table:table-cell>
          <table:table-cell table:style-name="ce20" table:formula="of:=(([.$B$1]*1024/[.C$33])*([.$A35])/8)" office:value-type="float" office:value="115.2">
            <text:p>115</text:p>
          </table:table-cell>
          <table:table-cell table:style-name="ce25" table:formula="of:=(([.$B$1]*1024/[.D$33])*([.$A35])/8)" office:value-type="float" office:value="86.4">
            <text:p>86</text:p>
          </table:table-cell>
          <table:table-cell table:style-name="ce20" table:formula="of:=(([.$B$1]*1024/[.E$33])*([.$A35])/8)" office:value-type="float" office:value="49.3714285714286">
            <text:p>49</text:p>
          </table:table-cell>
          <table:table-cell table:style-name="ce20" table:formula="of:=(([.$B$1]*1024/[.F$33])*([.$A35])/8)" office:value-type="float" office:value="43.2">
            <text:p>43</text:p>
          </table:table-cell>
          <table:table-cell table:style-name="ce20" table:formula="of:=(([.$B$1]*1024/[.G$33])*([.$A35])/8)" office:value-type="float" office:value="31.4181818181818">
            <text:p>31</text:p>
          </table:table-cell>
          <table:table-cell/>
          <table:table-cell table:style-name="ce31" table:formula="of:=([.$B$1]*1024/(2^[.$A35]))*8" office:value-type="float" office:value="0.3375">
            <text:p>0,3375</text:p>
          </table:table-cell>
          <table:table-cell table:style-name="ce31" table:formula="of:=([.$B$1]*1024/(2^[.$A35]))*8" office:value-type="float" office:value="0.3375">
            <text:p>0,3375</text:p>
          </table:table-cell>
          <table:table-cell table:style-name="ce32" table:formula="of:=([.$B$1]*1024/(2^[.$A35]))*8" office:value-type="float" office:value="0.3375">
            <text:p>0,3375</text:p>
          </table:table-cell>
          <table:table-cell table:style-name="ce31" table:formula="of:=([.$B$1]*1024/(2^[.$A35]))*8" office:value-type="float" office:value="0.3375">
            <text:p>0,3375</text:p>
          </table:table-cell>
          <table:table-cell table:style-name="ce31" table:formula="of:=([.$B$1]*1024/(2^[.$A35]))*8" office:value-type="float" office:value="0.3375">
            <text:p>0,3375</text:p>
          </table:table-cell>
          <table:table-cell table:style-name="ce31" table:formula="of:=([.$B$1]*1024/(2^[.$A35]))*8" office:value-type="float" office:value="0.3375">
            <text:p>0,3375</text:p>
          </table:table-cell>
          <table:table-cell/>
          <table:table-cell table:style-name="ce30" table:formula="of:=(([.$B$1]*1024/[.B$33])*([.B$33])/8)" office:value-type="float" office:value="345.6">
            <text:p>345,6</text:p>
          </table:table-cell>
          <table:table-cell table:style-name="ce30" table:formula="of:=(([.$B$1]*1024/[.C$33])*([.C$33])/8)" office:value-type="float" office:value="345.6">
            <text:p>345,6</text:p>
          </table:table-cell>
          <table:table-cell table:style-name="ce30" table:formula="of:=(([.$B$1]*1024/[.D$33])*([.D$33])/8)" office:value-type="float" office:value="345.6">
            <text:p>345,6</text:p>
          </table:table-cell>
          <table:table-cell table:style-name="ce30" table:formula="of:=(([.$B$1]*1024/[.E$33])*([.E$33])/8)" office:value-type="float" office:value="345.6">
            <text:p>345,6</text:p>
          </table:table-cell>
          <table:table-cell table:style-name="ce30" table:formula="of:=(([.$B$1]*1024/[.F$33])*([.F$33])/8)" office:value-type="float" office:value="345.6">
            <text:p>345,6</text:p>
          </table:table-cell>
          <table:table-cell table:style-name="ce30" table:formula="of:=(([.$B$1]*1024/[.G$33])*([.G$33])/8)" office:value-type="float" office:value="345.6">
            <text:p>345,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0" table:formula="of:=(([.$B$1]*1024/[.B$33])*([.$A36])/8)" office:value-type="float" office:value="345.6">
            <text:p>346</text:p>
          </table:table-cell>
          <table:table-cell table:style-name="ce20" table:formula="of:=(([.$B$1]*1024/[.C$33])*([.$A36])/8)" office:value-type="float" office:value="230.4">
            <text:p>230</text:p>
          </table:table-cell>
          <table:table-cell table:style-name="ce20" table:formula="of:=(([.$B$1]*1024/[.D$33])*([.$A36])/8)" office:value-type="float" office:value="172.8">
            <text:p>173</text:p>
          </table:table-cell>
          <table:table-cell table:style-name="ce20" table:formula="of:=(([.$B$1]*1024/[.E$33])*([.$A36])/8)" office:value-type="float" office:value="98.7428571428572">
            <text:p>99</text:p>
          </table:table-cell>
          <table:table-cell table:style-name="ce20" table:formula="of:=(([.$B$1]*1024/[.F$33])*([.$A36])/8)" office:value-type="float" office:value="86.4">
            <text:p>86</text:p>
          </table:table-cell>
          <table:table-cell table:style-name="ce20" table:formula="of:=(([.$B$1]*1024/[.G$33])*([.$A36])/8)" office:value-type="float" office:value="62.8363636363636">
            <text:p>63</text:p>
          </table:table-cell>
          <table:table-cell/>
          <table:table-cell table:style-name="ce31" table:formula="of:=([.$B$1]*1024/(2^[.$A36]))*8" office:value-type="float" office:value="0.00000514984130859375">
            <text:p>5,14984130859375E-006</text:p>
          </table:table-cell>
          <table:table-cell table:style-name="ce31" table:formula="of:=([.$B$1]*1024/(2^[.$A36]))*8" office:value-type="float" office:value="0.00000514984130859375">
            <text:p>5,14984130859375E-006</text:p>
          </table:table-cell>
          <table:table-cell table:style-name="ce31" table:formula="of:=([.$B$1]*1024/(2^[.$A36]))*8" office:value-type="float" office:value="0.00000514984130859375">
            <text:p>5,14984130859375E-006</text:p>
          </table:table-cell>
          <table:table-cell table:style-name="ce31" table:formula="of:=([.$B$1]*1024/(2^[.$A36]))*8" office:value-type="float" office:value="0.00000514984130859375">
            <text:p>5,14984130859375E-006</text:p>
          </table:table-cell>
          <table:table-cell table:style-name="ce31" table:formula="of:=([.$B$1]*1024/(2^[.$A36]))*8" office:value-type="float" office:value="0.00000514984130859375">
            <text:p>5,14984130859375E-006</text:p>
          </table:table-cell>
          <table:table-cell table:style-name="ce31" table:formula="of:=([.$B$1]*1024/(2^[.$A36]))*8" office:value-type="float" office:value="0.00000514984130859375">
            <text:p>5,14984130859375E-006</text:p>
          </table:table-cell>
          <table:table-cell/>
          <table:table-cell table:style-name="ce30" table:formula="of:=(([.$B$1]*1024/[.B$33])*([.B$33])/8)" office:value-type="float" office:value="345.6">
            <text:p>345,6</text:p>
          </table:table-cell>
          <table:table-cell table:style-name="ce30" table:formula="of:=(([.$B$1]*1024/[.C$33])*([.C$33])/8)" office:value-type="float" office:value="345.6">
            <text:p>345,6</text:p>
          </table:table-cell>
          <table:table-cell table:style-name="ce30" table:formula="of:=(([.$B$1]*1024/[.D$33])*([.D$33])/8)" office:value-type="float" office:value="345.6">
            <text:p>345,6</text:p>
          </table:table-cell>
          <table:table-cell table:style-name="ce30" table:formula="of:=(([.$B$1]*1024/[.E$33])*([.E$33])/8)" office:value-type="float" office:value="345.6">
            <text:p>345,6</text:p>
          </table:table-cell>
          <table:table-cell table:style-name="ce30" table:formula="of:=(([.$B$1]*1024/[.F$33])*([.F$33])/8)" office:value-type="float" office:value="345.6">
            <text:p>345,6</text:p>
          </table:table-cell>
          <table:table-cell table:style-name="ce30" table:formula="of:=(([.$B$1]*1024/[.G$33])*([.G$33])/8)" office:value-type="float" office:value="345.6">
            <text:p>345,6</text:p>
          </table:table-cell>
        </table:table-row>
        <table:table-row table:style-name="ro1">
          <table:table-cell/>
          <table:table-cell table:style-name="ce13" office:value-type="string" table:number-columns-spanned="6" table:number-rows-spanned="1">
            <text:p>&gt;&gt;&gt; %sC Size (SA 2levels)</text:p>
          </table:table-cell>
          <table:covered-table-cell table:number-columns-repeated="5" table:style-name="ce20"/>
          <table:table-cell/>
          <table:table-cell table:style-name="ce13" office:value-type="string" table:number-columns-spanned="6" table:number-rows-spanned="1">
            <text:p>&gt;&gt;&gt; %SC Size (SA 2levels)</text:p>
          </table:table-cell>
          <table:covered-table-cell table:number-columns-repeated="5"/>
          <table:table-cell/>
          <table:table-cell table:style-name="ce13" office:value-type="string" table:number-columns-spanned="6" table:number-rows-spanned="1">
            <text:p>&gt;&gt;&gt; %BM Size (SA 2levels)</text:p>
          </table:table-cell>
          <table:covered-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21" table:formula="of:=[.B34]/[.B23]" office:value-type="percentage" office:value="0.166666666666667">
            <text:p>16,67%</text:p>
          </table:table-cell>
          <table:table-cell table:style-name="ce21" table:formula="of:=[.C34]/[.C23]" office:value-type="percentage" office:value="0.117647058823529">
            <text:p>11,76%</text:p>
          </table:table-cell>
          <table:table-cell table:style-name="ce21" table:formula="of:=[.D34]/[.D23]" office:value-type="percentage" office:value="0.0909090909090909">
            <text:p>9,09%</text:p>
          </table:table-cell>
          <table:table-cell table:style-name="ce21" table:formula="of:=[.E34]/[.E23]" office:value-type="percentage" office:value="0.0540540540540541">
            <text:p>5,41%</text:p>
          </table:table-cell>
          <table:table-cell table:style-name="ce21" table:formula="of:=[.F34]/[.F23]" office:value-type="percentage" office:value="0.0476190476190476">
            <text:p>4,76%</text:p>
          </table:table-cell>
          <table:table-cell table:style-name="ce21" table:formula="of:=[.G34]/[.G23]" office:value-type="percentage" office:value="0.0350877192982456">
            <text:p>3,51%</text:p>
          </table:table-cell>
          <table:table-cell/>
          <table:table-cell table:style-name="ce21" table:formula="of:=[.I34]/[.B23]" office:value-type="percentage" office:value="0.166666666666667">
            <text:p>16,67%</text:p>
          </table:table-cell>
          <table:table-cell table:style-name="ce21" table:formula="of:=[.J34]/[.C23]" office:value-type="percentage" office:value="0.176470588235294">
            <text:p>17,65%</text:p>
          </table:table-cell>
          <table:table-cell table:style-name="ce21" table:formula="of:=[.K34]/[.D23]" office:value-type="percentage" office:value="0.181818181818182">
            <text:p>18,18%</text:p>
          </table:table-cell>
          <table:table-cell table:style-name="ce21" table:formula="of:=[.L34]/[.E23]" office:value-type="percentage" office:value="0.189189189189189">
            <text:p>18,92%</text:p>
          </table:table-cell>
          <table:table-cell table:style-name="ce21" table:formula="of:=[.M34]/[.F23]" office:value-type="percentage" office:value="0.19047619047619">
            <text:p>19,05%</text:p>
          </table:table-cell>
          <table:table-cell table:style-name="ce21" table:formula="of:=[.N34]/[.G23]" office:value-type="percentage" office:value="0.192982456140351">
            <text:p>19,30%</text:p>
          </table:table-cell>
          <table:table-cell/>
          <table:table-cell table:style-name="ce21" table:formula="of:=[.P34]/[.B23]" office:value-type="percentage" office:value="0.666666666666667">
            <text:p>66,67%</text:p>
          </table:table-cell>
          <table:table-cell table:style-name="ce21" table:formula="of:=[.Q34]/[.C23]" office:value-type="percentage" office:value="0.705882352941176">
            <text:p>70,59%</text:p>
          </table:table-cell>
          <table:table-cell table:style-name="ce21" table:formula="of:=[.R34]/[.D23]" office:value-type="percentage" office:value="0.727272727272727">
            <text:p>72,73%</text:p>
          </table:table-cell>
          <table:table-cell table:style-name="ce21" table:formula="of:=[.S34]/[.E23]" office:value-type="percentage" office:value="0.756756756756757">
            <text:p>75,68%</text:p>
          </table:table-cell>
          <table:table-cell table:style-name="ce21" table:formula="of:=[.T34]/[.F23]" office:value-type="percentage" office:value="0.761904761904762">
            <text:p>76,19%</text:p>
          </table:table-cell>
          <table:table-cell table:style-name="ce21" table:formula="of:=[.U34]/[.G23]" office:value-type="percentage" office:value="0.771929824561403">
            <text:p>77,19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1" table:formula="of:=[.B35]/[.B24]" office:value-type="percentage" office:value="0.333116460637606">
            <text:p>33,31%</text:p>
          </table:table-cell>
          <table:table-cell table:style-name="ce24" table:formula="of:=[.C35]/[.C24]" office:value-type="percentage" office:value="0.249817028543547">
            <text:p>24,98%</text:p>
          </table:table-cell>
          <table:table-cell table:style-name="ce21" table:formula="of:=[.D35]/[.D24]" office:value-type="percentage" office:value="0.19984387197502">
            <text:p>19,98%</text:p>
          </table:table-cell>
          <table:table-cell table:style-name="ce27" table:formula="of:=[.E35]/[.E24]" office:value-type="percentage" office:value="0.124893279668252">
            <text:p>12,49%</text:p>
          </table:table-cell>
          <table:table-cell table:style-name="ce21" table:formula="of:=[.F35]/[.F24]" office:value-type="percentage" office:value="0.111014744145707">
            <text:p>11,10%</text:p>
          </table:table-cell>
          <table:table-cell table:style-name="ce21" table:formula="of:=[.G35]/[.G24]" office:value-type="percentage" office:value="0.0832588015285796">
            <text:p>8,33%</text:p>
          </table:table-cell>
          <table:table-cell/>
          <table:table-cell table:style-name="ce21" table:formula="of:=[.I35]/[.B24]" office:value-type="percentage" office:value="0.000650618087182824">
            <text:p>0,07%</text:p>
          </table:table-cell>
          <table:table-cell table:style-name="ce24" table:formula="of:=[.J35]/[.C24]" office:value-type="percentage" office:value="0.000731885825811173">
            <text:p>0,07%</text:p>
          </table:table-cell>
          <table:table-cell table:style-name="ce21" table:formula="of:=[.K35]/[.D24]" office:value-type="percentage" office:value="0.00078064012490242">
            <text:p>0,08%</text:p>
          </table:table-cell>
          <table:table-cell table:style-name="ce27" table:formula="of:=[.L35]/[.E24]" office:value-type="percentage" office:value="0.000853762653982193">
            <text:p>0,09%</text:p>
          </table:table-cell>
          <table:table-cell table:style-name="ce21" table:formula="of:=[.M35]/[.F24]" office:value-type="percentage" office:value="0.000867302688638335">
            <text:p>0,09%</text:p>
          </table:table-cell>
          <table:table-cell table:style-name="ce21" table:formula="of:=[.N35]/[.G24]" office:value-type="percentage" office:value="0.000894381657045288">
            <text:p>0,09%</text:p>
          </table:table-cell>
          <table:table-cell/>
          <table:table-cell table:style-name="ce21" table:formula="of:=[.P35]/[.B24]" office:value-type="percentage" office:value="0.666232921275211">
            <text:p>66,62%</text:p>
          </table:table-cell>
          <table:table-cell table:style-name="ce33" table:formula="of:=[.Q35]/[.C24]" office:value-type="percentage" office:value="0.749451085630642">
            <text:p>74,95%</text:p>
          </table:table-cell>
          <table:table-cell table:style-name="ce21" table:formula="of:=[.R35]/[.D24]" office:value-type="percentage" office:value="0.799375487900078">
            <text:p>79,94%</text:p>
          </table:table-cell>
          <table:table-cell table:style-name="ce27" table:formula="of:=[.S35]/[.E24]" office:value-type="percentage" office:value="0.874252957677766">
            <text:p>87,43%</text:p>
          </table:table-cell>
          <table:table-cell table:style-name="ce21" table:formula="of:=[.T35]/[.F24]" office:value-type="percentage" office:value="0.888117953165655">
            <text:p>88,81%</text:p>
          </table:table-cell>
          <table:table-cell table:style-name="ce21" table:formula="of:=[.U35]/[.G24]" office:value-type="percentage" office:value="0.915846816814375">
            <text:p>91,58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1" table:formula="of:=[.B36]/[.B25]" office:value-type="percentage" office:value="0.49999999627471">
            <text:p>50,00%</text:p>
          </table:table-cell>
          <table:table-cell table:style-name="ce21" table:formula="of:=[.C36]/[.C25]" office:value-type="percentage" office:value="0.399999996423721">
            <text:p>40,00%</text:p>
          </table:table-cell>
          <table:table-cell table:style-name="ce21" table:formula="of:=[.D36]/[.D25]" office:value-type="percentage" office:value="0.333333330021964">
            <text:p>33,33%</text:p>
          </table:table-cell>
          <table:table-cell table:style-name="ce21" table:formula="of:=[.E36]/[.E25]" office:value-type="percentage" office:value="0.222222219646713">
            <text:p>22,22%</text:p>
          </table:table-cell>
          <table:table-cell table:style-name="ce21" table:formula="of:=[.F36]/[.F25]" office:value-type="percentage" office:value="0.199999997615814">
            <text:p>20,00%</text:p>
          </table:table-cell>
          <table:table-cell table:style-name="ce21" table:formula="of:=[.G36]/[.G25]" office:value-type="percentage" office:value="0.153846151906358">
            <text:p>15,38%</text:p>
          </table:table-cell>
          <table:table-cell/>
          <table:table-cell table:style-name="ce21" table:formula="of:=[.I36]/[.B25]" office:value-type="percentage" office:value="0.00000000745058054141268">
            <text:p>0,00%</text:p>
          </table:table-cell>
          <table:table-cell table:style-name="ce21" table:formula="of:=[.J36]/[.C25]" office:value-type="percentage" office:value="0.00000000894069663637254">
            <text:p>0,00%</text:p>
          </table:table-cell>
          <table:table-cell table:style-name="ce21" table:formula="of:=[.K36]/[.D25]" office:value-type="percentage" office:value="0.00000000993410736387861">
            <text:p>0,00%</text:p>
          </table:table-cell>
          <table:table-cell table:style-name="ce21" table:formula="of:=[.L36]/[.E25]" office:value-type="percentage" office:value="0.000000011589791905336">
            <text:p>0,00%</text:p>
          </table:table-cell>
          <table:table-cell table:style-name="ce21" table:formula="of:=[.M36]/[.F25]" office:value-type="percentage" office:value="0.0000000119209288129696">
            <text:p>0,00%</text:p>
          </table:table-cell>
          <table:table-cell table:style-name="ce21" table:formula="of:=[.N36]/[.G25]" office:value-type="percentage" office:value="0.000000012608674697354">
            <text:p>0,00%</text:p>
          </table:table-cell>
          <table:table-cell/>
          <table:table-cell table:style-name="ce21" table:formula="of:=[.P36]/[.B25]" office:value-type="percentage" office:value="0.49999999627471">
            <text:p>50,00%</text:p>
          </table:table-cell>
          <table:table-cell table:style-name="ce21" table:formula="of:=[.Q36]/[.C25]" office:value-type="percentage" office:value="0.599999994635582">
            <text:p>60,00%</text:p>
          </table:table-cell>
          <table:table-cell table:style-name="ce21" table:formula="of:=[.R36]/[.D25]" office:value-type="percentage" office:value="0.666666660043928">
            <text:p>66,67%</text:p>
          </table:table-cell>
          <table:table-cell table:style-name="ce21" table:formula="of:=[.S36]/[.E25]" office:value-type="percentage" office:value="0.777777768763495">
            <text:p>77,78%</text:p>
          </table:table-cell>
          <table:table-cell table:style-name="ce21" table:formula="of:=[.T36]/[.F25]" office:value-type="percentage" office:value="0.799999990463257">
            <text:p>80,00%</text:p>
          </table:table-cell>
          <table:table-cell table:style-name="ce21" table:formula="of:=[.U36]/[.G25]" office:value-type="percentage" office:value="0.846153835484968">
            <text:p>84,62%</text:p>
          </table:table-cell>
        </table:table-row>
      </table:table>
      <table:table table:name="SAPositionsPages" table:style-name="ta1">
        <table:table-column table:style-name="co15" table:default-cell-style-name="Default"/>
        <table:table-column table:style-name="co9" table:default-cell-style-name="Default"/>
        <table:table-column table:style-name="co9" table:number-columns-repeated="10" table:default-cell-style-name="ce14"/>
        <table:table-column table:style-name="co9" table:number-columns-repeated="2" table:default-cell-style-name="Default"/>
        <table:table-column table:style-name="co16" table:default-cell-style-name="Default"/>
        <table:table-column table:style-name="co9" table:number-columns-repeated="13" table:default-cell-style-name="Default"/>
        <table:table-row table:style-name="ro1">
          <table:table-cell table:style-name="ce34" office:value-type="string">
            <text:p>GENOME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42" office:value-type="string" table:number-columns-spanned="2" table:number-rows-spanned="1">
            <text:p>SizePageLocator (B)</text:p>
          </table:table-cell>
          <table:covered-table-cell table:style-name="ce36"/>
          <table:table-cell table:style-name="Default" office:value-type="float" office:value="128">
            <text:p>128</text:p>
          </table:table-cell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style-name="ce42" office:value-type="string" table:number-columns-spanned="2" table:number-rows-spanned="1">
            <text:p>SizeVectorLocator (B)</text:p>
          </table:table-cell>
          <table:covered-table-cell table:style-name="ce36"/>
          <table:table-cell table:style-name="Default" office:value-type="float" office:value="32">
            <text:p>32</text:p>
          </table:table-cell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ce35" office:value-type="string" table:number-columns-spanned="2" table:number-rows-spanned="1">
            <text:p>KmerClassifierTotalSize</text:p>
          </table:table-cell>
          <table:covered-table-cell/>
          <table:table-cell table:style-name="Default" table:number-columns-repeated="10"/>
          <table:table-cell table:number-columns-repeated="2"/>
          <table:table-cell table:style-name="ce45" office:value-type="string" table:number-columns-spanned="4" table:number-rows-spanned="1">
            <text:p>MetaInfo (Blocks Postions)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table-cell table:style-name="ce36" office:value-type="string">
            <text:p>4KB</text:p>
          </table:table-cell>
          <table:table-cell table:style-name="ce36" office:value-type="string">
            <text:p>8KB</text:p>
          </table:table-cell>
          <table:table-cell table:style-name="ce36" office:value-type="string">
            <text:p>16KB</text:p>
          </table:table-cell>
          <table:table-cell table:style-name="ce36" office:value-type="string">
            <text:p>32KB</text:p>
          </table:table-cell>
          <table:table-cell table:style-name="ce36" office:value-type="string">
            <text:p>64KB</text:p>
          </table:table-cell>
          <table:table-cell table:style-name="ce36" office:value-type="string">
            <text:p>128KB</text:p>
          </table:table-cell>
          <table:table-cell table:style-name="ce36" office:value-type="string">
            <text:p>256KB</text:p>
          </table:table-cell>
          <table:table-cell table:style-name="ce36" office:value-type="string">
            <text:p>512KB</text:p>
          </table:table-cell>
          <table:table-cell table:style-name="ce36" office:value-type="string">
            <text:p>1MB</text:p>
          </table:table-cell>
          <table:table-cell table:style-name="ce36" office:value-type="string">
            <text:p>2MB</text:p>
          </table:table-cell>
          <table:table-cell table:style-name="ce36" office:value-type="string">
            <text:p>4MB</text:p>
          </table:table-cell>
          <table:table-cell table:style-name="ce36" office:value-type="string">
            <text:p>8MB</text:p>
          </table:table-cell>
          <table:table-cell table:style-name="ce36" office:value-type="string">
            <text:p>16MB</text:p>
          </table:table-cell>
          <table:table-cell/>
          <table:table-cell table:style-name="ce36" office:value-type="string">
            <text:p>4KB</text:p>
          </table:table-cell>
          <table:table-cell table:style-name="ce36" office:value-type="string">
            <text:p>8KB</text:p>
          </table:table-cell>
          <table:table-cell table:style-name="ce36" office:value-type="string">
            <text:p>16KB</text:p>
          </table:table-cell>
          <table:table-cell table:style-name="ce36" office:value-type="string">
            <text:p>32KB</text:p>
          </table:table-cell>
          <table:table-cell table:style-name="ce36" office:value-type="string">
            <text:p>64KB</text:p>
          </table:table-cell>
          <table:table-cell table:style-name="ce36" office:value-type="string">
            <text:p>128KB</text:p>
          </table:table-cell>
          <table:table-cell table:style-name="ce36" office:value-type="string">
            <text:p>256KB</text:p>
          </table:table-cell>
          <table:table-cell table:style-name="ce36" office:value-type="string">
            <text:p>512KB</text:p>
          </table:table-cell>
          <table:table-cell table:style-name="ce36" office:value-type="string">
            <text:p>1MB</text:p>
          </table:table-cell>
          <table:table-cell table:style-name="ce36" office:value-type="string">
            <text:p>2MB</text:p>
          </table:table-cell>
          <table:table-cell table:style-name="ce36" office:value-type="string">
            <text:p>4MB</text:p>
          </table:table-cell>
          <table:table-cell table:style-name="ce36" office:value-type="string">
            <text:p>8MB</text:p>
          </table:table-cell>
          <table:table-cell table:style-name="ce36" office:value-type="string">
            <text:p>16MB</text:p>
          </table:table-cell>
        </table:table-row>
        <table:table-row table:style-name="ro1">
          <table:table-cell table:style-name="ce7" office:value-type="string">
            <text:p>PageSize</text:p>
          </table:table-cell>
          <table:table-cell table:formula="of:=4*1024" office:value-type="float" office:value="4096">
            <text:p>4096</text:p>
          </table:table-cell>
          <table:table-cell table:style-name="Default" table:formula="of:=8*1024" office:value-type="float" office:value="8192">
            <text:p>8192</text:p>
          </table:table-cell>
          <table:table-cell table:style-name="Default" table:formula="of:=16*1024" office:value-type="float" office:value="16384">
            <text:p>16384</text:p>
          </table:table-cell>
          <table:table-cell table:style-name="Default" table:formula="of:=32*1024" office:value-type="float" office:value="32768">
            <text:p>32768</text:p>
          </table:table-cell>
          <table:table-cell table:style-name="Default" table:formula="of:=64*1024" office:value-type="float" office:value="65536">
            <text:p>65536</text:p>
          </table:table-cell>
          <table:table-cell table:style-name="Default" table:formula="of:=128*1024" office:value-type="float" office:value="131072">
            <text:p>131072</text:p>
          </table:table-cell>
          <table:table-cell table:style-name="Default" table:formula="of:=256*1024" office:value-type="float" office:value="262144">
            <text:p>262144</text:p>
          </table:table-cell>
          <table:table-cell table:style-name="Default" table:formula="of:=512*1024" office:value-type="float" office:value="524288">
            <text:p>524288</text:p>
          </table:table-cell>
          <table:table-cell table:style-name="Default" table:formula="of:=1*1024*1024" office:value-type="float" office:value="1048576">
            <text:p>1048576</text:p>
          </table:table-cell>
          <table:table-cell table:style-name="Default" table:formula="of:=2*1024*1024" office:value-type="float" office:value="2097152">
            <text:p>2097152</text:p>
          </table:table-cell>
          <table:table-cell table:style-name="Default" table:formula="of:=4*1024*1024" office:value-type="float" office:value="4194304">
            <text:p>4194304</text:p>
          </table:table-cell>
          <table:table-cell table:formula="of:=8*1024*1024" office:value-type="float" office:value="8388608">
            <text:p>8388608</text:p>
          </table:table-cell>
          <table:table-cell table:formula="of:=16*1024*1024" office:value-type="float" office:value="16777216">
            <text:p>16777216</text:p>
          </table:table-cell>
          <table:table-cell table:style-name="ce7" office:value-type="string">
            <text:p>PageSize</text:p>
          </table:table-cell>
          <table:table-cell table:formula="of:=4*1024" office:value-type="float" office:value="4096">
            <text:p>4096</text:p>
          </table:table-cell>
          <table:table-cell table:formula="of:=8*1024" office:value-type="float" office:value="8192">
            <text:p>8192</text:p>
          </table:table-cell>
          <table:table-cell table:formula="of:=16*1024" office:value-type="float" office:value="16384">
            <text:p>16384</text:p>
          </table:table-cell>
          <table:table-cell table:formula="of:=32*1024" office:value-type="float" office:value="32768">
            <text:p>32768</text:p>
          </table:table-cell>
          <table:table-cell table:formula="of:=64*1024" office:value-type="float" office:value="65536">
            <text:p>65536</text:p>
          </table:table-cell>
          <table:table-cell table:formula="of:=128*1024" office:value-type="float" office:value="131072">
            <text:p>131072</text:p>
          </table:table-cell>
          <table:table-cell table:formula="of:=256*1024" office:value-type="float" office:value="262144">
            <text:p>262144</text:p>
          </table:table-cell>
          <table:table-cell table:formula="of:=512*1024" office:value-type="float" office:value="524288">
            <text:p>524288</text:p>
          </table:table-cell>
          <table:table-cell table:formula="of:=1*1024*1024" office:value-type="float" office:value="1048576">
            <text:p>1048576</text:p>
          </table:table-cell>
          <table:table-cell table:formula="of:=2*1024*1024" office:value-type="float" office:value="2097152">
            <text:p>2097152</text:p>
          </table:table-cell>
          <table:table-cell table:formula="of:=4*1024*1024" office:value-type="float" office:value="4194304">
            <text:p>4194304</text:p>
          </table:table-cell>
          <table:table-cell table:formula="of:=8*1024*1024" office:value-type="float" office:value="8388608">
            <text:p>8388608</text:p>
          </table:table-cell>
          <table:table-cell table:formula="of:=16*1024*1024" office:value-type="float" office:value="16777216">
            <text:p>16777216</text:p>
          </table:table-cell>
        </table:table-row>
        <table:table-row table:style-name="ro1">
          <table:table-cell table:style-name="ce7" office:value-type="string">
            <text:p>K-mer Depth</text:p>
          </table:table-cell>
          <table:table-cell/>
          <table:table-cell table:style-name="Default" table:number-columns-repeated="10"/>
          <table:table-cell table:number-columns-repeated="2"/>
          <table:table-cell table:style-name="ce46" office:value-type="string" table:number-columns-spanned="2" table:number-rows-spanned="1">
            <text:p>Storing Vector+Locations</text:p>
          </table:table-cell>
          <table:covered-table-cell/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style-name="ce14" table:formula="of:=(5^[.$A7])*[.B$5]/1024/1024" office:value-type="float" office:value="0.09765625">
            <text:p>0,10</text:p>
          </table:table-cell>
          <table:table-cell table:formula="of:=(5^[.$A7])*[.C$5]/1024/1024" office:value-type="float" office:value="0.1953125">
            <text:p>0,20</text:p>
          </table:table-cell>
          <table:table-cell table:formula="of:=(5^[.$A7])*[.D$5]/1024/1024" office:value-type="float" office:value="0.390625">
            <text:p>0,39</text:p>
          </table:table-cell>
          <table:table-cell table:formula="of:=(5^[.$A7])*[.E$5]/1024/1024" office:value-type="float" office:value="0.78125">
            <text:p>0,78</text:p>
          </table:table-cell>
          <table:table-cell table:formula="of:=(5^[.$A7])*[.F$5]/1024/1024" office:value-type="float" office:value="1.5625">
            <text:p>1,56</text:p>
          </table:table-cell>
          <table:table-cell table:formula="of:=(5^[.$A7])*[.G$5]/1024/1024" office:value-type="float" office:value="3.125">
            <text:p>3,13</text:p>
          </table:table-cell>
          <table:table-cell table:formula="of:=(5^[.$A7])*[.H$5]/1024/1024" office:value-type="float" office:value="6.25">
            <text:p>6,25</text:p>
          </table:table-cell>
          <table:table-cell table:formula="of:=(5^[.$A7])*[.I$5]/1024/1024" office:value-type="float" office:value="12.5">
            <text:p>12,50</text:p>
          </table:table-cell>
          <table:table-cell table:formula="of:=(5^[.$A7])*[.J$5]/1024/1024" office:value-type="float" office:value="25">
            <text:p>25,00</text:p>
          </table:table-cell>
          <table:table-cell table:formula="of:=(5^[.$A7])*[.K$5]/1024/1024" office:value-type="float" office:value="50">
            <text:p>50,00</text:p>
          </table:table-cell>
          <table:table-cell table:formula="of:=(5^[.$A7])*[.L$5]/1024/1024" office:value-type="float" office:value="100">
            <text:p>100,00</text:p>
          </table:table-cell>
          <table:table-cell table:style-name="ce14" table:formula="of:=(5^[.$A7])*[.M$5]/1024/1024" office:value-type="float" office:value="200">
            <text:p>200,00</text:p>
          </table:table-cell>
          <table:table-cell table:style-name="ce14" table:formula="of:=(5^[.$A7])*[.N$5]/1024/1024" office:value-type="float" office:value="400">
            <text:p>400,00</text:p>
          </table:table-cell>
          <table:table-cell table:style-name="ce1" office:value-type="string">
            <text:p>MI Size (MB)</text:p>
          </table:table-cell>
          <table:table-cell table:style-name="ce14" table:formula="of:=((([.$B$1]*8*1024*1024*1024/[.B$5])*[.$F$1])+(5^[.$A7])*[.$F$2])/1024/1024" office:value-type="float" office:value="10240.0007629395">
            <text:p>10240,00</text:p>
          </table:table-cell>
          <table:table-cell table:style-name="ce14" table:formula="of:=((([.$B$1]*8*1024*1024*1024/[.C$5])*[.$F$1])+(5^[.$A7])*[.$F$2])/1024/1024" office:value-type="float" office:value="5120.00076293945">
            <text:p>5120,00</text:p>
          </table:table-cell>
          <table:table-cell table:style-name="ce14" table:formula="of:=((([.$B$1]*8*1024*1024*1024/[.D$5])*[.$F$1])+(5^[.$A7])*[.$F$2])/1024/1024" office:value-type="float" office:value="2560.00076293945">
            <text:p>2560,00</text:p>
          </table:table-cell>
          <table:table-cell table:style-name="ce14" table:formula="of:=((([.$B$1]*8*1024*1024*1024/[.E$5])*[.$F$1])+(5^[.$A7])*[.$F$2])/1024/1024" office:value-type="float" office:value="1280.00076293945">
            <text:p>1280,00</text:p>
          </table:table-cell>
          <table:table-cell table:style-name="ce14" table:formula="of:=((([.$B$1]*8*1024*1024*1024/[.F$5])*[.$F$1])+(5^[.$A7])*[.$F$2])/1024/1024" office:value-type="float" office:value="640.000762939453">
            <text:p>640,00</text:p>
          </table:table-cell>
          <table:table-cell table:style-name="ce14" table:formula="of:=((([.$B$1]*8*1024*1024*1024/[.G$5])*[.$F$1])+(5^[.$A7])*[.$F$2])/1024/1024" office:value-type="float" office:value="320.000762939453">
            <text:p>320,00</text:p>
          </table:table-cell>
          <table:table-cell table:style-name="ce14" table:formula="of:=((([.$B$1]*8*1024*1024*1024/[.H$5])*[.$F$1])+(5^[.$A7])*[.$F$2])/1024/1024" office:value-type="float" office:value="160.000762939453">
            <text:p>160,00</text:p>
          </table:table-cell>
          <table:table-cell table:style-name="ce14" table:formula="of:=((([.$B$1]*8*1024*1024*1024/[.I$5])*[.$F$1])+(5^[.$A7])*[.$F$2])/1024/1024" office:value-type="float" office:value="80.0007629394531">
            <text:p>80,00</text:p>
          </table:table-cell>
          <table:table-cell table:style-name="ce14" table:formula="of:=((([.$B$1]*8*1024*1024*1024/[.J$5])*[.$F$1])+(5^[.$A7])*[.$F$2])/1024/1024" office:value-type="float" office:value="40.0007629394531">
            <text:p>40,00</text:p>
          </table:table-cell>
          <table:table-cell table:style-name="ce14" table:formula="of:=((([.$B$1]*8*1024*1024*1024/[.K$5])*[.$F$1])+(5^[.$A7])*[.$F$2])/1024/1024" office:value-type="float" office:value="20.0007629394531">
            <text:p>20,00</text:p>
          </table:table-cell>
          <table:table-cell table:style-name="ce14" table:formula="of:=((([.$B$1]*8*1024*1024*1024/[.L$5])*[.$F$1])+(5^[.$A7])*[.$F$2])/1024/1024" office:value-type="float" office:value="10.0007629394531">
            <text:p>10,00</text:p>
          </table:table-cell>
          <table:table-cell table:style-name="ce14" table:formula="of:=((([.$B$1]*8*1024*1024*1024/[.M$5])*[.$F$1])+(5^[.$A7])*[.$F$2])/1024/1024" office:value-type="float" office:value="5.00076293945313">
            <text:p>5,00</text:p>
          </table:table-cell>
          <table:table-cell table:style-name="ce14" table:formula="of:=((([.$B$1]*8*1024*1024*1024/[.N$5])*[.$F$1])+(5^[.$A7])*[.$F$2])/1024/1024" office:value-type="float" office:value="2.50076293945312">
            <text:p>2,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4" table:formula="of:=(5^[.$A8])*[.B$5]/1024/1024" office:value-type="float" office:value="0.48828125">
            <text:p>0,49</text:p>
          </table:table-cell>
          <table:table-cell table:formula="of:=(5^[.$A8])*[.C$5]/1024/1024" office:value-type="float" office:value="0.9765625">
            <text:p>0,98</text:p>
          </table:table-cell>
          <table:table-cell table:formula="of:=(5^[.$A8])*[.D$5]/1024/1024" office:value-type="float" office:value="1.953125">
            <text:p>1,95</text:p>
          </table:table-cell>
          <table:table-cell table:formula="of:=(5^[.$A8])*[.E$5]/1024/1024" office:value-type="float" office:value="3.90625">
            <text:p>3,91</text:p>
          </table:table-cell>
          <table:table-cell table:formula="of:=(5^[.$A8])*[.F$5]/1024/1024" office:value-type="float" office:value="7.8125">
            <text:p>7,81</text:p>
          </table:table-cell>
          <table:table-cell table:formula="of:=(5^[.$A8])*[.G$5]/1024/1024" office:value-type="float" office:value="15.625">
            <text:p>15,63</text:p>
          </table:table-cell>
          <table:table-cell table:formula="of:=(5^[.$A8])*[.H$5]/1024/1024" office:value-type="float" office:value="31.25">
            <text:p>31,25</text:p>
          </table:table-cell>
          <table:table-cell table:formula="of:=(5^[.$A8])*[.I$5]/1024/1024" office:value-type="float" office:value="62.5">
            <text:p>62,50</text:p>
          </table:table-cell>
          <table:table-cell table:formula="of:=(5^[.$A8])*[.J$5]/1024/1024" office:value-type="float" office:value="125">
            <text:p>125,00</text:p>
          </table:table-cell>
          <table:table-cell table:formula="of:=(5^[.$A8])*[.K$5]/1024/1024" office:value-type="float" office:value="250">
            <text:p>250,00</text:p>
          </table:table-cell>
          <table:table-cell table:formula="of:=(5^[.$A8])*[.L$5]/1024/1024" office:value-type="float" office:value="500">
            <text:p>500,00</text:p>
          </table:table-cell>
          <table:table-cell table:style-name="ce14" table:formula="of:=(5^[.$A8])*[.M$5]/1024/1024" office:value-type="float" office:value="1000">
            <text:p>1000,00</text:p>
          </table:table-cell>
          <table:table-cell table:style-name="ce14" table:formula="of:=(5^[.$A8])*[.N$5]/1024/1024" office:value-type="float" office:value="2000">
            <text:p>2000,00</text:p>
          </table:table-cell>
          <table:table-cell/>
          <table:table-cell table:style-name="ce14" table:formula="of:=((([.$B$1]*8*1024*1024*1024/[.B$5])*[.$F$1])+(5^[.$A8])*[.$F$2])/1024/1024" office:value-type="float" office:value="10240.0038146973">
            <text:p>10240,00</text:p>
          </table:table-cell>
          <table:table-cell table:style-name="ce14" table:formula="of:=((([.$B$1]*8*1024*1024*1024/[.C$5])*[.$F$1])+(5^[.$A8])*[.$F$2])/1024/1024" office:value-type="float" office:value="5120.00381469727">
            <text:p>5120,00</text:p>
          </table:table-cell>
          <table:table-cell table:style-name="ce14" table:formula="of:=((([.$B$1]*8*1024*1024*1024/[.D$5])*[.$F$1])+(5^[.$A8])*[.$F$2])/1024/1024" office:value-type="float" office:value="2560.00381469727">
            <text:p>2560,00</text:p>
          </table:table-cell>
          <table:table-cell table:style-name="ce14" table:formula="of:=((([.$B$1]*8*1024*1024*1024/[.E$5])*[.$F$1])+(5^[.$A8])*[.$F$2])/1024/1024" office:value-type="float" office:value="1280.00381469727">
            <text:p>1280,00</text:p>
          </table:table-cell>
          <table:table-cell table:style-name="ce14" table:formula="of:=((([.$B$1]*8*1024*1024*1024/[.F$5])*[.$F$1])+(5^[.$A8])*[.$F$2])/1024/1024" office:value-type="float" office:value="640.003814697266">
            <text:p>640,00</text:p>
          </table:table-cell>
          <table:table-cell table:style-name="ce14" table:formula="of:=((([.$B$1]*8*1024*1024*1024/[.G$5])*[.$F$1])+(5^[.$A8])*[.$F$2])/1024/1024" office:value-type="float" office:value="320.003814697266">
            <text:p>320,00</text:p>
          </table:table-cell>
          <table:table-cell table:style-name="ce14" table:formula="of:=((([.$B$1]*8*1024*1024*1024/[.H$5])*[.$F$1])+(5^[.$A8])*[.$F$2])/1024/1024" office:value-type="float" office:value="160.003814697266">
            <text:p>160,00</text:p>
          </table:table-cell>
          <table:table-cell table:style-name="ce14" table:formula="of:=((([.$B$1]*8*1024*1024*1024/[.I$5])*[.$F$1])+(5^[.$A8])*[.$F$2])/1024/1024" office:value-type="float" office:value="80.0038146972656">
            <text:p>80,00</text:p>
          </table:table-cell>
          <table:table-cell table:style-name="ce14" table:formula="of:=((([.$B$1]*8*1024*1024*1024/[.J$5])*[.$F$1])+(5^[.$A8])*[.$F$2])/1024/1024" office:value-type="float" office:value="40.0038146972656">
            <text:p>40,00</text:p>
          </table:table-cell>
          <table:table-cell table:style-name="ce14" table:formula="of:=((([.$B$1]*8*1024*1024*1024/[.K$5])*[.$F$1])+(5^[.$A8])*[.$F$2])/1024/1024" office:value-type="float" office:value="20.0038146972656">
            <text:p>20,00</text:p>
          </table:table-cell>
          <table:table-cell table:style-name="ce14" table:formula="of:=((([.$B$1]*8*1024*1024*1024/[.L$5])*[.$F$1])+(5^[.$A8])*[.$F$2])/1024/1024" office:value-type="float" office:value="10.0038146972656">
            <text:p>10,00</text:p>
          </table:table-cell>
          <table:table-cell table:style-name="ce14" table:formula="of:=((([.$B$1]*8*1024*1024*1024/[.M$5])*[.$F$1])+(5^[.$A8])*[.$F$2])/1024/1024" office:value-type="float" office:value="5.00381469726563">
            <text:p>5,00</text:p>
          </table:table-cell>
          <table:table-cell table:style-name="ce14" table:formula="of:=((([.$B$1]*8*1024*1024*1024/[.N$5])*[.$F$1])+(5^[.$A8])*[.$F$2])/1024/1024" office:value-type="float" office:value="2.50381469726562">
            <text:p>2,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4" table:formula="of:=(5^[.$A9])*[.B$5]/1024/1024" office:value-type="float" office:value="2.44140625">
            <text:p>2,44</text:p>
          </table:table-cell>
          <table:table-cell table:formula="of:=(5^[.$A9])*[.C$5]/1024/1024" office:value-type="float" office:value="4.8828125">
            <text:p>4,88</text:p>
          </table:table-cell>
          <table:table-cell table:formula="of:=(5^[.$A9])*[.D$5]/1024/1024" office:value-type="float" office:value="9.765625">
            <text:p>9,77</text:p>
          </table:table-cell>
          <table:table-cell table:formula="of:=(5^[.$A9])*[.E$5]/1024/1024" office:value-type="float" office:value="19.53125">
            <text:p>19,53</text:p>
          </table:table-cell>
          <table:table-cell table:formula="of:=(5^[.$A9])*[.F$5]/1024/1024" office:value-type="float" office:value="39.0625">
            <text:p>39,06</text:p>
          </table:table-cell>
          <table:table-cell table:formula="of:=(5^[.$A9])*[.G$5]/1024/1024" office:value-type="float" office:value="78.125">
            <text:p>78,13</text:p>
          </table:table-cell>
          <table:table-cell table:formula="of:=(5^[.$A9])*[.H$5]/1024/1024" office:value-type="float" office:value="156.25">
            <text:p>156,25</text:p>
          </table:table-cell>
          <table:table-cell table:formula="of:=(5^[.$A9])*[.I$5]/1024/1024" office:value-type="float" office:value="312.5">
            <text:p>312,50</text:p>
          </table:table-cell>
          <table:table-cell table:formula="of:=(5^[.$A9])*[.J$5]/1024/1024" office:value-type="float" office:value="625">
            <text:p>625,00</text:p>
          </table:table-cell>
          <table:table-cell table:formula="of:=(5^[.$A9])*[.K$5]/1024/1024" office:value-type="float" office:value="1250">
            <text:p>1250,00</text:p>
          </table:table-cell>
          <table:table-cell table:formula="of:=(5^[.$A9])*[.L$5]/1024/1024" office:value-type="float" office:value="2500">
            <text:p>2500,00</text:p>
          </table:table-cell>
          <table:table-cell table:style-name="ce14" table:formula="of:=(5^[.$A9])*[.M$5]/1024/1024" office:value-type="float" office:value="5000">
            <text:p>5000,00</text:p>
          </table:table-cell>
          <table:table-cell table:style-name="ce14" table:formula="of:=(5^[.$A9])*[.N$5]/1024/1024" office:value-type="float" office:value="10000">
            <text:p>10000,00</text:p>
          </table:table-cell>
          <table:table-cell/>
          <table:table-cell table:style-name="ce14" table:formula="of:=((([.$B$1]*8*1024*1024*1024/[.B$5])*[.$F$1])+(5^[.$A9])*[.$F$2])/1024/1024" office:value-type="float" office:value="10240.0190734863">
            <text:p>10240,02</text:p>
          </table:table-cell>
          <table:table-cell table:style-name="ce14" table:formula="of:=((([.$B$1]*8*1024*1024*1024/[.C$5])*[.$F$1])+(5^[.$A9])*[.$F$2])/1024/1024" office:value-type="float" office:value="5120.01907348633">
            <text:p>5120,02</text:p>
          </table:table-cell>
          <table:table-cell table:style-name="ce14" table:formula="of:=((([.$B$1]*8*1024*1024*1024/[.D$5])*[.$F$1])+(5^[.$A9])*[.$F$2])/1024/1024" office:value-type="float" office:value="2560.01907348633">
            <text:p>2560,02</text:p>
          </table:table-cell>
          <table:table-cell table:style-name="ce14" table:formula="of:=((([.$B$1]*8*1024*1024*1024/[.E$5])*[.$F$1])+(5^[.$A9])*[.$F$2])/1024/1024" office:value-type="float" office:value="1280.01907348633">
            <text:p>1280,02</text:p>
          </table:table-cell>
          <table:table-cell table:style-name="ce14" table:formula="of:=((([.$B$1]*8*1024*1024*1024/[.F$5])*[.$F$1])+(5^[.$A9])*[.$F$2])/1024/1024" office:value-type="float" office:value="640.019073486328">
            <text:p>640,02</text:p>
          </table:table-cell>
          <table:table-cell table:style-name="ce14" table:formula="of:=((([.$B$1]*8*1024*1024*1024/[.G$5])*[.$F$1])+(5^[.$A9])*[.$F$2])/1024/1024" office:value-type="float" office:value="320.019073486328">
            <text:p>320,02</text:p>
          </table:table-cell>
          <table:table-cell table:style-name="ce14" table:formula="of:=((([.$B$1]*8*1024*1024*1024/[.H$5])*[.$F$1])+(5^[.$A9])*[.$F$2])/1024/1024" office:value-type="float" office:value="160.019073486328">
            <text:p>160,02</text:p>
          </table:table-cell>
          <table:table-cell table:style-name="ce14" table:formula="of:=((([.$B$1]*8*1024*1024*1024/[.I$5])*[.$F$1])+(5^[.$A9])*[.$F$2])/1024/1024" office:value-type="float" office:value="80.0190734863281">
            <text:p>80,02</text:p>
          </table:table-cell>
          <table:table-cell table:style-name="ce14" table:formula="of:=((([.$B$1]*8*1024*1024*1024/[.J$5])*[.$F$1])+(5^[.$A9])*[.$F$2])/1024/1024" office:value-type="float" office:value="40.0190734863281">
            <text:p>40,02</text:p>
          </table:table-cell>
          <table:table-cell table:style-name="ce14" table:formula="of:=((([.$B$1]*8*1024*1024*1024/[.K$5])*[.$F$1])+(5^[.$A9])*[.$F$2])/1024/1024" office:value-type="float" office:value="20.0190734863281">
            <text:p>20,02</text:p>
          </table:table-cell>
          <table:table-cell table:style-name="ce14" table:formula="of:=((([.$B$1]*8*1024*1024*1024/[.L$5])*[.$F$1])+(5^[.$A9])*[.$F$2])/1024/1024" office:value-type="float" office:value="10.0190734863281">
            <text:p>10,02</text:p>
          </table:table-cell>
          <table:table-cell table:style-name="ce14" table:formula="of:=((([.$B$1]*8*1024*1024*1024/[.M$5])*[.$F$1])+(5^[.$A9])*[.$F$2])/1024/1024" office:value-type="float" office:value="5.01907348632813">
            <text:p>5,02</text:p>
          </table:table-cell>
          <table:table-cell table:style-name="ce14" table:formula="of:=((([.$B$1]*8*1024*1024*1024/[.N$5])*[.$F$1])+(5^[.$A9])*[.$F$2])/1024/1024" office:value-type="float" office:value="2.51907348632812">
            <text:p>2,5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4" table:formula="of:=(5^[.$A10])*[.B$5]/1024/1024" office:value-type="float" office:value="12.20703125">
            <text:p>12,21</text:p>
          </table:table-cell>
          <table:table-cell table:formula="of:=(5^[.$A10])*[.C$5]/1024/1024" office:value-type="float" office:value="24.4140625">
            <text:p>24,41</text:p>
          </table:table-cell>
          <table:table-cell table:formula="of:=(5^[.$A10])*[.D$5]/1024/1024" office:value-type="float" office:value="48.828125">
            <text:p>48,83</text:p>
          </table:table-cell>
          <table:table-cell table:style-name="ce44" table:formula="of:=(5^[.$A10])*[.E$5]/1024/1024" office:value-type="float" office:value="97.65625">
            <text:p>97,66</text:p>
          </table:table-cell>
          <table:table-cell table:formula="of:=(5^[.$A10])*[.F$5]/1024/1024" office:value-type="float" office:value="195.3125">
            <text:p>195,31</text:p>
          </table:table-cell>
          <table:table-cell table:formula="of:=(5^[.$A10])*[.G$5]/1024/1024" office:value-type="float" office:value="390.625">
            <text:p>390,63</text:p>
          </table:table-cell>
          <table:table-cell table:formula="of:=(5^[.$A10])*[.H$5]/1024/1024" office:value-type="float" office:value="781.25">
            <text:p>781,25</text:p>
          </table:table-cell>
          <table:table-cell table:formula="of:=(5^[.$A10])*[.I$5]/1024/1024" office:value-type="float" office:value="1562.5">
            <text:p>1562,50</text:p>
          </table:table-cell>
          <table:table-cell table:formula="of:=(5^[.$A10])*[.J$5]/1024/1024" office:value-type="float" office:value="3125">
            <text:p>3125,00</text:p>
          </table:table-cell>
          <table:table-cell table:formula="of:=(5^[.$A10])*[.K$5]/1024/1024" office:value-type="float" office:value="6250">
            <text:p>6250,00</text:p>
          </table:table-cell>
          <table:table-cell table:formula="of:=(5^[.$A10])*[.L$5]/1024/1024" office:value-type="float" office:value="12500">
            <text:p>12500,00</text:p>
          </table:table-cell>
          <table:table-cell table:style-name="ce43" table:formula="of:=(5^[.$A10])*[.M$5]/1024/1024" office:value-type="float" office:value="25000">
            <text:p>25000,00</text:p>
          </table:table-cell>
          <table:table-cell table:style-name="ce43" table:formula="of:=(5^[.$A10])*[.N$5]/1024/1024" office:value-type="float" office:value="50000">
            <text:p>50000,00</text:p>
          </table:table-cell>
          <table:table-cell/>
          <table:table-cell table:style-name="ce14" table:formula="of:=((([.$B$1]*8*1024*1024*1024/[.B$5])*[.$F$1])+(5^[.$A10])*[.$F$2])/1024/1024" office:value-type="float" office:value="10240.0953674316">
            <text:p>10240,10</text:p>
          </table:table-cell>
          <table:table-cell table:style-name="ce14" table:formula="of:=((([.$B$1]*8*1024*1024*1024/[.C$5])*[.$F$1])+(5^[.$A10])*[.$F$2])/1024/1024" office:value-type="float" office:value="5120.09536743164">
            <text:p>5120,10</text:p>
          </table:table-cell>
          <table:table-cell table:style-name="ce14" table:formula="of:=((([.$B$1]*8*1024*1024*1024/[.D$5])*[.$F$1])+(5^[.$A10])*[.$F$2])/1024/1024" office:value-type="float" office:value="2560.09536743164">
            <text:p>2560,10</text:p>
          </table:table-cell>
          <table:table-cell table:style-name="ce14" table:formula="of:=((([.$B$1]*8*1024*1024*1024/[.E$5])*[.$F$1])+(5^[.$A10])*[.$F$2])/1024/1024" office:value-type="float" office:value="1280.09536743164">
            <text:p>1280,10</text:p>
          </table:table-cell>
          <table:table-cell table:style-name="ce14" table:formula="of:=((([.$B$1]*8*1024*1024*1024/[.F$5])*[.$F$1])+(5^[.$A10])*[.$F$2])/1024/1024" office:value-type="float" office:value="640.095367431641">
            <text:p>640,10</text:p>
          </table:table-cell>
          <table:table-cell table:style-name="ce14" table:formula="of:=((([.$B$1]*8*1024*1024*1024/[.G$5])*[.$F$1])+(5^[.$A10])*[.$F$2])/1024/1024" office:value-type="float" office:value="320.095367431641">
            <text:p>320,10</text:p>
          </table:table-cell>
          <table:table-cell table:style-name="ce14" table:formula="of:=((([.$B$1]*8*1024*1024*1024/[.H$5])*[.$F$1])+(5^[.$A10])*[.$F$2])/1024/1024" office:value-type="float" office:value="160.095367431641">
            <text:p>160,10</text:p>
          </table:table-cell>
          <table:table-cell table:style-name="ce14" table:formula="of:=((([.$B$1]*8*1024*1024*1024/[.I$5])*[.$F$1])+(5^[.$A10])*[.$F$2])/1024/1024" office:value-type="float" office:value="80.0953674316406">
            <text:p>80,10</text:p>
          </table:table-cell>
          <table:table-cell table:style-name="ce14" table:formula="of:=((([.$B$1]*8*1024*1024*1024/[.J$5])*[.$F$1])+(5^[.$A10])*[.$F$2])/1024/1024" office:value-type="float" office:value="40.0953674316406">
            <text:p>40,10</text:p>
          </table:table-cell>
          <table:table-cell table:style-name="ce14" table:formula="of:=((([.$B$1]*8*1024*1024*1024/[.K$5])*[.$F$1])+(5^[.$A10])*[.$F$2])/1024/1024" office:value-type="float" office:value="20.0953674316406">
            <text:p>20,10</text:p>
          </table:table-cell>
          <table:table-cell table:style-name="ce14" table:formula="of:=((([.$B$1]*8*1024*1024*1024/[.L$5])*[.$F$1])+(5^[.$A10])*[.$F$2])/1024/1024" office:value-type="float" office:value="10.0953674316406">
            <text:p>10,10</text:p>
          </table:table-cell>
          <table:table-cell table:style-name="ce14" table:formula="of:=((([.$B$1]*8*1024*1024*1024/[.M$5])*[.$F$1])+(5^[.$A10])*[.$F$2])/1024/1024" office:value-type="float" office:value="5.09536743164063">
            <text:p>5,10</text:p>
          </table:table-cell>
          <table:table-cell table:style-name="ce14" table:formula="of:=((([.$B$1]*8*1024*1024*1024/[.N$5])*[.$F$1])+(5^[.$A10])*[.$F$2])/1024/1024" office:value-type="float" office:value="2.59536743164062">
            <text:p>2,6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7" table:formula="of:=(5^[.$A11])*[.B$5]/1024/1024" office:value-type="float" office:value="61.03515625">
            <text:p>61,04</text:p>
          </table:table-cell>
          <table:table-cell table:style-name="ce37" table:formula="of:=(5^[.$A11])*[.C$5]/1024/1024" office:value-type="float" office:value="122.0703125">
            <text:p>122,07</text:p>
          </table:table-cell>
          <table:table-cell table:style-name="ce38" table:formula="of:=(5^[.$A11])*[.D$5]/1024/1024" office:value-type="float" office:value="244.140625">
            <text:p>244,14</text:p>
          </table:table-cell>
          <table:table-cell table:style-name="ce38" table:formula="of:=(5^[.$A11])*[.E$5]/1024/1024" office:value-type="float" office:value="488.28125">
            <text:p>488,28</text:p>
          </table:table-cell>
          <table:table-cell table:style-name="ce38" table:formula="of:=(5^[.$A11])*[.F$5]/1024/1024" office:value-type="float" office:value="976.5625">
            <text:p>976,56</text:p>
          </table:table-cell>
          <table:table-cell table:style-name="ce38" table:formula="of:=(5^[.$A11])*[.G$5]/1024/1024" office:value-type="float" office:value="1953.125">
            <text:p>1953,13</text:p>
          </table:table-cell>
          <table:table-cell table:style-name="ce38" table:formula="of:=(5^[.$A11])*[.H$5]/1024/1024" office:value-type="float" office:value="3906.25">
            <text:p>3906,25</text:p>
          </table:table-cell>
          <table:table-cell table:style-name="ce38" table:formula="of:=(5^[.$A11])*[.I$5]/1024/1024" office:value-type="float" office:value="7812.5">
            <text:p>7812,50</text:p>
          </table:table-cell>
          <table:table-cell table:style-name="ce38" table:formula="of:=(5^[.$A11])*[.J$5]/1024/1024" office:value-type="float" office:value="15625">
            <text:p>15625,00</text:p>
          </table:table-cell>
          <table:table-cell table:style-name="ce38" table:formula="of:=(5^[.$A11])*[.K$5]/1024/1024" office:value-type="float" office:value="31250">
            <text:p>31250,00</text:p>
          </table:table-cell>
          <table:table-cell table:style-name="ce38" table:formula="of:=(5^[.$A11])*[.L$5]/1024/1024" office:value-type="float" office:value="62500">
            <text:p>62500,00</text:p>
          </table:table-cell>
          <table:table-cell table:style-name="ce43" table:formula="of:=(5^[.$A11])*[.M$5]/1024/1024" office:value-type="float" office:value="125000">
            <text:p>125000,00</text:p>
          </table:table-cell>
          <table:table-cell table:style-name="ce43" table:formula="of:=(5^[.$A11])*[.N$5]/1024/1024" office:value-type="float" office:value="250000">
            <text:p>250000,00</text:p>
          </table:table-cell>
          <table:table-cell/>
          <table:table-cell table:style-name="ce14" table:formula="of:=((([.$B$1]*8*1024*1024*1024/[.B$5])*[.$F$1])+(5^[.$A11])*[.$F$2])/1024/1024" office:value-type="float" office:value="10240.4768371582">
            <text:p>10240,48</text:p>
          </table:table-cell>
          <table:table-cell table:style-name="ce14" table:formula="of:=((([.$B$1]*8*1024*1024*1024/[.C$5])*[.$F$1])+(5^[.$A11])*[.$F$2])/1024/1024" office:value-type="float" office:value="5120.4768371582">
            <text:p>5120,48</text:p>
          </table:table-cell>
          <table:table-cell table:style-name="ce14" table:formula="of:=((([.$B$1]*8*1024*1024*1024/[.D$5])*[.$F$1])+(5^[.$A11])*[.$F$2])/1024/1024" office:value-type="float" office:value="2560.4768371582">
            <text:p>2560,48</text:p>
          </table:table-cell>
          <table:table-cell table:style-name="ce14" table:formula="of:=((([.$B$1]*8*1024*1024*1024/[.E$5])*[.$F$1])+(5^[.$A11])*[.$F$2])/1024/1024" office:value-type="float" office:value="1280.4768371582">
            <text:p>1280,48</text:p>
          </table:table-cell>
          <table:table-cell table:style-name="ce14" table:formula="of:=((([.$B$1]*8*1024*1024*1024/[.F$5])*[.$F$1])+(5^[.$A11])*[.$F$2])/1024/1024" office:value-type="float" office:value="640.476837158203">
            <text:p>640,48</text:p>
          </table:table-cell>
          <table:table-cell table:style-name="ce14" table:formula="of:=((([.$B$1]*8*1024*1024*1024/[.G$5])*[.$F$1])+(5^[.$A11])*[.$F$2])/1024/1024" office:value-type="float" office:value="320.476837158203">
            <text:p>320,48</text:p>
          </table:table-cell>
          <table:table-cell table:style-name="ce14" table:formula="of:=((([.$B$1]*8*1024*1024*1024/[.H$5])*[.$F$1])+(5^[.$A11])*[.$F$2])/1024/1024" office:value-type="float" office:value="160.476837158203">
            <text:p>160,48</text:p>
          </table:table-cell>
          <table:table-cell table:style-name="ce14" table:formula="of:=((([.$B$1]*8*1024*1024*1024/[.I$5])*[.$F$1])+(5^[.$A11])*[.$F$2])/1024/1024" office:value-type="float" office:value="80.4768371582031">
            <text:p>80,48</text:p>
          </table:table-cell>
          <table:table-cell table:style-name="ce14" table:formula="of:=((([.$B$1]*8*1024*1024*1024/[.J$5])*[.$F$1])+(5^[.$A11])*[.$F$2])/1024/1024" office:value-type="float" office:value="40.4768371582031">
            <text:p>40,48</text:p>
          </table:table-cell>
          <table:table-cell table:style-name="ce14" table:formula="of:=((([.$B$1]*8*1024*1024*1024/[.K$5])*[.$F$1])+(5^[.$A11])*[.$F$2])/1024/1024" office:value-type="float" office:value="20.4768371582031">
            <text:p>20,48</text:p>
          </table:table-cell>
          <table:table-cell table:style-name="ce14" table:formula="of:=((([.$B$1]*8*1024*1024*1024/[.L$5])*[.$F$1])+(5^[.$A11])*[.$F$2])/1024/1024" office:value-type="float" office:value="10.4768371582031">
            <text:p>10,48</text:p>
          </table:table-cell>
          <table:table-cell table:style-name="ce14" table:formula="of:=((([.$B$1]*8*1024*1024*1024/[.M$5])*[.$F$1])+(5^[.$A11])*[.$F$2])/1024/1024" office:value-type="float" office:value="5.47683715820313">
            <text:p>5,48</text:p>
          </table:table-cell>
          <table:table-cell table:style-name="ce14" table:formula="of:=((([.$B$1]*8*1024*1024*1024/[.N$5])*[.$F$1])+(5^[.$A11])*[.$F$2])/1024/1024" office:value-type="float" office:value="2.97683715820312">
            <text:p>2,9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7" table:formula="of:=(5^[.$A12])*[.B$5]/1024/1024" office:value-type="float" office:value="305.17578125">
            <text:p>305,18</text:p>
          </table:table-cell>
          <table:table-cell table:style-name="ce37" table:formula="of:=(5^[.$A12])*[.C$5]/1024/1024" office:value-type="float" office:value="610.3515625">
            <text:p>610,35</text:p>
          </table:table-cell>
          <table:table-cell table:style-name="ce37" table:formula="of:=(5^[.$A12])*[.D$5]/1024/1024" office:value-type="float" office:value="1220.703125">
            <text:p>1220,70</text:p>
          </table:table-cell>
          <table:table-cell table:style-name="ce38" table:formula="of:=(5^[.$A12])*[.E$5]/1024/1024" office:value-type="float" office:value="2441.40625">
            <text:p>2441,41</text:p>
          </table:table-cell>
          <table:table-cell table:style-name="ce38" table:formula="of:=(5^[.$A12])*[.F$5]/1024/1024" office:value-type="float" office:value="4882.8125">
            <text:p>4882,81</text:p>
          </table:table-cell>
          <table:table-cell table:style-name="ce38" table:formula="of:=(5^[.$A12])*[.G$5]/1024/1024" office:value-type="float" office:value="9765.625">
            <text:p>9765,63</text:p>
          </table:table-cell>
          <table:table-cell table:style-name="ce38" table:formula="of:=(5^[.$A12])*[.H$5]/1024/1024" office:value-type="float" office:value="19531.25">
            <text:p>19531,25</text:p>
          </table:table-cell>
          <table:table-cell table:style-name="ce38" table:formula="of:=(5^[.$A12])*[.I$5]/1024/1024" office:value-type="float" office:value="39062.5">
            <text:p>39062,50</text:p>
          </table:table-cell>
          <table:table-cell table:style-name="ce38" table:formula="of:=(5^[.$A12])*[.J$5]/1024/1024" office:value-type="float" office:value="78125">
            <text:p>78125,00</text:p>
          </table:table-cell>
          <table:table-cell table:style-name="ce43" table:formula="of:=(5^[.$A12])*[.K$5]/1024/1024" office:value-type="float" office:value="156250">
            <text:p>156250,00</text:p>
          </table:table-cell>
          <table:table-cell table:style-name="ce43" table:formula="of:=(5^[.$A12])*[.L$5]/1024/1024" office:value-type="float" office:value="312500">
            <text:p>312500,00</text:p>
          </table:table-cell>
          <table:table-cell table:style-name="ce43" table:formula="of:=(5^[.$A12])*[.M$5]/1024/1024" office:value-type="float" office:value="625000">
            <text:p>625000,00</text:p>
          </table:table-cell>
          <table:table-cell table:style-name="ce43" table:formula="of:=(5^[.$A12])*[.N$5]/1024/1024" office:value-type="float" office:value="1250000">
            <text:p>1250000,00</text:p>
          </table:table-cell>
          <table:table-cell/>
          <table:table-cell table:style-name="ce14" table:formula="of:=((([.$B$1]*8*1024*1024*1024/[.B$5])*[.$F$1])+(5^[.$A12])*[.$F$2])/1024/1024" office:value-type="float" office:value="10242.384185791">
            <text:p>10242,38</text:p>
          </table:table-cell>
          <table:table-cell table:style-name="ce14" table:formula="of:=((([.$B$1]*8*1024*1024*1024/[.C$5])*[.$F$1])+(5^[.$A12])*[.$F$2])/1024/1024" office:value-type="float" office:value="5122.38418579102">
            <text:p>5122,38</text:p>
          </table:table-cell>
          <table:table-cell table:style-name="ce14" table:formula="of:=((([.$B$1]*8*1024*1024*1024/[.D$5])*[.$F$1])+(5^[.$A12])*[.$F$2])/1024/1024" office:value-type="float" office:value="2562.38418579102">
            <text:p>2562,38</text:p>
          </table:table-cell>
          <table:table-cell table:style-name="ce14" table:formula="of:=((([.$B$1]*8*1024*1024*1024/[.E$5])*[.$F$1])+(5^[.$A12])*[.$F$2])/1024/1024" office:value-type="float" office:value="1282.38418579102">
            <text:p>1282,38</text:p>
          </table:table-cell>
          <table:table-cell table:style-name="ce14" table:formula="of:=((([.$B$1]*8*1024*1024*1024/[.F$5])*[.$F$1])+(5^[.$A12])*[.$F$2])/1024/1024" office:value-type="float" office:value="642.384185791016">
            <text:p>642,38</text:p>
          </table:table-cell>
          <table:table-cell table:style-name="ce14" table:formula="of:=((([.$B$1]*8*1024*1024*1024/[.G$5])*[.$F$1])+(5^[.$A12])*[.$F$2])/1024/1024" office:value-type="float" office:value="322.384185791016">
            <text:p>322,38</text:p>
          </table:table-cell>
          <table:table-cell table:style-name="ce14" table:formula="of:=((([.$B$1]*8*1024*1024*1024/[.H$5])*[.$F$1])+(5^[.$A12])*[.$F$2])/1024/1024" office:value-type="float" office:value="162.384185791016">
            <text:p>162,38</text:p>
          </table:table-cell>
          <table:table-cell table:style-name="ce14" table:formula="of:=((([.$B$1]*8*1024*1024*1024/[.I$5])*[.$F$1])+(5^[.$A12])*[.$F$2])/1024/1024" office:value-type="float" office:value="82.3841857910156">
            <text:p>82,38</text:p>
          </table:table-cell>
          <table:table-cell table:style-name="ce14" table:formula="of:=((([.$B$1]*8*1024*1024*1024/[.J$5])*[.$F$1])+(5^[.$A12])*[.$F$2])/1024/1024" office:value-type="float" office:value="42.3841857910156">
            <text:p>42,38</text:p>
          </table:table-cell>
          <table:table-cell table:style-name="ce14" table:formula="of:=((([.$B$1]*8*1024*1024*1024/[.K$5])*[.$F$1])+(5^[.$A12])*[.$F$2])/1024/1024" office:value-type="float" office:value="22.3841857910156">
            <text:p>22,38</text:p>
          </table:table-cell>
          <table:table-cell table:style-name="ce14" table:formula="of:=((([.$B$1]*8*1024*1024*1024/[.L$5])*[.$F$1])+(5^[.$A12])*[.$F$2])/1024/1024" office:value-type="float" office:value="12.3841857910156">
            <text:p>12,38</text:p>
          </table:table-cell>
          <table:table-cell table:style-name="ce14" table:formula="of:=((([.$B$1]*8*1024*1024*1024/[.M$5])*[.$F$1])+(5^[.$A12])*[.$F$2])/1024/1024" office:value-type="float" office:value="7.38418579101563">
            <text:p>7,38</text:p>
          </table:table-cell>
          <table:table-cell table:style-name="ce14" table:formula="of:=((([.$B$1]*8*1024*1024*1024/[.N$5])*[.$F$1])+(5^[.$A12])*[.$F$2])/1024/1024" office:value-type="float" office:value="4.88418579101563">
            <text:p>4,8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7" table:formula="of:=(5^[.$A13])*[.B$5]/1024/1024" office:value-type="float" office:value="1525.87890625">
            <text:p>1525,88</text:p>
          </table:table-cell>
          <table:table-cell table:style-name="ce37" table:formula="of:=(5^[.$A13])*[.C$5]/1024/1024" office:value-type="float" office:value="3051.7578125">
            <text:p>3051,76</text:p>
          </table:table-cell>
          <table:table-cell table:style-name="ce38" table:formula="of:=(5^[.$A13])*[.D$5]/1024/1024" office:value-type="float" office:value="6103.515625">
            <text:p>6103,52</text:p>
          </table:table-cell>
          <table:table-cell table:style-name="ce38" table:formula="of:=(5^[.$A13])*[.E$5]/1024/1024" office:value-type="float" office:value="12207.03125">
            <text:p>12207,03</text:p>
          </table:table-cell>
          <table:table-cell table:style-name="ce38" table:formula="of:=(5^[.$A13])*[.F$5]/1024/1024" office:value-type="float" office:value="24414.0625">
            <text:p>24414,06</text:p>
          </table:table-cell>
          <table:table-cell table:style-name="ce38" table:formula="of:=(5^[.$A13])*[.G$5]/1024/1024" office:value-type="float" office:value="48828.125">
            <text:p>48828,13</text:p>
          </table:table-cell>
          <table:table-cell table:style-name="ce38" table:formula="of:=(5^[.$A13])*[.H$5]/1024/1024" office:value-type="float" office:value="97656.25">
            <text:p>97656,25</text:p>
          </table:table-cell>
          <table:table-cell table:style-name="ce43" table:formula="of:=(5^[.$A13])*[.I$5]/1024/1024" office:value-type="float" office:value="195312.5">
            <text:p>195312,50</text:p>
          </table:table-cell>
          <table:table-cell table:style-name="ce43" table:formula="of:=(5^[.$A13])*[.J$5]/1024/1024" office:value-type="float" office:value="390625">
            <text:p>390625,00</text:p>
          </table:table-cell>
          <table:table-cell table:style-name="ce43" table:formula="of:=(5^[.$A13])*[.K$5]/1024/1024" office:value-type="float" office:value="781250">
            <text:p>781250,00</text:p>
          </table:table-cell>
          <table:table-cell table:style-name="ce43" table:formula="of:=(5^[.$A13])*[.L$5]/1024/1024" office:value-type="float" office:value="1562500">
            <text:p>1562500,00</text:p>
          </table:table-cell>
          <table:table-cell table:style-name="ce43" table:formula="of:=(5^[.$A13])*[.M$5]/1024/1024" office:value-type="float" office:value="3125000">
            <text:p>3125000,00</text:p>
          </table:table-cell>
          <table:table-cell table:style-name="ce43" table:formula="of:=(5^[.$A13])*[.N$5]/1024/1024" office:value-type="float" office:value="6250000">
            <text:p>6250000,00</text:p>
          </table:table-cell>
          <table:table-cell/>
          <table:table-cell table:style-name="ce14" table:formula="of:=((([.$B$1]*8*1024*1024*1024/[.B$5])*[.$F$1])+(5^[.$A13])*[.$F$2])/1024/1024" office:value-type="float" office:value="10251.9209289551">
            <text:p>10251,92</text:p>
          </table:table-cell>
          <table:table-cell table:style-name="ce14" table:formula="of:=((([.$B$1]*8*1024*1024*1024/[.C$5])*[.$F$1])+(5^[.$A13])*[.$F$2])/1024/1024" office:value-type="float" office:value="5131.92092895508">
            <text:p>5131,92</text:p>
          </table:table-cell>
          <table:table-cell table:style-name="ce14" table:formula="of:=((([.$B$1]*8*1024*1024*1024/[.D$5])*[.$F$1])+(5^[.$A13])*[.$F$2])/1024/1024" office:value-type="float" office:value="2571.92092895508">
            <text:p>2571,92</text:p>
          </table:table-cell>
          <table:table-cell table:style-name="ce14" table:formula="of:=((([.$B$1]*8*1024*1024*1024/[.E$5])*[.$F$1])+(5^[.$A13])*[.$F$2])/1024/1024" office:value-type="float" office:value="1291.92092895508">
            <text:p>1291,92</text:p>
          </table:table-cell>
          <table:table-cell table:style-name="ce14" table:formula="of:=((([.$B$1]*8*1024*1024*1024/[.F$5])*[.$F$1])+(5^[.$A13])*[.$F$2])/1024/1024" office:value-type="float" office:value="651.920928955078">
            <text:p>651,92</text:p>
          </table:table-cell>
          <table:table-cell table:style-name="ce14" table:formula="of:=((([.$B$1]*8*1024*1024*1024/[.G$5])*[.$F$1])+(5^[.$A13])*[.$F$2])/1024/1024" office:value-type="float" office:value="331.920928955078">
            <text:p>331,92</text:p>
          </table:table-cell>
          <table:table-cell table:style-name="ce14" table:formula="of:=((([.$B$1]*8*1024*1024*1024/[.H$5])*[.$F$1])+(5^[.$A13])*[.$F$2])/1024/1024" office:value-type="float" office:value="171.920928955078">
            <text:p>171,92</text:p>
          </table:table-cell>
          <table:table-cell table:style-name="ce14" table:formula="of:=((([.$B$1]*8*1024*1024*1024/[.I$5])*[.$F$1])+(5^[.$A13])*[.$F$2])/1024/1024" office:value-type="float" office:value="91.9209289550781">
            <text:p>91,92</text:p>
          </table:table-cell>
          <table:table-cell table:style-name="ce14" table:formula="of:=((([.$B$1]*8*1024*1024*1024/[.J$5])*[.$F$1])+(5^[.$A13])*[.$F$2])/1024/1024" office:value-type="float" office:value="51.9209289550781">
            <text:p>51,92</text:p>
          </table:table-cell>
          <table:table-cell table:style-name="ce14" table:formula="of:=((([.$B$1]*8*1024*1024*1024/[.K$5])*[.$F$1])+(5^[.$A13])*[.$F$2])/1024/1024" office:value-type="float" office:value="31.9209289550781">
            <text:p>31,92</text:p>
          </table:table-cell>
          <table:table-cell table:style-name="ce14" table:formula="of:=((([.$B$1]*8*1024*1024*1024/[.L$5])*[.$F$1])+(5^[.$A13])*[.$F$2])/1024/1024" office:value-type="float" office:value="21.9209289550781">
            <text:p>21,92</text:p>
          </table:table-cell>
          <table:table-cell table:style-name="ce14" table:formula="of:=((([.$B$1]*8*1024*1024*1024/[.M$5])*[.$F$1])+(5^[.$A13])*[.$F$2])/1024/1024" office:value-type="float" office:value="16.9209289550781">
            <text:p>16,92</text:p>
          </table:table-cell>
          <table:table-cell table:style-name="ce14" table:formula="of:=((([.$B$1]*8*1024*1024*1024/[.N$5])*[.$F$1])+(5^[.$A13])*[.$F$2])/1024/1024" office:value-type="float" office:value="14.4209289550781">
            <text:p>14,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8" table:formula="of:=(5^[.$A14])*[.B$5]/1024/1024" office:value-type="float" office:value="7629.39453125">
            <text:p>7629,39</text:p>
          </table:table-cell>
          <table:table-cell table:style-name="ce38" table:formula="of:=(5^[.$A14])*[.C$5]/1024/1024" office:value-type="float" office:value="15258.7890625">
            <text:p>15258,79</text:p>
          </table:table-cell>
          <table:table-cell table:style-name="ce38" table:formula="of:=(5^[.$A14])*[.D$5]/1024/1024" office:value-type="float" office:value="30517.578125">
            <text:p>30517,58</text:p>
          </table:table-cell>
          <table:table-cell table:style-name="ce38" table:formula="of:=(5^[.$A14])*[.E$5]/1024/1024" office:value-type="float" office:value="61035.15625">
            <text:p>61035,16</text:p>
          </table:table-cell>
          <table:table-cell table:style-name="ce43" table:formula="of:=(5^[.$A14])*[.F$5]/1024/1024" office:value-type="float" office:value="122070.3125">
            <text:p>122070,31</text:p>
          </table:table-cell>
          <table:table-cell table:style-name="ce43" table:formula="of:=(5^[.$A14])*[.G$5]/1024/1024" office:value-type="float" office:value="244140.625">
            <text:p>244140,63</text:p>
          </table:table-cell>
          <table:table-cell table:style-name="ce43" table:formula="of:=(5^[.$A14])*[.H$5]/1024/1024" office:value-type="float" office:value="488281.25">
            <text:p>488281,25</text:p>
          </table:table-cell>
          <table:table-cell table:style-name="ce43" table:formula="of:=(5^[.$A14])*[.I$5]/1024/1024" office:value-type="float" office:value="976562.5">
            <text:p>976562,50</text:p>
          </table:table-cell>
          <table:table-cell table:style-name="ce43" table:formula="of:=(5^[.$A14])*[.J$5]/1024/1024" office:value-type="float" office:value="1953125">
            <text:p>1953125,00</text:p>
          </table:table-cell>
          <table:table-cell table:style-name="ce43" table:formula="of:=(5^[.$A14])*[.K$5]/1024/1024" office:value-type="float" office:value="3906250">
            <text:p>3906250,00</text:p>
          </table:table-cell>
          <table:table-cell table:style-name="ce43" table:formula="of:=(5^[.$A14])*[.L$5]/1024/1024" office:value-type="float" office:value="7812500">
            <text:p>7812500,00</text:p>
          </table:table-cell>
          <table:table-cell table:style-name="ce43" table:formula="of:=(5^[.$A14])*[.M$5]/1024/1024" office:value-type="float" office:value="15625000">
            <text:p>15625000,00</text:p>
          </table:table-cell>
          <table:table-cell table:style-name="ce43" table:formula="of:=(5^[.$A14])*[.N$5]/1024/1024" office:value-type="float" office:value="31250000">
            <text:p>31250000,00</text:p>
          </table:table-cell>
          <table:table-cell/>
          <table:table-cell table:style-name="ce14" table:formula="of:=((([.$B$1]*8*1024*1024*1024/[.B$5])*[.$F$1])+(5^[.$A14])*[.$F$2])/1024/1024" office:value-type="float" office:value="10299.6046447754">
            <text:p>10299,60</text:p>
          </table:table-cell>
          <table:table-cell table:style-name="ce14" table:formula="of:=((([.$B$1]*8*1024*1024*1024/[.C$5])*[.$F$1])+(5^[.$A14])*[.$F$2])/1024/1024" office:value-type="float" office:value="5179.60464477539">
            <text:p>5179,60</text:p>
          </table:table-cell>
          <table:table-cell table:style-name="ce14" table:formula="of:=((([.$B$1]*8*1024*1024*1024/[.D$5])*[.$F$1])+(5^[.$A14])*[.$F$2])/1024/1024" office:value-type="float" office:value="2619.60464477539">
            <text:p>2619,60</text:p>
          </table:table-cell>
          <table:table-cell table:style-name="ce14" table:formula="of:=((([.$B$1]*8*1024*1024*1024/[.E$5])*[.$F$1])+(5^[.$A14])*[.$F$2])/1024/1024" office:value-type="float" office:value="1339.60464477539">
            <text:p>1339,60</text:p>
          </table:table-cell>
          <table:table-cell table:style-name="ce14" table:formula="of:=((([.$B$1]*8*1024*1024*1024/[.F$5])*[.$F$1])+(5^[.$A14])*[.$F$2])/1024/1024" office:value-type="float" office:value="699.604644775391">
            <text:p>699,60</text:p>
          </table:table-cell>
          <table:table-cell table:style-name="ce14" table:formula="of:=((([.$B$1]*8*1024*1024*1024/[.G$5])*[.$F$1])+(5^[.$A14])*[.$F$2])/1024/1024" office:value-type="float" office:value="379.604644775391">
            <text:p>379,60</text:p>
          </table:table-cell>
          <table:table-cell table:style-name="ce14" table:formula="of:=((([.$B$1]*8*1024*1024*1024/[.H$5])*[.$F$1])+(5^[.$A14])*[.$F$2])/1024/1024" office:value-type="float" office:value="219.604644775391">
            <text:p>219,60</text:p>
          </table:table-cell>
          <table:table-cell table:style-name="ce14" table:formula="of:=((([.$B$1]*8*1024*1024*1024/[.I$5])*[.$F$1])+(5^[.$A14])*[.$F$2])/1024/1024" office:value-type="float" office:value="139.604644775391">
            <text:p>139,60</text:p>
          </table:table-cell>
          <table:table-cell table:style-name="ce14" table:formula="of:=((([.$B$1]*8*1024*1024*1024/[.J$5])*[.$F$1])+(5^[.$A14])*[.$F$2])/1024/1024" office:value-type="float" office:value="99.6046447753906">
            <text:p>99,60</text:p>
          </table:table-cell>
          <table:table-cell table:style-name="ce14" table:formula="of:=((([.$B$1]*8*1024*1024*1024/[.K$5])*[.$F$1])+(5^[.$A14])*[.$F$2])/1024/1024" office:value-type="float" office:value="79.6046447753906">
            <text:p>79,60</text:p>
          </table:table-cell>
          <table:table-cell table:style-name="ce14" table:formula="of:=((([.$B$1]*8*1024*1024*1024/[.L$5])*[.$F$1])+(5^[.$A14])*[.$F$2])/1024/1024" office:value-type="float" office:value="69.6046447753906">
            <text:p>69,60</text:p>
          </table:table-cell>
          <table:table-cell table:style-name="ce14" table:formula="of:=((([.$B$1]*8*1024*1024*1024/[.M$5])*[.$F$1])+(5^[.$A14])*[.$F$2])/1024/1024" office:value-type="float" office:value="64.6046447753906">
            <text:p>64,60</text:p>
          </table:table-cell>
          <table:table-cell table:style-name="ce14" table:formula="of:=((([.$B$1]*8*1024*1024*1024/[.N$5])*[.$F$1])+(5^[.$A14])*[.$F$2])/1024/1024" office:value-type="float" office:value="62.1046447753906">
            <text:p>62,10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table:style-name="ce38" table:formula="of:=(5^[.$A16])*[.B$5]/1024/1024/1024" office:value-type="float" office:value="37.2529029846191">
            <text:p>37,25</text:p>
          </table:table-cell>
          <table:table-cell table:style-name="ce38" table:formula="of:=(5^[.$A16])*[.C$5]/1024/1024/1024" office:value-type="float" office:value="74.5058059692383">
            <text:p>74,51</text:p>
          </table:table-cell>
          <table:table-cell table:style-name="ce38" table:formula="of:=(5^[.$A16])*[.D$5]/1024/1024/1024" office:value-type="float" office:value="149.011611938477">
            <text:p>149,01</text:p>
          </table:table-cell>
          <table:table-cell table:style-name="ce43" table:formula="of:=(5^[.$A16])*[.E$5]/1024/1024/1024" office:value-type="float" office:value="298.023223876953">
            <text:p>298,02</text:p>
          </table:table-cell>
          <table:table-cell table:style-name="ce43" table:formula="of:=(5^[.$A16])*[.F$5]/1024/1024/1024" office:value-type="float" office:value="596.046447753906">
            <text:p>596,05</text:p>
          </table:table-cell>
          <table:table-cell table:style-name="ce43" table:formula="of:=(5^[.$A16])*[.G$5]/1024/1024/1024" office:value-type="float" office:value="1192.09289550781">
            <text:p>1192,09</text:p>
          </table:table-cell>
          <table:table-cell table:style-name="ce43" table:formula="of:=(5^[.$A16])*[.H$5]/1024/1024/1024" office:value-type="float" office:value="2384.18579101562">
            <text:p>2384,19</text:p>
          </table:table-cell>
          <table:table-cell table:style-name="ce43" table:formula="of:=(5^[.$A16])*[.I$5]/1024/1024/1024" office:value-type="float" office:value="4768.37158203125">
            <text:p>4768,37</text:p>
          </table:table-cell>
          <table:table-cell table:style-name="ce43" table:formula="of:=(5^[.$A16])*[.J$5]/1024/1024/1024" office:value-type="float" office:value="9536.7431640625">
            <text:p>9536,74</text:p>
          </table:table-cell>
          <table:table-cell table:style-name="ce43" table:formula="of:=(5^[.$A16])*[.K$5]/1024/1024/1024" office:value-type="float" office:value="19073.486328125">
            <text:p>19073,49</text:p>
          </table:table-cell>
          <table:table-cell table:style-name="ce43" table:formula="of:=(5^[.$A16])*[.L$5]/1024/1024/1024" office:value-type="float" office:value="38146.97265625">
            <text:p>38146,97</text:p>
          </table:table-cell>
          <table:table-cell table:style-name="ce43" table:formula="of:=(5^[.$A16])*[.M$5]/1024/1024/1024" office:value-type="float" office:value="76293.9453125">
            <text:p>76293,95</text:p>
          </table:table-cell>
          <table:table-cell table:style-name="ce43" table:formula="of:=(5^[.$A16])*[.N$5]/1024/1024/1024" office:value-type="float" office:value="152587.890625">
            <text:p>152587,89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style-name="ce38" table:formula="of:=(5^[.$A17])*[.B$5]/1024/1024/1024" office:value-type="float" office:value="186.264514923096">
            <text:p>186,26</text:p>
          </table:table-cell>
          <table:table-cell table:style-name="ce38" table:formula="of:=(5^[.$A17])*[.C$5]/1024/1024/1024" office:value-type="float" office:value="372.529029846191">
            <text:p>372,53</text:p>
          </table:table-cell>
          <table:table-cell table:style-name="ce43" table:formula="of:=(5^[.$A17])*[.D$5]/1024/1024/1024" office:value-type="float" office:value="745.058059692383">
            <text:p>745,06</text:p>
          </table:table-cell>
          <table:table-cell table:style-name="ce43" table:formula="of:=(5^[.$A17])*[.E$5]/1024/1024/1024" office:value-type="float" office:value="1490.11611938477">
            <text:p>1490,12</text:p>
          </table:table-cell>
          <table:table-cell table:style-name="ce43" table:formula="of:=(5^[.$A17])*[.F$5]/1024/1024/1024" office:value-type="float" office:value="2980.23223876953">
            <text:p>2980,23</text:p>
          </table:table-cell>
          <table:table-cell table:style-name="ce43" table:formula="of:=(5^[.$A17])*[.G$5]/1024/1024/1024" office:value-type="float" office:value="5960.46447753906">
            <text:p>5960,46</text:p>
          </table:table-cell>
          <table:table-cell table:style-name="ce43" table:formula="of:=(5^[.$A17])*[.H$5]/1024/1024/1024" office:value-type="float" office:value="11920.9289550781">
            <text:p>11920,93</text:p>
          </table:table-cell>
          <table:table-cell table:style-name="ce43" table:formula="of:=(5^[.$A17])*[.I$5]/1024/1024/1024" office:value-type="float" office:value="23841.8579101562">
            <text:p>23841,86</text:p>
          </table:table-cell>
          <table:table-cell table:style-name="ce43" table:formula="of:=(5^[.$A17])*[.J$5]/1024/1024/1024" office:value-type="float" office:value="47683.7158203125">
            <text:p>47683,72</text:p>
          </table:table-cell>
          <table:table-cell table:style-name="ce43" table:formula="of:=(5^[.$A17])*[.K$5]/1024/1024/1024" office:value-type="float" office:value="95367.431640625">
            <text:p>95367,43</text:p>
          </table:table-cell>
          <table:table-cell table:style-name="ce43" table:formula="of:=(5^[.$A17])*[.L$5]/1024/1024/1024" office:value-type="float" office:value="190734.86328125">
            <text:p>190734,86</text:p>
          </table:table-cell>
          <table:table-cell table:style-name="ce43" table:formula="of:=(5^[.$A17])*[.M$5]/1024/1024/1024" office:value-type="float" office:value="381469.7265625">
            <text:p>381469,73</text:p>
          </table:table-cell>
          <table:table-cell table:style-name="ce43" table:formula="of:=(5^[.$A17])*[.N$5]/1024/1024/1024" office:value-type="float" office:value="762939.453125">
            <text:p>762939,45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16"/>
        </table:table-row>
        <table:table-row table:style-name="ro1">
          <table:table-cell table:style-name="ce35" office:value-type="string" table:number-columns-spanned="4" table:number-rows-spanned="1">
            <text:p>KmerClassifierTotalSize (base-4)</text:p>
          </table:table-cell>
          <table:covered-table-cell/>
          <table:covered-table-cell table:number-columns-repeated="2" table:style-name="Default"/>
          <table:table-cell table:style-name="Default" table:number-columns-repeated="8"/>
          <table:table-cell table:number-columns-repeated="3"/>
          <table:table-cell table:style-name="ce36" office:value-type="string">
            <text:p>4KB</text:p>
          </table:table-cell>
          <table:table-cell table:style-name="ce36" office:value-type="string">
            <text:p>8KB</text:p>
          </table:table-cell>
          <table:table-cell table:style-name="ce36" office:value-type="string">
            <text:p>16KB</text:p>
          </table:table-cell>
          <table:table-cell table:style-name="ce36" office:value-type="string">
            <text:p>32KB</text:p>
          </table:table-cell>
          <table:table-cell table:style-name="ce36" office:value-type="string">
            <text:p>64KB</text:p>
          </table:table-cell>
          <table:table-cell table:style-name="ce36" office:value-type="string">
            <text:p>128KB</text:p>
          </table:table-cell>
          <table:table-cell table:style-name="ce36" office:value-type="string">
            <text:p>256KB</text:p>
          </table:table-cell>
          <table:table-cell table:style-name="ce36" office:value-type="string">
            <text:p>512KB</text:p>
          </table:table-cell>
          <table:table-cell table:style-name="ce36" office:value-type="string">
            <text:p>1MB</text:p>
          </table:table-cell>
          <table:table-cell table:style-name="ce36" office:value-type="string">
            <text:p>2MB</text:p>
          </table:table-cell>
          <table:table-cell table:style-name="ce36" office:value-type="string">
            <text:p>4MB</text:p>
          </table:table-cell>
          <table:table-cell table:style-name="ce36" office:value-type="string">
            <text:p>8MB</text:p>
          </table:table-cell>
          <table:table-cell table:style-name="ce36" office:value-type="string">
            <text:p>16MB</text:p>
          </table:table-cell>
        </table:table-row>
        <table:table-row table:style-name="ro1">
          <table:table-cell/>
          <table:table-cell table:style-name="ce36" office:value-type="string">
            <text:p>4KB</text:p>
          </table:table-cell>
          <table:table-cell table:style-name="ce36" office:value-type="string">
            <text:p>8KB</text:p>
          </table:table-cell>
          <table:table-cell table:style-name="ce36" office:value-type="string">
            <text:p>16KB</text:p>
          </table:table-cell>
          <table:table-cell table:style-name="ce36" office:value-type="string">
            <text:p>32KB</text:p>
          </table:table-cell>
          <table:table-cell table:style-name="ce36" office:value-type="string">
            <text:p>64KB</text:p>
          </table:table-cell>
          <table:table-cell table:style-name="ce36" office:value-type="string">
            <text:p>128KB</text:p>
          </table:table-cell>
          <table:table-cell table:style-name="ce36" office:value-type="string">
            <text:p>256KB</text:p>
          </table:table-cell>
          <table:table-cell table:style-name="ce36" office:value-type="string">
            <text:p>512KB</text:p>
          </table:table-cell>
          <table:table-cell table:style-name="ce36" office:value-type="string">
            <text:p>1MB</text:p>
          </table:table-cell>
          <table:table-cell table:style-name="ce36" office:value-type="string">
            <text:p>2MB</text:p>
          </table:table-cell>
          <table:table-cell table:style-name="ce36" office:value-type="string">
            <text:p>4MB</text:p>
          </table:table-cell>
          <table:table-cell table:style-name="ce36" office:value-type="string">
            <text:p>8MB</text:p>
          </table:table-cell>
          <table:table-cell table:style-name="ce36" office:value-type="string">
            <text:p>16MB</text:p>
          </table:table-cell>
          <table:table-cell table:style-name="ce7" office:value-type="string">
            <text:p>PageSize</text:p>
          </table:table-cell>
          <table:table-cell table:formula="of:=4*1024" office:value-type="float" office:value="4096">
            <text:p>4096</text:p>
          </table:table-cell>
          <table:table-cell table:formula="of:=8*1024" office:value-type="float" office:value="8192">
            <text:p>8192</text:p>
          </table:table-cell>
          <table:table-cell table:formula="of:=16*1024" office:value-type="float" office:value="16384">
            <text:p>16384</text:p>
          </table:table-cell>
          <table:table-cell table:formula="of:=32*1024" office:value-type="float" office:value="32768">
            <text:p>32768</text:p>
          </table:table-cell>
          <table:table-cell table:formula="of:=64*1024" office:value-type="float" office:value="65536">
            <text:p>65536</text:p>
          </table:table-cell>
          <table:table-cell table:formula="of:=128*1024" office:value-type="float" office:value="131072">
            <text:p>131072</text:p>
          </table:table-cell>
          <table:table-cell table:formula="of:=256*1024" office:value-type="float" office:value="262144">
            <text:p>262144</text:p>
          </table:table-cell>
          <table:table-cell table:formula="of:=512*1024" office:value-type="float" office:value="524288">
            <text:p>524288</text:p>
          </table:table-cell>
          <table:table-cell table:formula="of:=1*1024*1024" office:value-type="float" office:value="1048576">
            <text:p>1048576</text:p>
          </table:table-cell>
          <table:table-cell table:formula="of:=2*1024*1024" office:value-type="float" office:value="2097152">
            <text:p>2097152</text:p>
          </table:table-cell>
          <table:table-cell table:formula="of:=4*1024*1024" office:value-type="float" office:value="4194304">
            <text:p>4194304</text:p>
          </table:table-cell>
          <table:table-cell table:formula="of:=8*1024*1024" office:value-type="float" office:value="8388608">
            <text:p>8388608</text:p>
          </table:table-cell>
          <table:table-cell table:formula="of:=16*1024*1024" office:value-type="float" office:value="16777216">
            <text:p>16777216</text:p>
          </table:table-cell>
        </table:table-row>
        <table:table-row table:style-name="ro1">
          <table:table-cell table:style-name="ce7" office:value-type="string">
            <text:p>PageSize</text:p>
          </table:table-cell>
          <table:table-cell table:formula="of:=4*1024" office:value-type="float" office:value="4096">
            <text:p>4096</text:p>
          </table:table-cell>
          <table:table-cell table:style-name="Default" table:formula="of:=8*1024" office:value-type="float" office:value="8192">
            <text:p>8192</text:p>
          </table:table-cell>
          <table:table-cell table:style-name="Default" table:formula="of:=16*1024" office:value-type="float" office:value="16384">
            <text:p>16384</text:p>
          </table:table-cell>
          <table:table-cell table:style-name="Default" table:formula="of:=32*1024" office:value-type="float" office:value="32768">
            <text:p>32768</text:p>
          </table:table-cell>
          <table:table-cell table:style-name="Default" table:formula="of:=64*1024" office:value-type="float" office:value="65536">
            <text:p>65536</text:p>
          </table:table-cell>
          <table:table-cell table:style-name="Default" table:formula="of:=128*1024" office:value-type="float" office:value="131072">
            <text:p>131072</text:p>
          </table:table-cell>
          <table:table-cell table:style-name="Default" table:formula="of:=256*1024" office:value-type="float" office:value="262144">
            <text:p>262144</text:p>
          </table:table-cell>
          <table:table-cell table:style-name="Default" table:formula="of:=512*1024" office:value-type="float" office:value="524288">
            <text:p>524288</text:p>
          </table:table-cell>
          <table:table-cell table:style-name="Default" table:formula="of:=1*1024*1024" office:value-type="float" office:value="1048576">
            <text:p>1048576</text:p>
          </table:table-cell>
          <table:table-cell table:style-name="Default" table:formula="of:=2*1024*1024" office:value-type="float" office:value="2097152">
            <text:p>2097152</text:p>
          </table:table-cell>
          <table:table-cell table:style-name="Default" table:formula="of:=4*1024*1024" office:value-type="float" office:value="4194304">
            <text:p>4194304</text:p>
          </table:table-cell>
          <table:table-cell table:formula="of:=8*1024*1024" office:value-type="float" office:value="8388608">
            <text:p>8388608</text:p>
          </table:table-cell>
          <table:table-cell table:formula="of:=16*1024*1024" office:value-type="float" office:value="16777216">
            <text:p>16777216</text:p>
          </table:table-cell>
          <table:table-cell table:style-name="ce47" office:value-type="string" table:number-columns-spanned="3" table:number-rows-spanned="1">
            <text:p>Number of Blocks per Reference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style-name="ce7" office:value-type="string">
            <text:p>K-mer Depth</text:p>
          </table:table-cell>
          <table:table-cell/>
          <table:table-cell table:style-name="Default" table:number-columns-repeated="10"/>
          <table:table-cell table:number-columns-repeated="2"/>
          <table:table-cell office:value-type="float" office:value="2.7">
            <text:p>2,7</text:p>
          </table:table-cell>
          <table:table-cell table:formula="of:=[.$O24]*1024*1024*1024/[.P$22]" office:value-type="float" office:value="707788.8">
            <text:p>707788,8</text:p>
          </table:table-cell>
          <table:table-cell table:formula="of:=[.$O24]*1024*1024*1024/[.Q$22]" office:value-type="float" office:value="353894.4">
            <text:p>353894,4</text:p>
          </table:table-cell>
          <table:table-cell table:formula="of:=[.$O24]*1024*1024*1024/[.R$22]" office:value-type="float" office:value="176947.2">
            <text:p>176947,2</text:p>
          </table:table-cell>
          <table:table-cell table:formula="of:=[.$O24]*1024*1024*1024/[.S$22]" office:value-type="float" office:value="88473.6">
            <text:p>88473,6</text:p>
          </table:table-cell>
          <table:table-cell table:formula="of:=[.$O24]*1024*1024*1024/[.T$22]" office:value-type="float" office:value="44236.8">
            <text:p>44236,8</text:p>
          </table:table-cell>
          <table:table-cell table:formula="of:=[.$O24]*1024*1024*1024/[.U$22]" office:value-type="float" office:value="22118.4">
            <text:p>22118,4</text:p>
          </table:table-cell>
          <table:table-cell table:formula="of:=[.$O24]*1024*1024*1024/[.V$22]" office:value-type="float" office:value="11059.2">
            <text:p>11059,2</text:p>
          </table:table-cell>
          <table:table-cell table:formula="of:=[.$O24]*1024*1024*1024/[.W$22]" office:value-type="float" office:value="5529.6">
            <text:p>5529,6</text:p>
          </table:table-cell>
          <table:table-cell table:formula="of:=[.$O24]*1024*1024*1024/[.X$22]" office:value-type="float" office:value="2764.8">
            <text:p>2764,8</text:p>
          </table:table-cell>
          <table:table-cell table:formula="of:=[.$O24]*1024*1024*1024/[.Y$22]" office:value-type="float" office:value="1382.4">
            <text:p>1382,4</text:p>
          </table:table-cell>
          <table:table-cell table:formula="of:=[.$O24]*1024*1024*1024/[.Z$22]" office:value-type="float" office:value="691.2">
            <text:p>691,2</text:p>
          </table:table-cell>
          <table:table-cell table:formula="of:=[.$O24]*1024*1024*1024/[.AA$22]" office:value-type="float" office:value="345.6">
            <text:p>345,6</text:p>
          </table:table-cell>
          <table:table-cell table:formula="of:=[.$O24]*1024*1024*1024/[.AB$22]" office:value-type="float" office:value="172.8">
            <text:p>172,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4" table:formula="of:=(4^[.$A25])*[.B$23]/1024/1024" office:value-type="float" office:value="0.0625">
            <text:p>0,06</text:p>
          </table:table-cell>
          <table:table-cell/>
          <table:table-cell table:formula="of:=(4^[.$A25])*[.D$23]/1024/1024" office:value-type="float" office:value="0.25">
            <text:p>0,25</text:p>
          </table:table-cell>
          <table:table-cell table:formula="of:=(4^[.$A25])*[.E$23]/1024/1024" office:value-type="float" office:value="0.5">
            <text:p>0,50</text:p>
          </table:table-cell>
          <table:table-cell table:formula="of:=(4^[.$A25])*[.F$23]/1024/1024" office:value-type="float" office:value="1">
            <text:p>1,00</text:p>
          </table:table-cell>
          <table:table-cell table:formula="of:=(4^[.$A25])*[.G$23]/1024/1024" office:value-type="float" office:value="2">
            <text:p>2,00</text:p>
          </table:table-cell>
          <table:table-cell table:formula="of:=(4^[.$A25])*[.H$23]/1024/1024" office:value-type="float" office:value="4">
            <text:p>4,00</text:p>
          </table:table-cell>
          <table:table-cell table:formula="of:=(4^[.$A25])*[.I$23]/1024/1024" office:value-type="float" office:value="8">
            <text:p>8,00</text:p>
          </table:table-cell>
          <table:table-cell table:formula="of:=(4^[.$A25])*[.J$23]/1024/1024" office:value-type="float" office:value="16">
            <text:p>16,00</text:p>
          </table:table-cell>
          <table:table-cell table:formula="of:=(4^[.$A25])*[.K$23]/1024/1024" office:value-type="float" office:value="32">
            <text:p>32,00</text:p>
          </table:table-cell>
          <table:table-cell table:formula="of:=(4^[.$A25])*[.L$23]/1024/1024" office:value-type="float" office:value="64">
            <text:p>64,00</text:p>
          </table:table-cell>
          <table:table-cell table:style-name="ce14" table:formula="of:=(4^[.$A25])*[.M$23]/1024/1024" office:value-type="float" office:value="128">
            <text:p>128,00</text:p>
          </table:table-cell>
          <table:table-cell table:style-name="ce14" table:formula="of:=(4^[.$A25])*[.N$23]/1024/1024" office:value-type="float" office:value="256">
            <text:p>256,00</text:p>
          </table:table-cell>
          <table:table-cell office:value-type="float" office:value="5">
            <text:p>5</text:p>
          </table:table-cell>
          <table:table-cell table:formula="of:=[.$O25]*1024*1024*1024/[.P$22]" office:value-type="float" office:value="1310720">
            <text:p>1310720</text:p>
          </table:table-cell>
          <table:table-cell table:formula="of:=[.$O25]*1024*1024*1024/[.Q$22]" office:value-type="float" office:value="655360">
            <text:p>655360</text:p>
          </table:table-cell>
          <table:table-cell table:formula="of:=[.$O25]*1024*1024*1024/[.R$22]" office:value-type="float" office:value="327680">
            <text:p>327680</text:p>
          </table:table-cell>
          <table:table-cell table:formula="of:=[.$O25]*1024*1024*1024/[.S$22]" office:value-type="float" office:value="163840">
            <text:p>163840</text:p>
          </table:table-cell>
          <table:table-cell table:formula="of:=[.$O25]*1024*1024*1024/[.T$22]" office:value-type="float" office:value="81920">
            <text:p>81920</text:p>
          </table:table-cell>
          <table:table-cell table:formula="of:=[.$O25]*1024*1024*1024/[.U$22]" office:value-type="float" office:value="40960">
            <text:p>40960</text:p>
          </table:table-cell>
          <table:table-cell table:formula="of:=[.$O25]*1024*1024*1024/[.V$22]" office:value-type="float" office:value="20480">
            <text:p>20480</text:p>
          </table:table-cell>
          <table:table-cell table:formula="of:=[.$O25]*1024*1024*1024/[.W$22]" office:value-type="float" office:value="10240">
            <text:p>10240</text:p>
          </table:table-cell>
          <table:table-cell table:formula="of:=[.$O25]*1024*1024*1024/[.X$22]" office:value-type="float" office:value="5120">
            <text:p>5120</text:p>
          </table:table-cell>
          <table:table-cell table:formula="of:=[.$O25]*1024*1024*1024/[.Y$22]" office:value-type="float" office:value="2560">
            <text:p>2560</text:p>
          </table:table-cell>
          <table:table-cell table:formula="of:=[.$O25]*1024*1024*1024/[.Z$22]" office:value-type="float" office:value="1280">
            <text:p>1280</text:p>
          </table:table-cell>
          <table:table-cell table:formula="of:=[.$O25]*1024*1024*1024/[.AA$22]" office:value-type="float" office:value="640">
            <text:p>640</text:p>
          </table:table-cell>
          <table:table-cell table:formula="of:=[.$O25]*1024*1024*1024/[.AB$22]" office:value-type="float" office:value="320">
            <text:p>3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4" table:formula="of:=(4^[.$A26])*[.B$23]/1024/1024" office:value-type="float" office:value="0.25">
            <text:p>0,25</text:p>
          </table:table-cell>
          <table:table-cell/>
          <table:table-cell table:formula="of:=(4^[.$A26])*[.D$23]/1024/1024" office:value-type="float" office:value="1">
            <text:p>1,00</text:p>
          </table:table-cell>
          <table:table-cell table:formula="of:=(4^[.$A26])*[.E$23]/1024/1024" office:value-type="float" office:value="2">
            <text:p>2,00</text:p>
          </table:table-cell>
          <table:table-cell table:formula="of:=(4^[.$A26])*[.F$23]/1024/1024" office:value-type="float" office:value="4">
            <text:p>4,00</text:p>
          </table:table-cell>
          <table:table-cell table:formula="of:=(4^[.$A26])*[.G$23]/1024/1024" office:value-type="float" office:value="8">
            <text:p>8,00</text:p>
          </table:table-cell>
          <table:table-cell table:formula="of:=(4^[.$A26])*[.H$23]/1024/1024" office:value-type="float" office:value="16">
            <text:p>16,00</text:p>
          </table:table-cell>
          <table:table-cell table:formula="of:=(4^[.$A26])*[.I$23]/1024/1024" office:value-type="float" office:value="32">
            <text:p>32,00</text:p>
          </table:table-cell>
          <table:table-cell table:formula="of:=(4^[.$A26])*[.J$23]/1024/1024" office:value-type="float" office:value="64">
            <text:p>64,00</text:p>
          </table:table-cell>
          <table:table-cell table:formula="of:=(4^[.$A26])*[.K$23]/1024/1024" office:value-type="float" office:value="128">
            <text:p>128,00</text:p>
          </table:table-cell>
          <table:table-cell table:formula="of:=(4^[.$A26])*[.L$23]/1024/1024" office:value-type="float" office:value="256">
            <text:p>256,00</text:p>
          </table:table-cell>
          <table:table-cell table:style-name="ce14" table:formula="of:=(4^[.$A26])*[.M$23]/1024/1024" office:value-type="float" office:value="512">
            <text:p>512,00</text:p>
          </table:table-cell>
          <table:table-cell table:style-name="ce14" table:formula="of:=(4^[.$A26])*[.N$23]/1024/1024" office:value-type="float" office:value="1024">
            <text:p>1024,00</text:p>
          </table:table-cell>
          <table:table-cell office:value-type="float" office:value="10">
            <text:p>10</text:p>
          </table:table-cell>
          <table:table-cell table:formula="of:=[.$O26]*1024*1024*1024/[.P$22]" office:value-type="float" office:value="2621440">
            <text:p>2621440</text:p>
          </table:table-cell>
          <table:table-cell table:formula="of:=[.$O26]*1024*1024*1024/[.Q$22]" office:value-type="float" office:value="1310720">
            <text:p>1310720</text:p>
          </table:table-cell>
          <table:table-cell table:formula="of:=[.$O26]*1024*1024*1024/[.R$22]" office:value-type="float" office:value="655360">
            <text:p>655360</text:p>
          </table:table-cell>
          <table:table-cell table:formula="of:=[.$O26]*1024*1024*1024/[.S$22]" office:value-type="float" office:value="327680">
            <text:p>327680</text:p>
          </table:table-cell>
          <table:table-cell table:formula="of:=[.$O26]*1024*1024*1024/[.T$22]" office:value-type="float" office:value="163840">
            <text:p>163840</text:p>
          </table:table-cell>
          <table:table-cell table:formula="of:=[.$O26]*1024*1024*1024/[.U$22]" office:value-type="float" office:value="81920">
            <text:p>81920</text:p>
          </table:table-cell>
          <table:table-cell table:formula="of:=[.$O26]*1024*1024*1024/[.V$22]" office:value-type="float" office:value="40960">
            <text:p>40960</text:p>
          </table:table-cell>
          <table:table-cell table:formula="of:=[.$O26]*1024*1024*1024/[.W$22]" office:value-type="float" office:value="20480">
            <text:p>20480</text:p>
          </table:table-cell>
          <table:table-cell table:formula="of:=[.$O26]*1024*1024*1024/[.X$22]" office:value-type="float" office:value="10240">
            <text:p>10240</text:p>
          </table:table-cell>
          <table:table-cell table:formula="of:=[.$O26]*1024*1024*1024/[.Y$22]" office:value-type="float" office:value="5120">
            <text:p>5120</text:p>
          </table:table-cell>
          <table:table-cell table:formula="of:=[.$O26]*1024*1024*1024/[.Z$22]" office:value-type="float" office:value="2560">
            <text:p>2560</text:p>
          </table:table-cell>
          <table:table-cell table:formula="of:=[.$O26]*1024*1024*1024/[.AA$22]" office:value-type="float" office:value="1280">
            <text:p>1280</text:p>
          </table:table-cell>
          <table:table-cell table:formula="of:=[.$O26]*1024*1024*1024/[.AB$22]" office:value-type="float" office:value="640">
            <text:p>64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4" table:formula="of:=(4^[.$A27])*[.B$23]/1024/1024" office:value-type="float" office:value="1">
            <text:p>1,00</text:p>
          </table:table-cell>
          <table:table-cell/>
          <table:table-cell table:formula="of:=(4^[.$A27])*[.D$23]/1024/1024" office:value-type="float" office:value="4">
            <text:p>4,00</text:p>
          </table:table-cell>
          <table:table-cell table:formula="of:=(4^[.$A27])*[.E$23]/1024/1024" office:value-type="float" office:value="8">
            <text:p>8,00</text:p>
          </table:table-cell>
          <table:table-cell table:formula="of:=(4^[.$A27])*[.F$23]/1024/1024" office:value-type="float" office:value="16">
            <text:p>16,00</text:p>
          </table:table-cell>
          <table:table-cell table:formula="of:=(4^[.$A27])*[.G$23]/1024/1024" office:value-type="float" office:value="32">
            <text:p>32,00</text:p>
          </table:table-cell>
          <table:table-cell table:formula="of:=(4^[.$A27])*[.H$23]/1024/1024" office:value-type="float" office:value="64">
            <text:p>64,00</text:p>
          </table:table-cell>
          <table:table-cell table:formula="of:=(4^[.$A27])*[.I$23]/1024/1024" office:value-type="float" office:value="128">
            <text:p>128,00</text:p>
          </table:table-cell>
          <table:table-cell table:formula="of:=(4^[.$A27])*[.J$23]/1024/1024" office:value-type="float" office:value="256">
            <text:p>256,00</text:p>
          </table:table-cell>
          <table:table-cell table:formula="of:=(4^[.$A27])*[.K$23]/1024/1024" office:value-type="float" office:value="512">
            <text:p>512,00</text:p>
          </table:table-cell>
          <table:table-cell table:formula="of:=(4^[.$A27])*[.L$23]/1024/1024" office:value-type="float" office:value="1024">
            <text:p>1024,00</text:p>
          </table:table-cell>
          <table:table-cell table:style-name="ce14" table:formula="of:=(4^[.$A27])*[.M$23]/1024/1024" office:value-type="float" office:value="2048">
            <text:p>2048,00</text:p>
          </table:table-cell>
          <table:table-cell table:style-name="ce14" table:formula="of:=(4^[.$A27])*[.N$23]/1024/1024" office:value-type="float" office:value="4096">
            <text:p>4096,00</text:p>
          </table:table-cell>
          <table:table-cell office:value-type="float" office:value="20">
            <text:p>20</text:p>
          </table:table-cell>
          <table:table-cell table:formula="of:=[.$O27]*1024*1024*1024/[.P$22]" office:value-type="float" office:value="5242880">
            <text:p>5242880</text:p>
          </table:table-cell>
          <table:table-cell table:formula="of:=[.$O27]*1024*1024*1024/[.Q$22]" office:value-type="float" office:value="2621440">
            <text:p>2621440</text:p>
          </table:table-cell>
          <table:table-cell table:formula="of:=[.$O27]*1024*1024*1024/[.R$22]" office:value-type="float" office:value="1310720">
            <text:p>1310720</text:p>
          </table:table-cell>
          <table:table-cell table:formula="of:=[.$O27]*1024*1024*1024/[.S$22]" office:value-type="float" office:value="655360">
            <text:p>655360</text:p>
          </table:table-cell>
          <table:table-cell table:formula="of:=[.$O27]*1024*1024*1024/[.T$22]" office:value-type="float" office:value="327680">
            <text:p>327680</text:p>
          </table:table-cell>
          <table:table-cell table:formula="of:=[.$O27]*1024*1024*1024/[.U$22]" office:value-type="float" office:value="163840">
            <text:p>163840</text:p>
          </table:table-cell>
          <table:table-cell table:formula="of:=[.$O27]*1024*1024*1024/[.V$22]" office:value-type="float" office:value="81920">
            <text:p>81920</text:p>
          </table:table-cell>
          <table:table-cell table:formula="of:=[.$O27]*1024*1024*1024/[.W$22]" office:value-type="float" office:value="40960">
            <text:p>40960</text:p>
          </table:table-cell>
          <table:table-cell table:formula="of:=[.$O27]*1024*1024*1024/[.X$22]" office:value-type="float" office:value="20480">
            <text:p>20480</text:p>
          </table:table-cell>
          <table:table-cell table:formula="of:=[.$O27]*1024*1024*1024/[.Y$22]" office:value-type="float" office:value="10240">
            <text:p>10240</text:p>
          </table:table-cell>
          <table:table-cell table:formula="of:=[.$O27]*1024*1024*1024/[.Z$22]" office:value-type="float" office:value="5120">
            <text:p>5120</text:p>
          </table:table-cell>
          <table:table-cell table:formula="of:=[.$O27]*1024*1024*1024/[.AA$22]" office:value-type="float" office:value="2560">
            <text:p>2560</text:p>
          </table:table-cell>
          <table:table-cell table:formula="of:=[.$O27]*1024*1024*1024/[.AB$22]" office:value-type="float" office:value="1280">
            <text:p>128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4" table:formula="of:=(4^[.$A28])*[.B$23]/1024/1024" office:value-type="float" office:value="4">
            <text:p>4,00</text:p>
          </table:table-cell>
          <table:table-cell/>
          <table:table-cell table:formula="of:=(4^[.$A28])*[.D$23]/1024/1024" office:value-type="float" office:value="16">
            <text:p>16,00</text:p>
          </table:table-cell>
          <table:table-cell table:formula="of:=(4^[.$A28])*[.E$23]/1024/1024" office:value-type="float" office:value="32">
            <text:p>32,00</text:p>
          </table:table-cell>
          <table:table-cell table:formula="of:=(4^[.$A28])*[.F$23]/1024/1024" office:value-type="float" office:value="64">
            <text:p>64,00</text:p>
          </table:table-cell>
          <table:table-cell table:formula="of:=(4^[.$A28])*[.G$23]/1024/1024" office:value-type="float" office:value="128">
            <text:p>128,00</text:p>
          </table:table-cell>
          <table:table-cell table:formula="of:=(4^[.$A28])*[.H$23]/1024/1024" office:value-type="float" office:value="256">
            <text:p>256,00</text:p>
          </table:table-cell>
          <table:table-cell table:formula="of:=(4^[.$A28])*[.I$23]/1024/1024" office:value-type="float" office:value="512">
            <text:p>512,00</text:p>
          </table:table-cell>
          <table:table-cell table:formula="of:=(4^[.$A28])*[.J$23]/1024/1024" office:value-type="float" office:value="1024">
            <text:p>1024,00</text:p>
          </table:table-cell>
          <table:table-cell table:formula="of:=(4^[.$A28])*[.K$23]/1024/1024" office:value-type="float" office:value="2048">
            <text:p>2048,00</text:p>
          </table:table-cell>
          <table:table-cell table:formula="of:=(4^[.$A28])*[.L$23]/1024/1024" office:value-type="float" office:value="4096">
            <text:p>4096,00</text:p>
          </table:table-cell>
          <table:table-cell table:style-name="ce14" table:formula="of:=(4^[.$A28])*[.M$23]/1024/1024" office:value-type="float" office:value="8192">
            <text:p>8192,00</text:p>
          </table:table-cell>
          <table:table-cell table:style-name="ce14" table:formula="of:=(4^[.$A28])*[.N$23]/1024/1024" office:value-type="float" office:value="16384">
            <text:p>16384,00</text:p>
          </table:table-cell>
          <table:table-cell office:value-type="float" office:value="40">
            <text:p>40</text:p>
          </table:table-cell>
          <table:table-cell table:formula="of:=[.$O28]*1024*1024*1024/[.P$22]" office:value-type="float" office:value="10485760">
            <text:p>10485760</text:p>
          </table:table-cell>
          <table:table-cell table:formula="of:=[.$O28]*1024*1024*1024/[.Q$22]" office:value-type="float" office:value="5242880">
            <text:p>5242880</text:p>
          </table:table-cell>
          <table:table-cell table:formula="of:=[.$O28]*1024*1024*1024/[.R$22]" office:value-type="float" office:value="2621440">
            <text:p>2621440</text:p>
          </table:table-cell>
          <table:table-cell table:formula="of:=[.$O28]*1024*1024*1024/[.S$22]" office:value-type="float" office:value="1310720">
            <text:p>1310720</text:p>
          </table:table-cell>
          <table:table-cell table:formula="of:=[.$O28]*1024*1024*1024/[.T$22]" office:value-type="float" office:value="655360">
            <text:p>655360</text:p>
          </table:table-cell>
          <table:table-cell table:formula="of:=[.$O28]*1024*1024*1024/[.U$22]" office:value-type="float" office:value="327680">
            <text:p>327680</text:p>
          </table:table-cell>
          <table:table-cell table:formula="of:=[.$O28]*1024*1024*1024/[.V$22]" office:value-type="float" office:value="163840">
            <text:p>163840</text:p>
          </table:table-cell>
          <table:table-cell table:formula="of:=[.$O28]*1024*1024*1024/[.W$22]" office:value-type="float" office:value="81920">
            <text:p>81920</text:p>
          </table:table-cell>
          <table:table-cell table:formula="of:=[.$O28]*1024*1024*1024/[.X$22]" office:value-type="float" office:value="40960">
            <text:p>40960</text:p>
          </table:table-cell>
          <table:table-cell table:formula="of:=[.$O28]*1024*1024*1024/[.Y$22]" office:value-type="float" office:value="20480">
            <text:p>20480</text:p>
          </table:table-cell>
          <table:table-cell table:formula="of:=[.$O28]*1024*1024*1024/[.Z$22]" office:value-type="float" office:value="10240">
            <text:p>10240</text:p>
          </table:table-cell>
          <table:table-cell table:formula="of:=[.$O28]*1024*1024*1024/[.AA$22]" office:value-type="float" office:value="5120">
            <text:p>5120</text:p>
          </table:table-cell>
          <table:table-cell table:formula="of:=[.$O28]*1024*1024*1024/[.AB$22]" office:value-type="float" office:value="2560">
            <text:p>256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4" table:formula="of:=(4^[.$A29])*[.B$23]/1024/1024" office:value-type="float" office:value="16">
            <text:p>16,00</text:p>
          </table:table-cell>
          <table:table-cell/>
          <table:table-cell table:formula="of:=(4^[.$A29])*[.D$23]/1024/1024" office:value-type="float" office:value="64">
            <text:p>64,00</text:p>
          </table:table-cell>
          <table:table-cell table:formula="of:=(4^[.$A29])*[.E$23]/1024/1024" office:value-type="float" office:value="128">
            <text:p>128,00</text:p>
          </table:table-cell>
          <table:table-cell table:formula="of:=(4^[.$A29])*[.F$23]/1024/1024" office:value-type="float" office:value="256">
            <text:p>256,00</text:p>
          </table:table-cell>
          <table:table-cell table:formula="of:=(4^[.$A29])*[.G$23]/1024/1024" office:value-type="float" office:value="512">
            <text:p>512,00</text:p>
          </table:table-cell>
          <table:table-cell table:formula="of:=(4^[.$A29])*[.H$23]/1024/1024" office:value-type="float" office:value="1024">
            <text:p>1024,00</text:p>
          </table:table-cell>
          <table:table-cell table:formula="of:=(4^[.$A29])*[.I$23]/1024/1024" office:value-type="float" office:value="2048">
            <text:p>2048,00</text:p>
          </table:table-cell>
          <table:table-cell table:formula="of:=(4^[.$A29])*[.J$23]/1024/1024" office:value-type="float" office:value="4096">
            <text:p>4096,00</text:p>
          </table:table-cell>
          <table:table-cell table:formula="of:=(4^[.$A29])*[.K$23]/1024/1024" office:value-type="float" office:value="8192">
            <text:p>8192,00</text:p>
          </table:table-cell>
          <table:table-cell table:formula="of:=(4^[.$A29])*[.L$23]/1024/1024" office:value-type="float" office:value="16384">
            <text:p>16384,00</text:p>
          </table:table-cell>
          <table:table-cell table:style-name="ce14" table:formula="of:=(4^[.$A29])*[.M$23]/1024/1024" office:value-type="float" office:value="32768">
            <text:p>32768,00</text:p>
          </table:table-cell>
          <table:table-cell table:style-name="ce14" table:formula="of:=(4^[.$A29])*[.N$23]/1024/1024" office:value-type="float" office:value="65536">
            <text:p>65536,00</text:p>
          </table:table-cell>
          <table:table-cell office:value-type="float" office:value="80">
            <text:p>80</text:p>
          </table:table-cell>
          <table:table-cell table:formula="of:=[.$O29]*1024*1024*1024/[.P$22]" office:value-type="float" office:value="20971520">
            <text:p>20971520</text:p>
          </table:table-cell>
          <table:table-cell table:formula="of:=[.$O29]*1024*1024*1024/[.Q$22]" office:value-type="float" office:value="10485760">
            <text:p>10485760</text:p>
          </table:table-cell>
          <table:table-cell table:formula="of:=[.$O29]*1024*1024*1024/[.R$22]" office:value-type="float" office:value="5242880">
            <text:p>5242880</text:p>
          </table:table-cell>
          <table:table-cell table:formula="of:=[.$O29]*1024*1024*1024/[.S$22]" office:value-type="float" office:value="2621440">
            <text:p>2621440</text:p>
          </table:table-cell>
          <table:table-cell table:formula="of:=[.$O29]*1024*1024*1024/[.T$22]" office:value-type="float" office:value="1310720">
            <text:p>1310720</text:p>
          </table:table-cell>
          <table:table-cell table:formula="of:=[.$O29]*1024*1024*1024/[.U$22]" office:value-type="float" office:value="655360">
            <text:p>655360</text:p>
          </table:table-cell>
          <table:table-cell table:formula="of:=[.$O29]*1024*1024*1024/[.V$22]" office:value-type="float" office:value="327680">
            <text:p>327680</text:p>
          </table:table-cell>
          <table:table-cell table:formula="of:=[.$O29]*1024*1024*1024/[.W$22]" office:value-type="float" office:value="163840">
            <text:p>163840</text:p>
          </table:table-cell>
          <table:table-cell table:formula="of:=[.$O29]*1024*1024*1024/[.X$22]" office:value-type="float" office:value="81920">
            <text:p>81920</text:p>
          </table:table-cell>
          <table:table-cell table:formula="of:=[.$O29]*1024*1024*1024/[.Y$22]" office:value-type="float" office:value="40960">
            <text:p>40960</text:p>
          </table:table-cell>
          <table:table-cell table:formula="of:=[.$O29]*1024*1024*1024/[.Z$22]" office:value-type="float" office:value="20480">
            <text:p>20480</text:p>
          </table:table-cell>
          <table:table-cell table:formula="of:=[.$O29]*1024*1024*1024/[.AA$22]" office:value-type="float" office:value="10240">
            <text:p>10240</text:p>
          </table:table-cell>
          <table:table-cell table:formula="of:=[.$O29]*1024*1024*1024/[.AB$22]" office:value-type="float" office:value="5120">
            <text:p>512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4" table:formula="of:=(4^[.$A30])*[.B$23]/1024/1024" office:value-type="float" office:value="64">
            <text:p>64,00</text:p>
          </table:table-cell>
          <table:table-cell/>
          <table:table-cell table:formula="of:=(4^[.$A30])*[.D$23]/1024/1024" office:value-type="float" office:value="256">
            <text:p>256,00</text:p>
          </table:table-cell>
          <table:table-cell table:formula="of:=(4^[.$A30])*[.E$23]/1024/1024" office:value-type="float" office:value="512">
            <text:p>512,00</text:p>
          </table:table-cell>
          <table:table-cell table:formula="of:=(4^[.$A30])*[.F$23]/1024/1024" office:value-type="float" office:value="1024">
            <text:p>1024,00</text:p>
          </table:table-cell>
          <table:table-cell table:formula="of:=(4^[.$A30])*[.G$23]/1024/1024" office:value-type="float" office:value="2048">
            <text:p>2048,00</text:p>
          </table:table-cell>
          <table:table-cell table:formula="of:=(4^[.$A30])*[.H$23]/1024/1024" office:value-type="float" office:value="4096">
            <text:p>4096,00</text:p>
          </table:table-cell>
          <table:table-cell table:formula="of:=(4^[.$A30])*[.I$23]/1024/1024" office:value-type="float" office:value="8192">
            <text:p>8192,00</text:p>
          </table:table-cell>
          <table:table-cell table:formula="of:=(4^[.$A30])*[.J$23]/1024/1024" office:value-type="float" office:value="16384">
            <text:p>16384,00</text:p>
          </table:table-cell>
          <table:table-cell table:formula="of:=(4^[.$A30])*[.K$23]/1024/1024" office:value-type="float" office:value="32768">
            <text:p>32768,00</text:p>
          </table:table-cell>
          <table:table-cell table:formula="of:=(4^[.$A30])*[.L$23]/1024/1024" office:value-type="float" office:value="65536">
            <text:p>65536,00</text:p>
          </table:table-cell>
          <table:table-cell table:style-name="ce14" table:formula="of:=(4^[.$A30])*[.M$23]/1024/1024" office:value-type="float" office:value="131072">
            <text:p>131072,00</text:p>
          </table:table-cell>
          <table:table-cell table:style-name="ce14" table:formula="of:=(4^[.$A30])*[.N$23]/1024/1024" office:value-type="float" office:value="262144">
            <text:p>262144,00</text:p>
          </table:table-cell>
          <table:table-cell office:value-type="float" office:value="250">
            <text:p>250</text:p>
          </table:table-cell>
          <table:table-cell table:formula="of:=[.$O30]*1024*1024*1024/[.P$22]" office:value-type="float" office:value="65536000">
            <text:p>65536000</text:p>
          </table:table-cell>
          <table:table-cell table:formula="of:=[.$O30]*1024*1024*1024/[.Q$22]" office:value-type="float" office:value="32768000">
            <text:p>32768000</text:p>
          </table:table-cell>
          <table:table-cell table:formula="of:=[.$O30]*1024*1024*1024/[.R$22]" office:value-type="float" office:value="16384000">
            <text:p>16384000</text:p>
          </table:table-cell>
          <table:table-cell table:formula="of:=[.$O30]*1024*1024*1024/[.S$22]" office:value-type="float" office:value="8192000">
            <text:p>8192000</text:p>
          </table:table-cell>
          <table:table-cell table:formula="of:=[.$O30]*1024*1024*1024/[.T$22]" office:value-type="float" office:value="4096000">
            <text:p>4096000</text:p>
          </table:table-cell>
          <table:table-cell table:formula="of:=[.$O30]*1024*1024*1024/[.U$22]" office:value-type="float" office:value="2048000">
            <text:p>2048000</text:p>
          </table:table-cell>
          <table:table-cell table:formula="of:=[.$O30]*1024*1024*1024/[.V$22]" office:value-type="float" office:value="1024000">
            <text:p>1024000</text:p>
          </table:table-cell>
          <table:table-cell table:formula="of:=[.$O30]*1024*1024*1024/[.W$22]" office:value-type="float" office:value="512000">
            <text:p>512000</text:p>
          </table:table-cell>
          <table:table-cell table:formula="of:=[.$O30]*1024*1024*1024/[.X$22]" office:value-type="float" office:value="256000">
            <text:p>256000</text:p>
          </table:table-cell>
          <table:table-cell table:formula="of:=[.$O30]*1024*1024*1024/[.Y$22]" office:value-type="float" office:value="128000">
            <text:p>128000</text:p>
          </table:table-cell>
          <table:table-cell table:formula="of:=[.$O30]*1024*1024*1024/[.Z$22]" office:value-type="float" office:value="64000">
            <text:p>64000</text:p>
          </table:table-cell>
          <table:table-cell table:formula="of:=[.$O30]*1024*1024*1024/[.AA$22]" office:value-type="float" office:value="32000">
            <text:p>32000</text:p>
          </table:table-cell>
          <table:table-cell table:formula="of:=[.$O30]*1024*1024*1024/[.AB$22]" office:value-type="float" office:value="16000">
            <text:p>16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4" table:formula="of:=(4^[.$A31])*[.B$23]/1024/1024" office:value-type="float" office:value="256">
            <text:p>256,00</text:p>
          </table:table-cell>
          <table:table-cell/>
          <table:table-cell table:formula="of:=(4^[.$A31])*[.D$23]/1024/1024" office:value-type="float" office:value="1024">
            <text:p>1024,00</text:p>
          </table:table-cell>
          <table:table-cell table:formula="of:=(4^[.$A31])*[.E$23]/1024/1024" office:value-type="float" office:value="2048">
            <text:p>2048,00</text:p>
          </table:table-cell>
          <table:table-cell table:formula="of:=(4^[.$A31])*[.F$23]/1024/1024" office:value-type="float" office:value="4096">
            <text:p>4096,00</text:p>
          </table:table-cell>
          <table:table-cell table:formula="of:=(4^[.$A31])*[.G$23]/1024/1024" office:value-type="float" office:value="8192">
            <text:p>8192,00</text:p>
          </table:table-cell>
          <table:table-cell table:formula="of:=(4^[.$A31])*[.H$23]/1024/1024" office:value-type="float" office:value="16384">
            <text:p>16384,00</text:p>
          </table:table-cell>
          <table:table-cell table:formula="of:=(4^[.$A31])*[.I$23]/1024/1024" office:value-type="float" office:value="32768">
            <text:p>32768,00</text:p>
          </table:table-cell>
          <table:table-cell table:formula="of:=(4^[.$A31])*[.J$23]/1024/1024" office:value-type="float" office:value="65536">
            <text:p>65536,00</text:p>
          </table:table-cell>
          <table:table-cell table:formula="of:=(4^[.$A31])*[.K$23]/1024/1024" office:value-type="float" office:value="131072">
            <text:p>131072,00</text:p>
          </table:table-cell>
          <table:table-cell table:formula="of:=(4^[.$A31])*[.L$23]/1024/1024" office:value-type="float" office:value="262144">
            <text:p>262144,00</text:p>
          </table:table-cell>
          <table:table-cell table:style-name="ce14" table:formula="of:=(4^[.$A31])*[.M$23]/1024/1024" office:value-type="float" office:value="524288">
            <text:p>524288,00</text:p>
          </table:table-cell>
          <table:table-cell table:style-name="ce14" table:formula="of:=(4^[.$A31])*[.N$23]/1024/1024" office:value-type="float" office:value="1048576">
            <text:p>1048576,00</text:p>
          </table:table-cell>
          <table:table-cell office:value-type="float" office:value="500">
            <text:p>500</text:p>
          </table:table-cell>
          <table:table-cell table:formula="of:=[.$O31]*1024*1024*1024/[.P$22]" office:value-type="float" office:value="131072000">
            <text:p>131072000</text:p>
          </table:table-cell>
          <table:table-cell table:formula="of:=[.$O31]*1024*1024*1024/[.Q$22]" office:value-type="float" office:value="65536000">
            <text:p>65536000</text:p>
          </table:table-cell>
          <table:table-cell table:formula="of:=[.$O31]*1024*1024*1024/[.R$22]" office:value-type="float" office:value="32768000">
            <text:p>32768000</text:p>
          </table:table-cell>
          <table:table-cell table:formula="of:=[.$O31]*1024*1024*1024/[.S$22]" office:value-type="float" office:value="16384000">
            <text:p>16384000</text:p>
          </table:table-cell>
          <table:table-cell table:formula="of:=[.$O31]*1024*1024*1024/[.T$22]" office:value-type="float" office:value="8192000">
            <text:p>8192000</text:p>
          </table:table-cell>
          <table:table-cell table:formula="of:=[.$O31]*1024*1024*1024/[.U$22]" office:value-type="float" office:value="4096000">
            <text:p>4096000</text:p>
          </table:table-cell>
          <table:table-cell table:formula="of:=[.$O31]*1024*1024*1024/[.V$22]" office:value-type="float" office:value="2048000">
            <text:p>2048000</text:p>
          </table:table-cell>
          <table:table-cell table:formula="of:=[.$O31]*1024*1024*1024/[.W$22]" office:value-type="float" office:value="1024000">
            <text:p>1024000</text:p>
          </table:table-cell>
          <table:table-cell table:formula="of:=[.$O31]*1024*1024*1024/[.X$22]" office:value-type="float" office:value="512000">
            <text:p>512000</text:p>
          </table:table-cell>
          <table:table-cell table:formula="of:=[.$O31]*1024*1024*1024/[.Y$22]" office:value-type="float" office:value="256000">
            <text:p>256000</text:p>
          </table:table-cell>
          <table:table-cell table:formula="of:=[.$O31]*1024*1024*1024/[.Z$22]" office:value-type="float" office:value="128000">
            <text:p>128000</text:p>
          </table:table-cell>
          <table:table-cell table:formula="of:=[.$O31]*1024*1024*1024/[.AA$22]" office:value-type="float" office:value="64000">
            <text:p>64000</text:p>
          </table:table-cell>
          <table:table-cell table:formula="of:=[.$O31]*1024*1024*1024/[.AB$22]" office:value-type="float" office:value="32000">
            <text:p>32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4" table:formula="of:=(4^[.$A32])*[.B$23]/1024/1024" office:value-type="float" office:value="1024">
            <text:p>1024,00</text:p>
          </table:table-cell>
          <table:table-cell/>
          <table:table-cell table:formula="of:=(4^[.$A32])*[.D$23]/1024/1024" office:value-type="float" office:value="4096">
            <text:p>4096,00</text:p>
          </table:table-cell>
          <table:table-cell table:formula="of:=(4^[.$A32])*[.E$23]/1024/1024" office:value-type="float" office:value="8192">
            <text:p>8192,00</text:p>
          </table:table-cell>
          <table:table-cell table:formula="of:=(4^[.$A32])*[.F$23]/1024/1024" office:value-type="float" office:value="16384">
            <text:p>16384,00</text:p>
          </table:table-cell>
          <table:table-cell table:formula="of:=(4^[.$A32])*[.G$23]/1024/1024" office:value-type="float" office:value="32768">
            <text:p>32768,00</text:p>
          </table:table-cell>
          <table:table-cell table:formula="of:=(4^[.$A32])*[.H$23]/1024/1024" office:value-type="float" office:value="65536">
            <text:p>65536,00</text:p>
          </table:table-cell>
          <table:table-cell table:formula="of:=(4^[.$A32])*[.I$23]/1024/1024" office:value-type="float" office:value="131072">
            <text:p>131072,00</text:p>
          </table:table-cell>
          <table:table-cell table:formula="of:=(4^[.$A32])*[.J$23]/1024/1024" office:value-type="float" office:value="262144">
            <text:p>262144,00</text:p>
          </table:table-cell>
          <table:table-cell table:formula="of:=(4^[.$A32])*[.K$23]/1024/1024" office:value-type="float" office:value="524288">
            <text:p>524288,00</text:p>
          </table:table-cell>
          <table:table-cell table:formula="of:=(4^[.$A32])*[.L$23]/1024/1024" office:value-type="float" office:value="1048576">
            <text:p>1048576,00</text:p>
          </table:table-cell>
          <table:table-cell table:style-name="ce14" table:formula="of:=(4^[.$A32])*[.M$23]/1024/1024" office:value-type="float" office:value="2097152">
            <text:p>2097152,00</text:p>
          </table:table-cell>
          <table:table-cell table:style-name="ce14" table:formula="of:=(4^[.$A32])*[.N$23]/1024/1024" office:value-type="float" office:value="4194304">
            <text:p>4194304,00</text:p>
          </table:table-cell>
          <table:table-cell office:value-type="float" office:value="1000">
            <text:p>1000</text:p>
          </table:table-cell>
          <table:table-cell table:formula="of:=[.$O32]*1024*1024*1024/[.P$22]" office:value-type="float" office:value="262144000">
            <text:p>262144000</text:p>
          </table:table-cell>
          <table:table-cell table:formula="of:=[.$O32]*1024*1024*1024/[.Q$22]" office:value-type="float" office:value="131072000">
            <text:p>131072000</text:p>
          </table:table-cell>
          <table:table-cell table:formula="of:=[.$O32]*1024*1024*1024/[.R$22]" office:value-type="float" office:value="65536000">
            <text:p>65536000</text:p>
          </table:table-cell>
          <table:table-cell table:formula="of:=[.$O32]*1024*1024*1024/[.S$22]" office:value-type="float" office:value="32768000">
            <text:p>32768000</text:p>
          </table:table-cell>
          <table:table-cell table:formula="of:=[.$O32]*1024*1024*1024/[.T$22]" office:value-type="float" office:value="16384000">
            <text:p>16384000</text:p>
          </table:table-cell>
          <table:table-cell table:formula="of:=[.$O32]*1024*1024*1024/[.U$22]" office:value-type="float" office:value="8192000">
            <text:p>8192000</text:p>
          </table:table-cell>
          <table:table-cell table:formula="of:=[.$O32]*1024*1024*1024/[.V$22]" office:value-type="float" office:value="4096000">
            <text:p>4096000</text:p>
          </table:table-cell>
          <table:table-cell table:formula="of:=[.$O32]*1024*1024*1024/[.W$22]" office:value-type="float" office:value="2048000">
            <text:p>2048000</text:p>
          </table:table-cell>
          <table:table-cell table:formula="of:=[.$O32]*1024*1024*1024/[.X$22]" office:value-type="float" office:value="1024000">
            <text:p>1024000</text:p>
          </table:table-cell>
          <table:table-cell table:formula="of:=[.$O32]*1024*1024*1024/[.Y$22]" office:value-type="float" office:value="512000">
            <text:p>512000</text:p>
          </table:table-cell>
          <table:table-cell table:formula="of:=[.$O32]*1024*1024*1024/[.Z$22]" office:value-type="float" office:value="256000">
            <text:p>256000</text:p>
          </table:table-cell>
          <table:table-cell table:formula="of:=[.$O32]*1024*1024*1024/[.AA$22]" office:value-type="float" office:value="128000">
            <text:p>128000</text:p>
          </table:table-cell>
          <table:table-cell table:formula="of:=[.$O32]*1024*1024*1024/[.AB$22]" office:value-type="float" office:value="64000">
            <text:p>64000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2"/>
          <table:table-cell office:value-type="string">
            <text:p>SizeOfPageToStoreAllReferences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6"/>
        </table:table-row>
        <table:table-row table:style-name="ro1">
          <table:table-cell table:style-name="ce35" office:value-type="string" table:number-columns-spanned="4" table:number-rows-spanned="1">
            <text:p>KmerClassifierTotalSize (base-6)</text:p>
          </table:table-cell>
          <table:covered-table-cell/>
          <table:covered-table-cell table:number-columns-repeated="2" table:style-name="Default"/>
          <table:table-cell table:style-name="Default" table:number-columns-repeated="8"/>
          <table:table-cell table:number-columns-repeated="16"/>
        </table:table-row>
        <table:table-row table:style-name="ro1">
          <table:table-cell/>
          <table:table-cell table:style-name="ce39" office:value-type="string">
            <text:p>4KB</text:p>
          </table:table-cell>
          <table:table-cell table:style-name="ce36" office:value-type="string">
            <text:p>8KB</text:p>
          </table:table-cell>
          <table:table-cell table:style-name="ce36" office:value-type="string">
            <text:p>16KB</text:p>
          </table:table-cell>
          <table:table-cell table:style-name="ce36" office:value-type="string">
            <text:p>32KB</text:p>
          </table:table-cell>
          <table:table-cell table:style-name="ce36" office:value-type="string">
            <text:p>64KB</text:p>
          </table:table-cell>
          <table:table-cell table:style-name="ce36" office:value-type="string">
            <text:p>128KB</text:p>
          </table:table-cell>
          <table:table-cell table:style-name="ce36" office:value-type="string">
            <text:p>256KB</text:p>
          </table:table-cell>
          <table:table-cell table:style-name="ce36" office:value-type="string">
            <text:p>512KB</text:p>
          </table:table-cell>
          <table:table-cell table:style-name="ce36" office:value-type="string">
            <text:p>1MB</text:p>
          </table:table-cell>
          <table:table-cell table:style-name="ce36" office:value-type="string">
            <text:p>2MB</text:p>
          </table:table-cell>
          <table:table-cell table:style-name="ce36" office:value-type="string">
            <text:p>4MB</text:p>
          </table:table-cell>
          <table:table-cell table:style-name="ce36" office:value-type="string">
            <text:p>8MB</text:p>
          </table:table-cell>
          <table:table-cell table:style-name="ce36" office:value-type="string">
            <text:p>16MB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PageSize</text:p>
          </table:table-cell>
          <table:table-cell table:style-name="ce40" table:formula="of:=4*1024" office:value-type="float" office:value="4096">
            <text:p>4096</text:p>
          </table:table-cell>
          <table:table-cell table:style-name="Default" table:formula="of:=8*1024" office:value-type="float" office:value="8192">
            <text:p>8192</text:p>
          </table:table-cell>
          <table:table-cell table:style-name="Default" table:formula="of:=16*1024" office:value-type="float" office:value="16384">
            <text:p>16384</text:p>
          </table:table-cell>
          <table:table-cell table:style-name="Default" table:formula="of:=32*1024" office:value-type="float" office:value="32768">
            <text:p>32768</text:p>
          </table:table-cell>
          <table:table-cell table:style-name="Default" table:formula="of:=64*1024" office:value-type="float" office:value="65536">
            <text:p>65536</text:p>
          </table:table-cell>
          <table:table-cell table:style-name="Default" table:formula="of:=128*1024" office:value-type="float" office:value="131072">
            <text:p>131072</text:p>
          </table:table-cell>
          <table:table-cell table:style-name="Default" table:formula="of:=256*1024" office:value-type="float" office:value="262144">
            <text:p>262144</text:p>
          </table:table-cell>
          <table:table-cell table:style-name="Default" table:formula="of:=512*1024" office:value-type="float" office:value="524288">
            <text:p>524288</text:p>
          </table:table-cell>
          <table:table-cell table:style-name="Default" table:formula="of:=1*1024*1024" office:value-type="float" office:value="1048576">
            <text:p>1048576</text:p>
          </table:table-cell>
          <table:table-cell table:style-name="Default" table:formula="of:=2*1024*1024" office:value-type="float" office:value="2097152">
            <text:p>2097152</text:p>
          </table:table-cell>
          <table:table-cell table:style-name="Default" table:formula="of:=4*1024*1024" office:value-type="float" office:value="4194304">
            <text:p>4194304</text:p>
          </table:table-cell>
          <table:table-cell table:formula="of:=8*1024*1024" office:value-type="float" office:value="8388608">
            <text:p>8388608</text:p>
          </table:table-cell>
          <table:table-cell table:formula="of:=16*1024*1024" office:value-type="float" office:value="16777216">
            <text:p>16777216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K-mer Depth</text:p>
          </table:table-cell>
          <table:table-cell table:style-name="ce40"/>
          <table:table-cell table:style-name="Default" table:number-columns-repeated="10"/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table:style-name="ce38" table:formula="of:=(6^[.$A40])*[.B$38]/1024/1024" office:value-type="float" office:value="0.140625">
            <text:p>0,14</text:p>
          </table:table-cell>
          <table:table-cell table:formula="of:=(6^[.$A40])*[.C$38]/1024/1024" office:value-type="float" office:value="0.28125">
            <text:p>0,28</text:p>
          </table:table-cell>
          <table:table-cell table:formula="of:=(6^[.$A40])*[.D$38]/1024/1024" office:value-type="float" office:value="0.5625">
            <text:p>0,56</text:p>
          </table:table-cell>
          <table:table-cell table:formula="of:=(6^[.$A40])*[.E$38]/1024/1024" office:value-type="float" office:value="1.125">
            <text:p>1,13</text:p>
          </table:table-cell>
          <table:table-cell table:formula="of:=(6^[.$A40])*[.F$38]/1024/1024" office:value-type="float" office:value="2.25">
            <text:p>2,25</text:p>
          </table:table-cell>
          <table:table-cell table:formula="of:=(6^[.$A40])*[.G$38]/1024/1024" office:value-type="float" office:value="4.5">
            <text:p>4,50</text:p>
          </table:table-cell>
          <table:table-cell table:formula="of:=(6^[.$A40])*[.H$38]/1024/1024" office:value-type="float" office:value="9">
            <text:p>9,00</text:p>
          </table:table-cell>
          <table:table-cell table:formula="of:=(6^[.$A40])*[.I$38]/1024/1024" office:value-type="float" office:value="18">
            <text:p>18,00</text:p>
          </table:table-cell>
          <table:table-cell table:formula="of:=(6^[.$A40])*[.J$38]/1024/1024" office:value-type="float" office:value="36">
            <text:p>36,00</text:p>
          </table:table-cell>
          <table:table-cell table:formula="of:=(6^[.$A40])*[.K$38]/1024/1024" office:value-type="float" office:value="72">
            <text:p>72,00</text:p>
          </table:table-cell>
          <table:table-cell table:formula="of:=(6^[.$A40])*[.L$38]/1024/1024" office:value-type="float" office:value="144">
            <text:p>144,00</text:p>
          </table:table-cell>
          <table:table-cell table:style-name="ce14" table:formula="of:=(6^[.$A40])*[.M$38]/1024/1024" office:value-type="float" office:value="288">
            <text:p>288,00</text:p>
          </table:table-cell>
          <table:table-cell table:style-name="ce14" table:formula="of:=(6^[.$A40])*[.N$38]/1024/1024" office:value-type="float" office:value="576">
            <text:p>576,00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style-name="ce38" table:formula="of:=(6^[.$A41])*[.B$38]/1024/1024" office:value-type="float" office:value="0.84375">
            <text:p>0,84</text:p>
          </table:table-cell>
          <table:table-cell table:formula="of:=(6^[.$A41])*[.C$38]/1024/1024" office:value-type="float" office:value="1.6875">
            <text:p>1,69</text:p>
          </table:table-cell>
          <table:table-cell table:formula="of:=(6^[.$A41])*[.D$38]/1024/1024" office:value-type="float" office:value="3.375">
            <text:p>3,38</text:p>
          </table:table-cell>
          <table:table-cell table:formula="of:=(6^[.$A41])*[.E$38]/1024/1024" office:value-type="float" office:value="6.75">
            <text:p>6,75</text:p>
          </table:table-cell>
          <table:table-cell table:formula="of:=(6^[.$A41])*[.F$38]/1024/1024" office:value-type="float" office:value="13.5">
            <text:p>13,50</text:p>
          </table:table-cell>
          <table:table-cell table:formula="of:=(6^[.$A41])*[.G$38]/1024/1024" office:value-type="float" office:value="27">
            <text:p>27,00</text:p>
          </table:table-cell>
          <table:table-cell table:formula="of:=(6^[.$A41])*[.H$38]/1024/1024" office:value-type="float" office:value="54">
            <text:p>54,00</text:p>
          </table:table-cell>
          <table:table-cell table:formula="of:=(6^[.$A41])*[.I$38]/1024/1024" office:value-type="float" office:value="108">
            <text:p>108,00</text:p>
          </table:table-cell>
          <table:table-cell table:formula="of:=(6^[.$A41])*[.J$38]/1024/1024" office:value-type="float" office:value="216">
            <text:p>216,00</text:p>
          </table:table-cell>
          <table:table-cell table:formula="of:=(6^[.$A41])*[.K$38]/1024/1024" office:value-type="float" office:value="432">
            <text:p>432,00</text:p>
          </table:table-cell>
          <table:table-cell table:formula="of:=(6^[.$A41])*[.L$38]/1024/1024" office:value-type="float" office:value="864">
            <text:p>864,00</text:p>
          </table:table-cell>
          <table:table-cell table:style-name="ce14" table:formula="of:=(6^[.$A41])*[.M$38]/1024/1024" office:value-type="float" office:value="1728">
            <text:p>1728,00</text:p>
          </table:table-cell>
          <table:table-cell table:style-name="ce14" table:formula="of:=(6^[.$A41])*[.N$38]/1024/1024" office:value-type="float" office:value="3456">
            <text:p>3456,00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table:style-name="ce38" table:formula="of:=(6^[.$A42])*[.B$38]/1024/1024" office:value-type="float" office:value="5.0625">
            <text:p>5,06</text:p>
          </table:table-cell>
          <table:table-cell table:formula="of:=(6^[.$A42])*[.C$38]/1024/1024" office:value-type="float" office:value="10.125">
            <text:p>10,13</text:p>
          </table:table-cell>
          <table:table-cell table:formula="of:=(6^[.$A42])*[.D$38]/1024/1024" office:value-type="float" office:value="20.25">
            <text:p>20,25</text:p>
          </table:table-cell>
          <table:table-cell table:formula="of:=(6^[.$A42])*[.E$38]/1024/1024" office:value-type="float" office:value="40.5">
            <text:p>40,50</text:p>
          </table:table-cell>
          <table:table-cell table:formula="of:=(6^[.$A42])*[.F$38]/1024/1024" office:value-type="float" office:value="81">
            <text:p>81,00</text:p>
          </table:table-cell>
          <table:table-cell table:formula="of:=(6^[.$A42])*[.G$38]/1024/1024" office:value-type="float" office:value="162">
            <text:p>162,00</text:p>
          </table:table-cell>
          <table:table-cell table:formula="of:=(6^[.$A42])*[.H$38]/1024/1024" office:value-type="float" office:value="324">
            <text:p>324,00</text:p>
          </table:table-cell>
          <table:table-cell table:formula="of:=(6^[.$A42])*[.I$38]/1024/1024" office:value-type="float" office:value="648">
            <text:p>648,00</text:p>
          </table:table-cell>
          <table:table-cell table:formula="of:=(6^[.$A42])*[.J$38]/1024/1024" office:value-type="float" office:value="1296">
            <text:p>1296,00</text:p>
          </table:table-cell>
          <table:table-cell table:formula="of:=(6^[.$A42])*[.K$38]/1024/1024" office:value-type="float" office:value="2592">
            <text:p>2592,00</text:p>
          </table:table-cell>
          <table:table-cell table:formula="of:=(6^[.$A42])*[.L$38]/1024/1024" office:value-type="float" office:value="5184">
            <text:p>5184,00</text:p>
          </table:table-cell>
          <table:table-cell table:style-name="ce14" table:formula="of:=(6^[.$A42])*[.M$38]/1024/1024" office:value-type="float" office:value="10368">
            <text:p>10368,00</text:p>
          </table:table-cell>
          <table:table-cell table:style-name="ce14" table:formula="of:=(6^[.$A42])*[.N$38]/1024/1024" office:value-type="float" office:value="20736">
            <text:p>20736,00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style-name="ce38" table:formula="of:=(6^[.$A43])*[.B$38]/1024/1024" office:value-type="float" office:value="30.375">
            <text:p>30,38</text:p>
          </table:table-cell>
          <table:table-cell table:formula="of:=(6^[.$A43])*[.C$38]/1024/1024" office:value-type="float" office:value="60.75">
            <text:p>60,75</text:p>
          </table:table-cell>
          <table:table-cell table:formula="of:=(6^[.$A43])*[.D$38]/1024/1024" office:value-type="float" office:value="121.5">
            <text:p>121,50</text:p>
          </table:table-cell>
          <table:table-cell table:formula="of:=(6^[.$A43])*[.E$38]/1024/1024" office:value-type="float" office:value="243">
            <text:p>243,00</text:p>
          </table:table-cell>
          <table:table-cell table:formula="of:=(6^[.$A43])*[.F$38]/1024/1024" office:value-type="float" office:value="486">
            <text:p>486,00</text:p>
          </table:table-cell>
          <table:table-cell table:formula="of:=(6^[.$A43])*[.G$38]/1024/1024" office:value-type="float" office:value="972">
            <text:p>972,00</text:p>
          </table:table-cell>
          <table:table-cell table:formula="of:=(6^[.$A43])*[.H$38]/1024/1024" office:value-type="float" office:value="1944">
            <text:p>1944,00</text:p>
          </table:table-cell>
          <table:table-cell table:formula="of:=(6^[.$A43])*[.I$38]/1024/1024" office:value-type="float" office:value="3888">
            <text:p>3888,00</text:p>
          </table:table-cell>
          <table:table-cell table:formula="of:=(6^[.$A43])*[.J$38]/1024/1024" office:value-type="float" office:value="7776">
            <text:p>7776,00</text:p>
          </table:table-cell>
          <table:table-cell table:formula="of:=(6^[.$A43])*[.K$38]/1024/1024" office:value-type="float" office:value="15552">
            <text:p>15552,00</text:p>
          </table:table-cell>
          <table:table-cell table:formula="of:=(6^[.$A43])*[.L$38]/1024/1024" office:value-type="float" office:value="31104">
            <text:p>31104,00</text:p>
          </table:table-cell>
          <table:table-cell table:style-name="ce14" table:formula="of:=(6^[.$A43])*[.M$38]/1024/1024" office:value-type="float" office:value="62208">
            <text:p>62208,00</text:p>
          </table:table-cell>
          <table:table-cell table:style-name="ce14" table:formula="of:=(6^[.$A43])*[.N$38]/1024/1024" office:value-type="float" office:value="124416">
            <text:p>124416,00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table:style-name="ce38" table:formula="of:=(6^[.$A44])*[.B$38]/1024/1024" office:value-type="float" office:value="182.25">
            <text:p>182,25</text:p>
          </table:table-cell>
          <table:table-cell table:formula="of:=(6^[.$A44])*[.C$38]/1024/1024" office:value-type="float" office:value="364.5">
            <text:p>364,50</text:p>
          </table:table-cell>
          <table:table-cell table:formula="of:=(6^[.$A44])*[.D$38]/1024/1024" office:value-type="float" office:value="729">
            <text:p>729,00</text:p>
          </table:table-cell>
          <table:table-cell table:formula="of:=(6^[.$A44])*[.E$38]/1024/1024" office:value-type="float" office:value="1458">
            <text:p>1458,00</text:p>
          </table:table-cell>
          <table:table-cell table:formula="of:=(6^[.$A44])*[.F$38]/1024/1024" office:value-type="float" office:value="2916">
            <text:p>2916,00</text:p>
          </table:table-cell>
          <table:table-cell table:formula="of:=(6^[.$A44])*[.G$38]/1024/1024" office:value-type="float" office:value="5832">
            <text:p>5832,00</text:p>
          </table:table-cell>
          <table:table-cell table:formula="of:=(6^[.$A44])*[.H$38]/1024/1024" office:value-type="float" office:value="11664">
            <text:p>11664,00</text:p>
          </table:table-cell>
          <table:table-cell table:formula="of:=(6^[.$A44])*[.I$38]/1024/1024" office:value-type="float" office:value="23328">
            <text:p>23328,00</text:p>
          </table:table-cell>
          <table:table-cell table:formula="of:=(6^[.$A44])*[.J$38]/1024/1024" office:value-type="float" office:value="46656">
            <text:p>46656,00</text:p>
          </table:table-cell>
          <table:table-cell table:formula="of:=(6^[.$A44])*[.K$38]/1024/1024" office:value-type="float" office:value="93312">
            <text:p>93312,00</text:p>
          </table:table-cell>
          <table:table-cell table:formula="of:=(6^[.$A44])*[.L$38]/1024/1024" office:value-type="float" office:value="186624">
            <text:p>186624,00</text:p>
          </table:table-cell>
          <table:table-cell table:style-name="ce14" table:formula="of:=(6^[.$A44])*[.M$38]/1024/1024" office:value-type="float" office:value="373248">
            <text:p>373248,00</text:p>
          </table:table-cell>
          <table:table-cell table:style-name="ce14" table:formula="of:=(6^[.$A44])*[.N$38]/1024/1024" office:value-type="float" office:value="746496">
            <text:p>746496,00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table:style-name="ce38" table:formula="of:=(6^[.$A45])*[.B$38]/1024/1024" office:value-type="float" office:value="1093.5">
            <text:p>1093,50</text:p>
          </table:table-cell>
          <table:table-cell table:formula="of:=(6^[.$A45])*[.C$38]/1024/1024" office:value-type="float" office:value="2187">
            <text:p>2187,00</text:p>
          </table:table-cell>
          <table:table-cell table:formula="of:=(6^[.$A45])*[.D$38]/1024/1024" office:value-type="float" office:value="4374">
            <text:p>4374,00</text:p>
          </table:table-cell>
          <table:table-cell table:formula="of:=(6^[.$A45])*[.E$38]/1024/1024" office:value-type="float" office:value="8748">
            <text:p>8748,00</text:p>
          </table:table-cell>
          <table:table-cell table:formula="of:=(6^[.$A45])*[.F$38]/1024/1024" office:value-type="float" office:value="17496">
            <text:p>17496,00</text:p>
          </table:table-cell>
          <table:table-cell table:formula="of:=(6^[.$A45])*[.G$38]/1024/1024" office:value-type="float" office:value="34992">
            <text:p>34992,00</text:p>
          </table:table-cell>
          <table:table-cell table:formula="of:=(6^[.$A45])*[.H$38]/1024/1024" office:value-type="float" office:value="69984">
            <text:p>69984,00</text:p>
          </table:table-cell>
          <table:table-cell table:formula="of:=(6^[.$A45])*[.I$38]/1024/1024" office:value-type="float" office:value="139968">
            <text:p>139968,00</text:p>
          </table:table-cell>
          <table:table-cell table:formula="of:=(6^[.$A45])*[.J$38]/1024/1024" office:value-type="float" office:value="279936">
            <text:p>279936,00</text:p>
          </table:table-cell>
          <table:table-cell table:formula="of:=(6^[.$A45])*[.K$38]/1024/1024" office:value-type="float" office:value="559872">
            <text:p>559872,00</text:p>
          </table:table-cell>
          <table:table-cell table:formula="of:=(6^[.$A45])*[.L$38]/1024/1024" office:value-type="float" office:value="1119744">
            <text:p>1119744,00</text:p>
          </table:table-cell>
          <table:table-cell table:style-name="ce14" table:formula="of:=(6^[.$A45])*[.M$38]/1024/1024" office:value-type="float" office:value="2239488">
            <text:p>2239488,00</text:p>
          </table:table-cell>
          <table:table-cell table:style-name="ce14" table:formula="of:=(6^[.$A45])*[.N$38]/1024/1024" office:value-type="float" office:value="4478976">
            <text:p>4478976,00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style-name="ce38" table:formula="of:=(6^[.$A46])*[.B$38]/1024/1024" office:value-type="float" office:value="6561">
            <text:p>6561,00</text:p>
          </table:table-cell>
          <table:table-cell table:formula="of:=(6^[.$A46])*[.C$38]/1024/1024" office:value-type="float" office:value="13122">
            <text:p>13122,00</text:p>
          </table:table-cell>
          <table:table-cell table:formula="of:=(6^[.$A46])*[.D$38]/1024/1024" office:value-type="float" office:value="26244">
            <text:p>26244,00</text:p>
          </table:table-cell>
          <table:table-cell table:formula="of:=(6^[.$A46])*[.E$38]/1024/1024" office:value-type="float" office:value="52488">
            <text:p>52488,00</text:p>
          </table:table-cell>
          <table:table-cell table:formula="of:=(6^[.$A46])*[.F$38]/1024/1024" office:value-type="float" office:value="104976">
            <text:p>104976,00</text:p>
          </table:table-cell>
          <table:table-cell table:formula="of:=(6^[.$A46])*[.G$38]/1024/1024" office:value-type="float" office:value="209952">
            <text:p>209952,00</text:p>
          </table:table-cell>
          <table:table-cell table:formula="of:=(6^[.$A46])*[.H$38]/1024/1024" office:value-type="float" office:value="419904">
            <text:p>419904,00</text:p>
          </table:table-cell>
          <table:table-cell table:formula="of:=(6^[.$A46])*[.I$38]/1024/1024" office:value-type="float" office:value="839808">
            <text:p>839808,00</text:p>
          </table:table-cell>
          <table:table-cell table:formula="of:=(6^[.$A46])*[.J$38]/1024/1024" office:value-type="float" office:value="1679616">
            <text:p>1679616,00</text:p>
          </table:table-cell>
          <table:table-cell table:formula="of:=(6^[.$A46])*[.K$38]/1024/1024" office:value-type="float" office:value="3359232">
            <text:p>3359232,00</text:p>
          </table:table-cell>
          <table:table-cell table:formula="of:=(6^[.$A46])*[.L$38]/1024/1024" office:value-type="float" office:value="6718464">
            <text:p>6718464,00</text:p>
          </table:table-cell>
          <table:table-cell table:style-name="ce14" table:formula="of:=(6^[.$A46])*[.M$38]/1024/1024" office:value-type="float" office:value="13436928">
            <text:p>13436928,00</text:p>
          </table:table-cell>
          <table:table-cell table:style-name="ce14" table:formula="of:=(6^[.$A46])*[.N$38]/1024/1024" office:value-type="float" office:value="26873856">
            <text:p>26873856,00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table:style-name="ce38" table:formula="of:=(6^[.$A47])*[.B$38]/1024/1024" office:value-type="float" office:value="39366">
            <text:p>39366,00</text:p>
          </table:table-cell>
          <table:table-cell table:formula="of:=(6^[.$A47])*[.C$38]/1024/1024" office:value-type="float" office:value="78732">
            <text:p>78732,00</text:p>
          </table:table-cell>
          <table:table-cell table:formula="of:=(6^[.$A47])*[.D$38]/1024/1024" office:value-type="float" office:value="157464">
            <text:p>157464,00</text:p>
          </table:table-cell>
          <table:table-cell table:formula="of:=(6^[.$A47])*[.E$38]/1024/1024" office:value-type="float" office:value="314928">
            <text:p>314928,00</text:p>
          </table:table-cell>
          <table:table-cell table:formula="of:=(6^[.$A47])*[.F$38]/1024/1024" office:value-type="float" office:value="629856">
            <text:p>629856,00</text:p>
          </table:table-cell>
          <table:table-cell table:formula="of:=(6^[.$A47])*[.G$38]/1024/1024" office:value-type="float" office:value="1259712">
            <text:p>1259712,00</text:p>
          </table:table-cell>
          <table:table-cell table:formula="of:=(6^[.$A47])*[.H$38]/1024/1024" office:value-type="float" office:value="2519424">
            <text:p>2519424,00</text:p>
          </table:table-cell>
          <table:table-cell table:formula="of:=(6^[.$A47])*[.I$38]/1024/1024" office:value-type="float" office:value="5038848">
            <text:p>5038848,00</text:p>
          </table:table-cell>
          <table:table-cell table:formula="of:=(6^[.$A47])*[.J$38]/1024/1024" office:value-type="float" office:value="10077696">
            <text:p>10077696,00</text:p>
          </table:table-cell>
          <table:table-cell table:formula="of:=(6^[.$A47])*[.K$38]/1024/1024" office:value-type="float" office:value="20155392">
            <text:p>20155392,00</text:p>
          </table:table-cell>
          <table:table-cell table:formula="of:=(6^[.$A47])*[.L$38]/1024/1024" office:value-type="float" office:value="40310784">
            <text:p>40310784,00</text:p>
          </table:table-cell>
          <table:table-cell table:style-name="ce14" table:formula="of:=(6^[.$A47])*[.M$38]/1024/1024" office:value-type="float" office:value="80621568">
            <text:p>80621568,00</text:p>
          </table:table-cell>
          <table:table-cell table:style-name="ce14" table:formula="of:=(6^[.$A47])*[.N$38]/1024/1024" office:value-type="float" office:value="161243136">
            <text:p>161243136,00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style-name="ce38" table:formula="of:=(6^[.$A48])*[.B$38]/1024/1024" office:value-type="float" office:value="236196">
            <text:p>236196,00</text:p>
          </table:table-cell>
          <table:table-cell table:style-name="Default" table:number-columns-repeated="10"/>
          <table:table-cell table:number-columns-repeated="16"/>
        </table:table-row>
      </table:table>
      <table:table table:name="RL-Index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>
            <text:p>SamplingRate</text:p>
          </table:table-cell>
          <table:table-cell table:number-columns-repeated="6"/>
          <table:table-cell office:value-type="string">
            <text:p>IndexSize</text:p>
          </table:table-cell>
          <table:table-cell table:style-name="ce41" office:value-type="float" office:value="3.6">
            <text:p>3,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2^[.A2]" office:value-type="float" office:value="1">
            <text:p>1</text:p>
          </table:table-cell>
          <table:table-cell table:formula="of:=[.$J$2]/[.B2]/1024/1024*8" office:value-type="float" office:value="29491.2">
            <text:p>29491,2</text:p>
          </table:table-cell>
          <table:table-cell table:number-columns-repeated="6"/>
          <table:table-cell table:formula="of:=[.J1]*1024*1024*1024" office:value-type="float" office:value="3865470566.4">
            <text:p>3865470566,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2^[.A3]" office:value-type="float" office:value="2">
            <text:p>2</text:p>
          </table:table-cell>
          <table:table-cell table:formula="of:=[.$J$2]/[.B3]/1024/1024*8" office:value-type="float" office:value="14745.6">
            <text:p>14745,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2^[.A4]" office:value-type="float" office:value="4">
            <text:p>4</text:p>
          </table:table-cell>
          <table:table-cell table:formula="of:=[.$J$2]/[.B4]/1024/1024*8" office:value-type="float" office:value="7372.8">
            <text:p>7372,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2^[.A5]" office:value-type="float" office:value="8">
            <text:p>8</text:p>
          </table:table-cell>
          <table:table-cell table:formula="of:=[.$J$2]/[.B5]/1024/1024*8" office:value-type="float" office:value="3686.4">
            <text:p>3686,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2^[.A6]" office:value-type="float" office:value="16">
            <text:p>16</text:p>
          </table:table-cell>
          <table:table-cell table:formula="of:=[.$J$2]/[.B6]/1024/1024*8" office:value-type="float" office:value="1843.2">
            <text:p>1843,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2^[.A7]" office:value-type="float" office:value="32">
            <text:p>32</text:p>
          </table:table-cell>
          <table:table-cell table:formula="of:=[.$J$2]/[.B7]/1024/1024*8" office:value-type="float" office:value="921.6">
            <text:p>921,6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2^[.A8]" office:value-type="float" office:value="64">
            <text:p>64</text:p>
          </table:table-cell>
          <table:table-cell table:formula="of:=[.$J$2]/[.B8]/1024/1024*8" office:value-type="float" office:value="460.8">
            <text:p>460,8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2^[.A9]" office:value-type="float" office:value="128">
            <text:p>128</text:p>
          </table:table-cell>
          <table:table-cell table:formula="of:=[.$J$2]/[.B9]/1024/1024*8" office:value-type="float" office:value="230.4">
            <text:p>230,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2^[.A10]" office:value-type="float" office:value="256">
            <text:p>256</text:p>
          </table:table-cell>
          <table:table-cell table:formula="of:=[.$J$2]/[.B10]/1024/1024*8" office:value-type="float" office:value="115.2">
            <text:p>115,2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2^[.A11]" office:value-type="float" office:value="512">
            <text:p>512</text:p>
          </table:table-cell>
          <table:table-cell table:formula="of:=[.$J$2]/[.B11]/1024/1024*8" office:value-type="float" office:value="57.6">
            <text:p>57,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2^[.A12]" office:value-type="float" office:value="1024">
            <text:p>1024</text:p>
          </table:table-cell>
          <table:table-cell table:formula="of:=[.$J$2]/[.B12]/1024/1024*8" office:value-type="float" office:value="28.8">
            <text:p>28,8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2^[.A13]" office:value-type="float" office:value="2048">
            <text:p>2048</text:p>
          </table:table-cell>
          <table:table-cell table:formula="of:=[.$J$2]/[.B13]/1024/1024*8" office:value-type="float" office:value="14.4">
            <text:p>14,4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2^[.A14]" office:value-type="float" office:value="4096">
            <text:p>4096</text:p>
          </table:table-cell>
          <table:table-cell table:formula="of:=[.$J$2]/[.B14]/1024/1024*8" office:value-type="float" office:value="7.2">
            <text:p>7,2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2^[.A15]" office:value-type="float" office:value="8192">
            <text:p>8192</text:p>
          </table:table-cell>
          <table:table-cell table:formula="of:=[.$J$2]/[.B15]/1024/1024*8" office:value-type="float" office:value="3.6">
            <text:p>3,6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2^[.A16]" office:value-type="float" office:value="16384">
            <text:p>16384</text:p>
          </table:table-cell>
          <table:table-cell table:formula="of:=[.$J$2]/[.B16]/1024/1024*8" office:value-type="float" office:value="1.8">
            <text:p>1,8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/10/2014</text:date>, <text:time>16:4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rco </meta:initial-creator>
    <meta:creation-date>2012-07-05T14:57:38</meta:creation-date>
    <dc:date>2014-10-01T16:43:10</dc:date>
    <dc:creator>Santiago Marco-Sola</dc:creator>
    <meta:editing-duration>P1DT16H50M59S</meta:editing-duration>
    <meta:editing-cycles>162</meta:editing-cycles>
    <meta:generator>OpenOffice/4.0.1$Unix OpenOffice.org_project/401m5$Build-9714</meta:generator>
    <meta:document-statistic meta:table-count="5" meta:cell-count="1373" meta:object-count="0"/>
  </office:meta>
</office:document-meta>
</file>